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52.78pt" svg:height="254.92pt" svg:x="258.07pt" svg:y="17.06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48.64pt" svg:height="254.92pt" svg:x="262.2pt" svg:y="262.4pt">
            <loext:p draw:notify-on-update-of-ranges="Sheet1.D1:Sheet1.D57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2337793" calcext:value-type="float">
            <text:p>2337793</text:p>
          </table:table-cell>
          <table:table-cell/>
          <table:table-cell office:value-type="float" office:value="1310707" calcext:value-type="float">
            <text:p>1310707</text:p>
          </table:table-cell>
        </table:table-row>
        <table:table-row table:style-name="ro1">
          <table:table-cell/>
          <table:table-cell office:value-type="float" office:value="2901220" calcext:value-type="float">
            <text:p>2901220</text:p>
          </table:table-cell>
          <table:table-cell/>
          <table:table-cell office:value-type="float" office:value="1333645" calcext:value-type="float">
            <text:p>1333645</text:p>
          </table:table-cell>
        </table:table-row>
        <table:table-row table:style-name="ro1">
          <table:table-cell/>
          <table:table-cell office:value-type="float" office:value="3038321" calcext:value-type="float">
            <text:p>3038321</text:p>
          </table:table-cell>
          <table:table-cell/>
          <table:table-cell office:value-type="float" office:value="1913088" calcext:value-type="float">
            <text:p>1913088</text:p>
          </table:table-cell>
        </table:table-row>
        <table:table-row table:style-name="ro1">
          <table:table-cell/>
          <table:table-cell office:value-type="float" office:value="2856251" calcext:value-type="float">
            <text:p>2856251</text:p>
          </table:table-cell>
          <table:table-cell/>
          <table:table-cell office:value-type="float" office:value="2600151" calcext:value-type="float">
            <text:p>2600151</text:p>
          </table:table-cell>
        </table:table-row>
        <table:table-row table:style-name="ro1">
          <table:table-cell/>
          <table:table-cell office:value-type="float" office:value="2752085" calcext:value-type="float">
            <text:p>2752085</text:p>
          </table:table-cell>
          <table:table-cell/>
          <table:table-cell office:value-type="float" office:value="2822910" calcext:value-type="float">
            <text:p>2822910</text:p>
          </table:table-cell>
        </table:table-row>
        <table:table-row table:style-name="ro1">
          <table:table-cell/>
          <table:table-cell office:value-type="float" office:value="2781551" calcext:value-type="float">
            <text:p>2781551</text:p>
          </table:table-cell>
          <table:table-cell/>
          <table:table-cell office:value-type="float" office:value="2578310" calcext:value-type="float">
            <text:p>2578310</text:p>
          </table:table-cell>
        </table:table-row>
        <table:table-row table:style-name="ro1">
          <table:table-cell/>
          <table:table-cell office:value-type="float" office:value="2721799" calcext:value-type="float">
            <text:p>2721799</text:p>
          </table:table-cell>
          <table:table-cell/>
          <table:table-cell office:value-type="float" office:value="2644259" calcext:value-type="float">
            <text:p>2644259</text:p>
          </table:table-cell>
        </table:table-row>
        <table:table-row table:style-name="ro1">
          <table:table-cell/>
          <table:table-cell office:value-type="float" office:value="2808824" calcext:value-type="float">
            <text:p>2808824</text:p>
          </table:table-cell>
          <table:table-cell/>
          <table:table-cell office:value-type="float" office:value="2562536" calcext:value-type="float">
            <text:p>2562536</text:p>
          </table:table-cell>
        </table:table-row>
        <table:table-row table:style-name="ro1">
          <table:table-cell/>
          <table:table-cell office:value-type="float" office:value="2734682" calcext:value-type="float">
            <text:p>2734682</text:p>
          </table:table-cell>
          <table:table-cell/>
          <table:table-cell office:value-type="float" office:value="2572938" calcext:value-type="float">
            <text:p>2572938</text:p>
          </table:table-cell>
        </table:table-row>
        <table:table-row table:style-name="ro1">
          <table:table-cell/>
          <table:table-cell office:value-type="float" office:value="3014775" calcext:value-type="float">
            <text:p>3014775</text:p>
          </table:table-cell>
          <table:table-cell/>
          <table:table-cell office:value-type="float" office:value="2568464" calcext:value-type="float">
            <text:p>2568464</text:p>
          </table:table-cell>
        </table:table-row>
        <table:table-row table:style-name="ro1">
          <table:table-cell/>
          <table:table-cell office:value-type="float" office:value="2703987" calcext:value-type="float">
            <text:p>2703987</text:p>
          </table:table-cell>
          <table:table-cell/>
          <table:table-cell office:value-type="float" office:value="2751253" calcext:value-type="float">
            <text:p>2751253</text:p>
          </table:table-cell>
        </table:table-row>
        <table:table-row table:style-name="ro1">
          <table:table-cell/>
          <table:table-cell office:value-type="float" office:value="2710227" calcext:value-type="float">
            <text:p>2710227</text:p>
          </table:table-cell>
          <table:table-cell/>
          <table:table-cell office:value-type="float" office:value="2582640" calcext:value-type="float">
            <text:p>2582640</text:p>
          </table:table-cell>
        </table:table-row>
        <table:table-row table:style-name="ro1">
          <table:table-cell/>
          <table:table-cell office:value-type="float" office:value="2763636" calcext:value-type="float">
            <text:p>2763636</text:p>
          </table:table-cell>
          <table:table-cell/>
          <table:table-cell office:value-type="float" office:value="1308589" calcext:value-type="float">
            <text:p>1308589</text:p>
          </table:table-cell>
        </table:table-row>
        <table:table-row table:style-name="ro1">
          <table:table-cell/>
          <table:table-cell office:value-type="float" office:value="2733808" calcext:value-type="float">
            <text:p>2733808</text:p>
          </table:table-cell>
          <table:table-cell/>
          <table:table-cell office:value-type="float" office:value="1205156" calcext:value-type="float">
            <text:p>1205156</text:p>
          </table:table-cell>
        </table:table-row>
        <table:table-row table:style-name="ro1">
          <table:table-cell/>
          <table:table-cell office:value-type="float" office:value="2724133" calcext:value-type="float">
            <text:p>2724133</text:p>
          </table:table-cell>
          <table:table-cell/>
          <table:table-cell office:value-type="float" office:value="1349740" calcext:value-type="float">
            <text:p>1349740</text:p>
          </table:table-cell>
        </table:table-row>
        <table:table-row table:style-name="ro1">
          <table:table-cell/>
          <table:table-cell office:value-type="float" office:value="2742298" calcext:value-type="float">
            <text:p>2742298</text:p>
          </table:table-cell>
          <table:table-cell/>
          <table:table-cell office:value-type="float" office:value="1383354" calcext:value-type="float">
            <text:p>1383354</text:p>
          </table:table-cell>
        </table:table-row>
        <table:table-row table:style-name="ro1">
          <table:table-cell/>
          <table:table-cell office:value-type="float" office:value="2822440" calcext:value-type="float">
            <text:p>2822440</text:p>
          </table:table-cell>
          <table:table-cell/>
          <table:table-cell office:value-type="float" office:value="1242115" calcext:value-type="float">
            <text:p>1242115</text:p>
          </table:table-cell>
        </table:table-row>
        <table:table-row table:style-name="ro1">
          <table:table-cell/>
          <table:table-cell office:value-type="float" office:value="2876816" calcext:value-type="float">
            <text:p>2876816</text:p>
          </table:table-cell>
          <table:table-cell/>
          <table:table-cell office:value-type="float" office:value="1213000" calcext:value-type="float">
            <text:p>1213000</text:p>
          </table:table-cell>
        </table:table-row>
        <table:table-row table:style-name="ro1">
          <table:table-cell/>
          <table:table-cell office:value-type="float" office:value="2711761" calcext:value-type="float">
            <text:p>2711761</text:p>
          </table:table-cell>
          <table:table-cell/>
          <table:table-cell office:value-type="float" office:value="1289221" calcext:value-type="float">
            <text:p>1289221</text:p>
          </table:table-cell>
        </table:table-row>
        <table:table-row table:style-name="ro1">
          <table:table-cell/>
          <table:table-cell office:value-type="float" office:value="2923276" calcext:value-type="float">
            <text:p>2923276</text:p>
          </table:table-cell>
          <table:table-cell/>
          <table:table-cell office:value-type="float" office:value="1233154" calcext:value-type="float">
            <text:p>1233154</text:p>
          </table:table-cell>
        </table:table-row>
        <table:table-row table:style-name="ro1">
          <table:table-cell/>
          <table:table-cell office:value-type="float" office:value="3830533" calcext:value-type="float">
            <text:p>3830533</text:p>
          </table:table-cell>
          <table:table-cell/>
          <table:table-cell office:value-type="float" office:value="1193894" calcext:value-type="float">
            <text:p>1193894</text:p>
          </table:table-cell>
        </table:table-row>
        <table:table-row table:style-name="ro1">
          <table:table-cell/>
          <table:table-cell office:value-type="float" office:value="3666199" calcext:value-type="float">
            <text:p>3666199</text:p>
          </table:table-cell>
          <table:table-cell/>
          <table:table-cell office:value-type="float" office:value="1210327" calcext:value-type="float">
            <text:p>1210327</text:p>
          </table:table-cell>
        </table:table-row>
        <table:table-row table:style-name="ro1">
          <table:table-cell/>
          <table:table-cell office:value-type="float" office:value="3060972" calcext:value-type="float">
            <text:p>3060972</text:p>
          </table:table-cell>
          <table:table-cell/>
          <table:table-cell office:value-type="float" office:value="1233778" calcext:value-type="float">
            <text:p>1233778</text:p>
          </table:table-cell>
        </table:table-row>
        <table:table-row table:style-name="ro1">
          <table:table-cell/>
          <table:table-cell office:value-type="float" office:value="2977493" calcext:value-type="float">
            <text:p>2977493</text:p>
          </table:table-cell>
          <table:table-cell/>
          <table:table-cell office:value-type="float" office:value="1231169" calcext:value-type="float">
            <text:p>1231169</text:p>
          </table:table-cell>
        </table:table-row>
        <table:table-row table:style-name="ro1">
          <table:table-cell/>
          <table:table-cell office:value-type="float" office:value="3498810" calcext:value-type="float">
            <text:p>3498810</text:p>
          </table:table-cell>
          <table:table-cell/>
          <table:table-cell office:value-type="float" office:value="1183533" calcext:value-type="float">
            <text:p>1183533</text:p>
          </table:table-cell>
        </table:table-row>
        <table:table-row table:style-name="ro1">
          <table:table-cell/>
          <table:table-cell office:value-type="float" office:value="2953061" calcext:value-type="float">
            <text:p>2953061</text:p>
          </table:table-cell>
          <table:table-cell/>
          <table:table-cell office:value-type="float" office:value="1166383" calcext:value-type="float">
            <text:p>1166383</text:p>
          </table:table-cell>
        </table:table-row>
        <table:table-row table:style-name="ro1">
          <table:table-cell/>
          <table:table-cell office:value-type="float" office:value="3542028" calcext:value-type="float">
            <text:p>3542028</text:p>
          </table:table-cell>
          <table:table-cell/>
          <table:table-cell office:value-type="float" office:value="1200977" calcext:value-type="float">
            <text:p>1200977</text:p>
          </table:table-cell>
        </table:table-row>
        <table:table-row table:style-name="ro1">
          <table:table-cell/>
          <table:table-cell office:value-type="float" office:value="3100173" calcext:value-type="float">
            <text:p>3100173</text:p>
          </table:table-cell>
          <table:table-cell/>
          <table:table-cell office:value-type="float" office:value="1352960" calcext:value-type="float">
            <text:p>1352960</text:p>
          </table:table-cell>
        </table:table-row>
        <table:table-row table:style-name="ro1">
          <table:table-cell/>
          <table:table-cell office:value-type="float" office:value="2882769" calcext:value-type="float">
            <text:p>2882769</text:p>
          </table:table-cell>
          <table:table-cell/>
          <table:table-cell office:value-type="float" office:value="1227629" calcext:value-type="float">
            <text:p>1227629</text:p>
          </table:table-cell>
        </table:table-row>
        <table:table-row table:style-name="ro1">
          <table:table-cell/>
          <table:table-cell office:value-type="float" office:value="2710085" calcext:value-type="float">
            <text:p>2710085</text:p>
          </table:table-cell>
          <table:table-cell/>
          <table:table-cell office:value-type="float" office:value="1307740" calcext:value-type="float">
            <text:p>1307740</text:p>
          </table:table-cell>
        </table:table-row>
        <table:table-row table:style-name="ro1">
          <table:table-cell/>
          <table:table-cell office:value-type="float" office:value="2814960" calcext:value-type="float">
            <text:p>2814960</text:p>
          </table:table-cell>
          <table:table-cell/>
          <table:table-cell office:value-type="float" office:value="1384758" calcext:value-type="float">
            <text:p>1384758</text:p>
          </table:table-cell>
        </table:table-row>
        <table:table-row table:style-name="ro1">
          <table:table-cell/>
          <table:table-cell office:value-type="float" office:value="3750841" calcext:value-type="float">
            <text:p>3750841</text:p>
          </table:table-cell>
          <table:table-cell/>
          <table:table-cell office:value-type="float" office:value="1227687" calcext:value-type="float">
            <text:p>1227687</text:p>
          </table:table-cell>
        </table:table-row>
        <table:table-row table:style-name="ro1">
          <table:table-cell/>
          <table:table-cell office:value-type="float" office:value="3878536" calcext:value-type="float">
            <text:p>3878536</text:p>
          </table:table-cell>
          <table:table-cell/>
          <table:table-cell office:value-type="float" office:value="1267636" calcext:value-type="float">
            <text:p>1267636</text:p>
          </table:table-cell>
        </table:table-row>
        <table:table-row table:style-name="ro1">
          <table:table-cell/>
          <table:table-cell office:value-type="float" office:value="3187793" calcext:value-type="float">
            <text:p>3187793</text:p>
          </table:table-cell>
          <table:table-cell/>
          <table:table-cell office:value-type="float" office:value="1191620" calcext:value-type="float">
            <text:p>1191620</text:p>
          </table:table-cell>
        </table:table-row>
        <table:table-row table:style-name="ro1">
          <table:table-cell/>
          <table:table-cell office:value-type="float" office:value="2962568" calcext:value-type="float">
            <text:p>2962568</text:p>
          </table:table-cell>
          <table:table-cell/>
          <table:table-cell office:value-type="float" office:value="1292382" calcext:value-type="float">
            <text:p>1292382</text:p>
          </table:table-cell>
        </table:table-row>
        <table:table-row table:style-name="ro1">
          <table:table-cell/>
          <table:table-cell office:value-type="float" office:value="3245361" calcext:value-type="float">
            <text:p>3245361</text:p>
          </table:table-cell>
          <table:table-cell/>
          <table:table-cell office:value-type="float" office:value="1187007" calcext:value-type="float">
            <text:p>1187007</text:p>
          </table:table-cell>
        </table:table-row>
        <table:table-row table:style-name="ro1">
          <table:table-cell/>
          <table:table-cell office:value-type="float" office:value="2919926" calcext:value-type="float">
            <text:p>2919926</text:p>
          </table:table-cell>
          <table:table-cell/>
          <table:table-cell office:value-type="float" office:value="1176672" calcext:value-type="float">
            <text:p>1176672</text:p>
          </table:table-cell>
        </table:table-row>
        <table:table-row table:style-name="ro1">
          <table:table-cell/>
          <table:table-cell office:value-type="float" office:value="3107971" calcext:value-type="float">
            <text:p>3107971</text:p>
          </table:table-cell>
          <table:table-cell/>
          <table:table-cell office:value-type="float" office:value="1223573" calcext:value-type="float">
            <text:p>1223573</text:p>
          </table:table-cell>
        </table:table-row>
        <table:table-row table:style-name="ro1">
          <table:table-cell/>
          <table:table-cell office:value-type="float" office:value="3101686" calcext:value-type="float">
            <text:p>3101686</text:p>
          </table:table-cell>
          <table:table-cell/>
          <table:table-cell office:value-type="float" office:value="1279839" calcext:value-type="float">
            <text:p>1279839</text:p>
          </table:table-cell>
        </table:table-row>
        <table:table-row table:style-name="ro1">
          <table:table-cell/>
          <table:table-cell office:value-type="float" office:value="2900375" calcext:value-type="float">
            <text:p>2900375</text:p>
          </table:table-cell>
          <table:table-cell/>
          <table:table-cell office:value-type="float" office:value="1378835" calcext:value-type="float">
            <text:p>1378835</text:p>
          </table:table-cell>
        </table:table-row>
        <table:table-row table:style-name="ro1">
          <table:table-cell/>
          <table:table-cell office:value-type="float" office:value="3199972" calcext:value-type="float">
            <text:p>3199972</text:p>
          </table:table-cell>
          <table:table-cell/>
          <table:table-cell office:value-type="float" office:value="1392092" calcext:value-type="float">
            <text:p>1392092</text:p>
          </table:table-cell>
        </table:table-row>
        <table:table-row table:style-name="ro1">
          <table:table-cell/>
          <table:table-cell office:value-type="float" office:value="5146487" calcext:value-type="float">
            <text:p>5146487</text:p>
          </table:table-cell>
          <table:table-cell/>
          <table:table-cell office:value-type="float" office:value="1233740" calcext:value-type="float">
            <text:p>1233740</text:p>
          </table:table-cell>
        </table:table-row>
        <table:table-row table:style-name="ro1">
          <table:table-cell/>
          <table:table-cell office:value-type="float" office:value="4114699" calcext:value-type="float">
            <text:p>4114699</text:p>
          </table:table-cell>
          <table:table-cell/>
          <table:table-cell office:value-type="float" office:value="1327505" calcext:value-type="float">
            <text:p>1327505</text:p>
          </table:table-cell>
        </table:table-row>
        <table:table-row table:style-name="ro1">
          <table:table-cell/>
          <table:table-cell office:value-type="float" office:value="3123423" calcext:value-type="float">
            <text:p>3123423</text:p>
          </table:table-cell>
          <table:table-cell/>
          <table:table-cell office:value-type="float" office:value="1320186" calcext:value-type="float">
            <text:p>1320186</text:p>
          </table:table-cell>
        </table:table-row>
        <table:table-row table:style-name="ro1">
          <table:table-cell/>
          <table:table-cell office:value-type="float" office:value="2903491" calcext:value-type="float">
            <text:p>2903491</text:p>
          </table:table-cell>
          <table:table-cell/>
          <table:table-cell office:value-type="float" office:value="1322937" calcext:value-type="float">
            <text:p>1322937</text:p>
          </table:table-cell>
        </table:table-row>
        <table:table-row table:style-name="ro1">
          <table:table-cell/>
          <table:table-cell office:value-type="float" office:value="3151214" calcext:value-type="float">
            <text:p>3151214</text:p>
          </table:table-cell>
          <table:table-cell/>
          <table:table-cell office:value-type="float" office:value="1295764" calcext:value-type="float">
            <text:p>1295764</text:p>
          </table:table-cell>
        </table:table-row>
        <table:table-row table:style-name="ro1">
          <table:table-cell/>
          <table:table-cell office:value-type="float" office:value="3034422" calcext:value-type="float">
            <text:p>3034422</text:p>
          </table:table-cell>
          <table:table-cell/>
          <table:table-cell office:value-type="float" office:value="1256018" calcext:value-type="float">
            <text:p>1256018</text:p>
          </table:table-cell>
        </table:table-row>
        <table:table-row table:style-name="ro1">
          <table:table-cell/>
          <table:table-cell office:value-type="float" office:value="2981767" calcext:value-type="float">
            <text:p>2981767</text:p>
          </table:table-cell>
          <table:table-cell/>
          <table:table-cell office:value-type="float" office:value="1214450" calcext:value-type="float">
            <text:p>1214450</text:p>
          </table:table-cell>
        </table:table-row>
        <table:table-row table:style-name="ro1">
          <table:table-cell/>
          <table:table-cell office:value-type="float" office:value="3455724" calcext:value-type="float">
            <text:p>3455724</text:p>
          </table:table-cell>
          <table:table-cell/>
          <table:table-cell office:value-type="float" office:value="1231976" calcext:value-type="float">
            <text:p>1231976</text:p>
          </table:table-cell>
        </table:table-row>
        <table:table-row table:style-name="ro1">
          <table:table-cell/>
          <table:table-cell office:value-type="float" office:value="3139243" calcext:value-type="float">
            <text:p>3139243</text:p>
          </table:table-cell>
          <table:table-cell/>
          <table:table-cell office:value-type="float" office:value="1317806" calcext:value-type="float">
            <text:p>1317806</text:p>
          </table:table-cell>
        </table:table-row>
        <table:table-row table:style-name="ro1">
          <table:table-cell/>
          <table:table-cell office:value-type="float" office:value="3235050" calcext:value-type="float">
            <text:p>3235050</text:p>
          </table:table-cell>
          <table:table-cell/>
          <table:table-cell office:value-type="float" office:value="1276534" calcext:value-type="float">
            <text:p>1276534</text:p>
          </table:table-cell>
        </table:table-row>
        <table:table-row table:style-name="ro1">
          <table:table-cell/>
          <table:table-cell office:value-type="float" office:value="2978947" calcext:value-type="float">
            <text:p>2978947</text:p>
          </table:table-cell>
          <table:table-cell/>
          <table:table-cell office:value-type="float" office:value="1296721" calcext:value-type="float">
            <text:p>1296721</text:p>
          </table:table-cell>
        </table:table-row>
        <table:table-row table:style-name="ro1">
          <table:table-cell/>
          <table:table-cell office:value-type="float" office:value="3108644" calcext:value-type="float">
            <text:p>3108644</text:p>
          </table:table-cell>
          <table:table-cell/>
          <table:table-cell office:value-type="float" office:value="1191537" calcext:value-type="float">
            <text:p>1191537</text:p>
          </table:table-cell>
        </table:table-row>
        <table:table-row table:style-name="ro1">
          <table:table-cell/>
          <table:table-cell office:value-type="float" office:value="3126285" calcext:value-type="float">
            <text:p>3126285</text:p>
          </table:table-cell>
          <table:table-cell/>
          <table:table-cell office:value-type="float" office:value="1214291" calcext:value-type="float">
            <text:p>1214291</text:p>
          </table:table-cell>
        </table:table-row>
        <table:table-row table:style-name="ro1">
          <table:table-cell/>
          <table:table-cell office:value-type="float" office:value="2897552" calcext:value-type="float">
            <text:p>2897552</text:p>
          </table:table-cell>
          <table:table-cell/>
          <table:table-cell office:value-type="float" office:value="1294990" calcext:value-type="float">
            <text:p>1294990</text:p>
          </table:table-cell>
        </table:table-row>
        <table:table-row table:style-name="ro1">
          <table:table-cell/>
          <table:table-cell office:value-type="float" office:value="3213487" calcext:value-type="float">
            <text:p>3213487</text:p>
          </table:table-cell>
          <table:table-cell/>
          <table:table-cell office:value-type="float" office:value="1238734" calcext:value-type="float">
            <text:p>1238734</text:p>
          </table:table-cell>
        </table:table-row>
        <table:table-row table:style-name="ro1">
          <table:table-cell/>
          <table:table-cell office:value-type="float" office:value="5133176" calcext:value-type="float">
            <text:p>5133176</text:p>
          </table:table-cell>
          <table:table-cell/>
          <table:table-cell office:value-type="float" office:value="1250314" calcext:value-type="float">
            <text:p>1250314</text:p>
          </table:table-cell>
        </table:table-row>
        <table:table-row table:style-name="ro1">
          <table:table-cell/>
          <table:table-cell office:value-type="float" office:value="4212955" calcext:value-type="float">
            <text:p>4212955</text:p>
          </table:table-cell>
          <table:table-cell/>
          <table:table-cell office:value-type="float" office:value="1413032" calcext:value-type="float">
            <text:p>1413032</text:p>
          </table:table-cell>
        </table:table-row>
        <table:table-row table:style-name="ro1">
          <table:table-cell/>
          <table:table-cell office:value-type="float" office:value="3176121" calcext:value-type="float">
            <text:p>3176121</text:p>
          </table:table-cell>
          <table:table-cell/>
          <table:table-cell office:value-type="float" office:value="2026481" calcext:value-type="float">
            <text:p>2026481</text:p>
          </table:table-cell>
        </table:table-row>
        <table:table-row table:style-name="ro1">
          <table:table-cell/>
          <table:table-cell office:value-type="float" office:value="2895274" calcext:value-type="float">
            <text:p>2895274</text:p>
          </table:table-cell>
          <table:table-cell/>
          <table:table-cell office:value-type="float" office:value="1915408" calcext:value-type="float">
            <text:p>1915408</text:p>
          </table:table-cell>
        </table:table-row>
        <table:table-row table:style-name="ro1">
          <table:table-cell/>
          <table:table-cell office:value-type="float" office:value="3193657" calcext:value-type="float">
            <text:p>3193657</text:p>
          </table:table-cell>
          <table:table-cell/>
          <table:table-cell office:value-type="float" office:value="1180504" calcext:value-type="float">
            <text:p>1180504</text:p>
          </table:table-cell>
        </table:table-row>
        <table:table-row table:style-name="ro1">
          <table:table-cell/>
          <table:table-cell office:value-type="float" office:value="3045739" calcext:value-type="float">
            <text:p>3045739</text:p>
          </table:table-cell>
          <table:table-cell/>
          <table:table-cell office:value-type="float" office:value="1289100" calcext:value-type="float">
            <text:p>1289100</text:p>
          </table:table-cell>
        </table:table-row>
        <table:table-row table:style-name="ro1">
          <table:table-cell/>
          <table:table-cell office:value-type="float" office:value="3288147" calcext:value-type="float">
            <text:p>3288147</text:p>
          </table:table-cell>
          <table:table-cell/>
          <table:table-cell office:value-type="float" office:value="1266657" calcext:value-type="float">
            <text:p>1266657</text:p>
          </table:table-cell>
        </table:table-row>
        <table:table-row table:style-name="ro1">
          <table:table-cell/>
          <table:table-cell office:value-type="float" office:value="3123955" calcext:value-type="float">
            <text:p>3123955</text:p>
          </table:table-cell>
          <table:table-cell/>
          <table:table-cell office:value-type="float" office:value="1288364" calcext:value-type="float">
            <text:p>1288364</text:p>
          </table:table-cell>
        </table:table-row>
        <table:table-row table:style-name="ro1">
          <table:table-cell/>
          <table:table-cell office:value-type="float" office:value="2887863" calcext:value-type="float">
            <text:p>2887863</text:p>
          </table:table-cell>
          <table:table-cell/>
          <table:table-cell office:value-type="float" office:value="1427862" calcext:value-type="float">
            <text:p>1427862</text:p>
          </table:table-cell>
        </table:table-row>
        <table:table-row table:style-name="ro1">
          <table:table-cell/>
          <table:table-cell office:value-type="float" office:value="3278226" calcext:value-type="float">
            <text:p>3278226</text:p>
          </table:table-cell>
          <table:table-cell/>
          <table:table-cell office:value-type="float" office:value="2048094" calcext:value-type="float">
            <text:p>2048094</text:p>
          </table:table-cell>
        </table:table-row>
        <table:table-row table:style-name="ro1">
          <table:table-cell/>
          <table:table-cell office:value-type="float" office:value="2978865" calcext:value-type="float">
            <text:p>2978865</text:p>
          </table:table-cell>
          <table:table-cell/>
          <table:table-cell office:value-type="float" office:value="1361572" calcext:value-type="float">
            <text:p>1361572</text:p>
          </table:table-cell>
        </table:table-row>
        <table:table-row table:style-name="ro1">
          <table:table-cell/>
          <table:table-cell office:value-type="float" office:value="3020679" calcext:value-type="float">
            <text:p>3020679</text:p>
          </table:table-cell>
          <table:table-cell/>
          <table:table-cell office:value-type="float" office:value="1217996" calcext:value-type="float">
            <text:p>1217996</text:p>
          </table:table-cell>
        </table:table-row>
        <table:table-row table:style-name="ro1">
          <table:table-cell/>
          <table:table-cell office:value-type="float" office:value="3149194" calcext:value-type="float">
            <text:p>3149194</text:p>
          </table:table-cell>
          <table:table-cell/>
          <table:table-cell office:value-type="float" office:value="1211132" calcext:value-type="float">
            <text:p>1211132</text:p>
          </table:table-cell>
        </table:table-row>
        <table:table-row table:style-name="ro1">
          <table:table-cell/>
          <table:table-cell office:value-type="float" office:value="2899715" calcext:value-type="float">
            <text:p>2899715</text:p>
          </table:table-cell>
          <table:table-cell/>
          <table:table-cell office:value-type="float" office:value="1186903" calcext:value-type="float">
            <text:p>1186903</text:p>
          </table:table-cell>
        </table:table-row>
        <table:table-row table:style-name="ro1">
          <table:table-cell/>
          <table:table-cell office:value-type="float" office:value="3202776" calcext:value-type="float">
            <text:p>3202776</text:p>
          </table:table-cell>
          <table:table-cell/>
          <table:table-cell office:value-type="float" office:value="1200646" calcext:value-type="float">
            <text:p>1200646</text:p>
          </table:table-cell>
        </table:table-row>
        <table:table-row table:style-name="ro1">
          <table:table-cell/>
          <table:table-cell office:value-type="float" office:value="3015074" calcext:value-type="float">
            <text:p>3015074</text:p>
          </table:table-cell>
          <table:table-cell/>
          <table:table-cell office:value-type="float" office:value="1260949" calcext:value-type="float">
            <text:p>1260949</text:p>
          </table:table-cell>
        </table:table-row>
        <table:table-row table:style-name="ro1">
          <table:table-cell/>
          <table:table-cell office:value-type="float" office:value="3042772" calcext:value-type="float">
            <text:p>3042772</text:p>
          </table:table-cell>
          <table:table-cell/>
          <table:table-cell office:value-type="float" office:value="1325306" calcext:value-type="float">
            <text:p>1325306</text:p>
          </table:table-cell>
        </table:table-row>
        <table:table-row table:style-name="ro1">
          <table:table-cell/>
          <table:table-cell office:value-type="float" office:value="3472795" calcext:value-type="float">
            <text:p>3472795</text:p>
          </table:table-cell>
          <table:table-cell/>
          <table:table-cell office:value-type="float" office:value="1337275" calcext:value-type="float">
            <text:p>1337275</text:p>
          </table:table-cell>
        </table:table-row>
        <table:table-row table:style-name="ro1">
          <table:table-cell/>
          <table:table-cell office:value-type="float" office:value="2927008" calcext:value-type="float">
            <text:p>2927008</text:p>
          </table:table-cell>
          <table:table-cell/>
          <table:table-cell office:value-type="float" office:value="1299368" calcext:value-type="float">
            <text:p>1299368</text:p>
          </table:table-cell>
        </table:table-row>
        <table:table-row table:style-name="ro1">
          <table:table-cell/>
          <table:table-cell office:value-type="float" office:value="3215957" calcext:value-type="float">
            <text:p>3215957</text:p>
          </table:table-cell>
          <table:table-cell/>
          <table:table-cell office:value-type="float" office:value="2444417" calcext:value-type="float">
            <text:p>2444417</text:p>
          </table:table-cell>
        </table:table-row>
        <table:table-row table:style-name="ro1">
          <table:table-cell/>
          <table:table-cell office:value-type="float" office:value="2956103" calcext:value-type="float">
            <text:p>2956103</text:p>
          </table:table-cell>
          <table:table-cell/>
          <table:table-cell office:value-type="float" office:value="2847177" calcext:value-type="float">
            <text:p>2847177</text:p>
          </table:table-cell>
        </table:table-row>
        <table:table-row table:style-name="ro1">
          <table:table-cell/>
          <table:table-cell office:value-type="float" office:value="3026738" calcext:value-type="float">
            <text:p>3026738</text:p>
          </table:table-cell>
          <table:table-cell/>
          <table:table-cell office:value-type="float" office:value="2638206" calcext:value-type="float">
            <text:p>2638206</text:p>
          </table:table-cell>
        </table:table-row>
        <table:table-row table:style-name="ro1">
          <table:table-cell/>
          <table:table-cell office:value-type="float" office:value="3155962" calcext:value-type="float">
            <text:p>3155962</text:p>
          </table:table-cell>
          <table:table-cell/>
          <table:table-cell office:value-type="float" office:value="2675533" calcext:value-type="float">
            <text:p>2675533</text:p>
          </table:table-cell>
        </table:table-row>
        <table:table-row table:style-name="ro1">
          <table:table-cell/>
          <table:table-cell office:value-type="float" office:value="3181091" calcext:value-type="float">
            <text:p>3181091</text:p>
          </table:table-cell>
          <table:table-cell/>
          <table:table-cell office:value-type="float" office:value="2647681" calcext:value-type="float">
            <text:p>2647681</text:p>
          </table:table-cell>
        </table:table-row>
        <table:table-row table:style-name="ro1">
          <table:table-cell/>
          <table:table-cell office:value-type="float" office:value="3490997" calcext:value-type="float">
            <text:p>3490997</text:p>
          </table:table-cell>
          <table:table-cell/>
          <table:table-cell office:value-type="float" office:value="2833315" calcext:value-type="float">
            <text:p>2833315</text:p>
          </table:table-cell>
        </table:table-row>
        <table:table-row table:style-name="ro1">
          <table:table-cell/>
          <table:table-cell office:value-type="float" office:value="2868807" calcext:value-type="float">
            <text:p>2868807</text:p>
          </table:table-cell>
          <table:table-cell/>
          <table:table-cell office:value-type="float" office:value="2625500" calcext:value-type="float">
            <text:p>2625500</text:p>
          </table:table-cell>
        </table:table-row>
        <table:table-row table:style-name="ro1">
          <table:table-cell/>
          <table:table-cell office:value-type="float" office:value="3072234" calcext:value-type="float">
            <text:p>3072234</text:p>
          </table:table-cell>
          <table:table-cell/>
          <table:table-cell office:value-type="float" office:value="2629141" calcext:value-type="float">
            <text:p>2629141</text:p>
          </table:table-cell>
        </table:table-row>
        <table:table-row table:style-name="ro1">
          <table:table-cell/>
          <table:table-cell office:value-type="float" office:value="4647564" calcext:value-type="float">
            <text:p>4647564</text:p>
          </table:table-cell>
          <table:table-cell/>
          <table:table-cell office:value-type="float" office:value="2630304" calcext:value-type="float">
            <text:p>2630304</text:p>
          </table:table-cell>
        </table:table-row>
        <table:table-row table:style-name="ro1">
          <table:table-cell/>
          <table:table-cell office:value-type="float" office:value="5052281" calcext:value-type="float">
            <text:p>5052281</text:p>
          </table:table-cell>
          <table:table-cell/>
          <table:table-cell office:value-type="float" office:value="2850274" calcext:value-type="float">
            <text:p>2850274</text:p>
          </table:table-cell>
        </table:table-row>
        <table:table-row table:style-name="ro1">
          <table:table-cell/>
          <table:table-cell office:value-type="float" office:value="3230518" calcext:value-type="float">
            <text:p>3230518</text:p>
          </table:table-cell>
          <table:table-cell/>
          <table:table-cell office:value-type="float" office:value="2649944" calcext:value-type="float">
            <text:p>2649944</text:p>
          </table:table-cell>
        </table:table-row>
        <table:table-row table:style-name="ro1">
          <table:table-cell/>
          <table:table-cell office:value-type="float" office:value="3011494" calcext:value-type="float">
            <text:p>3011494</text:p>
          </table:table-cell>
          <table:table-cell/>
          <table:table-cell office:value-type="float" office:value="2624891" calcext:value-type="float">
            <text:p>2624891</text:p>
          </table:table-cell>
        </table:table-row>
        <table:table-row table:style-name="ro1">
          <table:table-cell/>
          <table:table-cell office:value-type="float" office:value="3335196" calcext:value-type="float">
            <text:p>3335196</text:p>
          </table:table-cell>
          <table:table-cell/>
          <table:table-cell office:value-type="float" office:value="2626974" calcext:value-type="float">
            <text:p>2626974</text:p>
          </table:table-cell>
        </table:table-row>
        <table:table-row table:style-name="ro1">
          <table:table-cell/>
          <table:table-cell office:value-type="float" office:value="3274340" calcext:value-type="float">
            <text:p>3274340</text:p>
          </table:table-cell>
          <table:table-cell/>
          <table:table-cell office:value-type="float" office:value="2623635" calcext:value-type="float">
            <text:p>2623635</text:p>
          </table:table-cell>
        </table:table-row>
        <table:table-row table:style-name="ro1">
          <table:table-cell/>
          <table:table-cell office:value-type="float" office:value="2967913" calcext:value-type="float">
            <text:p>2967913</text:p>
          </table:table-cell>
          <table:table-cell/>
          <table:table-cell office:value-type="float" office:value="2832579" calcext:value-type="float">
            <text:p>2832579</text:p>
          </table:table-cell>
        </table:table-row>
        <table:table-row table:style-name="ro1">
          <table:table-cell/>
          <table:table-cell office:value-type="float" office:value="3182373" calcext:value-type="float">
            <text:p>3182373</text:p>
          </table:table-cell>
          <table:table-cell/>
          <table:table-cell office:value-type="float" office:value="2831278" calcext:value-type="float">
            <text:p>2831278</text:p>
          </table:table-cell>
        </table:table-row>
        <table:table-row table:style-name="ro1">
          <table:table-cell/>
          <table:table-cell office:value-type="float" office:value="3195952" calcext:value-type="float">
            <text:p>3195952</text:p>
          </table:table-cell>
          <table:table-cell/>
          <table:table-cell office:value-type="float" office:value="2632901" calcext:value-type="float">
            <text:p>2632901</text:p>
          </table:table-cell>
        </table:table-row>
        <table:table-row table:style-name="ro1">
          <table:table-cell/>
          <table:table-cell office:value-type="float" office:value="2981949" calcext:value-type="float">
            <text:p>2981949</text:p>
          </table:table-cell>
          <table:table-cell/>
          <table:table-cell office:value-type="float" office:value="3022912" calcext:value-type="float">
            <text:p>3022912</text:p>
          </table:table-cell>
        </table:table-row>
        <table:table-row table:style-name="ro1">
          <table:table-cell/>
          <table:table-cell office:value-type="float" office:value="3288019" calcext:value-type="float">
            <text:p>3288019</text:p>
          </table:table-cell>
          <table:table-cell/>
          <table:table-cell office:value-type="float" office:value="2685006" calcext:value-type="float">
            <text:p>2685006</text:p>
          </table:table-cell>
        </table:table-row>
        <table:table-row table:style-name="ro1">
          <table:table-cell/>
          <table:table-cell office:value-type="float" office:value="3019633" calcext:value-type="float">
            <text:p>3019633</text:p>
          </table:table-cell>
          <table:table-cell/>
          <table:table-cell office:value-type="float" office:value="2680497" calcext:value-type="float">
            <text:p>2680497</text:p>
          </table:table-cell>
        </table:table-row>
        <table:table-row table:style-name="ro1">
          <table:table-cell/>
          <table:table-cell office:value-type="float" office:value="3156781" calcext:value-type="float">
            <text:p>3156781</text:p>
          </table:table-cell>
          <table:table-cell/>
          <table:table-cell office:value-type="float" office:value="2803391" calcext:value-type="float">
            <text:p>2803391</text:p>
          </table:table-cell>
        </table:table-row>
        <table:table-row table:style-name="ro1">
          <table:table-cell/>
          <table:table-cell office:value-type="float" office:value="3174364" calcext:value-type="float">
            <text:p>3174364</text:p>
          </table:table-cell>
          <table:table-cell/>
          <table:table-cell office:value-type="float" office:value="4574260" calcext:value-type="float">
            <text:p>4574260</text:p>
          </table:table-cell>
        </table:table-row>
        <table:table-row table:style-name="ro1">
          <table:table-cell/>
          <table:table-cell office:value-type="float" office:value="3140638" calcext:value-type="float">
            <text:p>3140638</text:p>
          </table:table-cell>
          <table:table-cell/>
          <table:table-cell office:value-type="float" office:value="3108132" calcext:value-type="float">
            <text:p>3108132</text:p>
          </table:table-cell>
        </table:table-row>
        <table:table-row table:style-name="ro1">
          <table:table-cell/>
          <table:table-cell office:value-type="float" office:value="3199217" calcext:value-type="float">
            <text:p>3199217</text:p>
          </table:table-cell>
          <table:table-cell/>
          <table:table-cell office:value-type="float" office:value="2833014" calcext:value-type="float">
            <text:p>2833014</text:p>
          </table:table-cell>
        </table:table-row>
        <table:table-row table:style-name="ro1">
          <table:table-cell/>
          <table:table-cell office:value-type="float" office:value="2976135" calcext:value-type="float">
            <text:p>2976135</text:p>
          </table:table-cell>
          <table:table-cell/>
          <table:table-cell office:value-type="float" office:value="2967169" calcext:value-type="float">
            <text:p>2967169</text:p>
          </table:table-cell>
        </table:table-row>
        <table:table-row table:style-name="ro1">
          <table:table-cell/>
          <table:table-cell office:value-type="float" office:value="3342417" calcext:value-type="float">
            <text:p>3342417</text:p>
          </table:table-cell>
          <table:table-cell/>
          <table:table-cell office:value-type="float" office:value="3025144" calcext:value-type="float">
            <text:p>3025144</text:p>
          </table:table-cell>
        </table:table-row>
        <table:table-row table:style-name="ro1">
          <table:table-cell/>
          <table:table-cell office:value-type="float" office:value="4876293" calcext:value-type="float">
            <text:p>4876293</text:p>
          </table:table-cell>
          <table:table-cell/>
          <table:table-cell office:value-type="float" office:value="2798093" calcext:value-type="float">
            <text:p>2798093</text:p>
          </table:table-cell>
        </table:table-row>
        <table:table-row table:style-name="ro1">
          <table:table-cell/>
          <table:table-cell office:value-type="float" office:value="4712317" calcext:value-type="float">
            <text:p>4712317</text:p>
          </table:table-cell>
          <table:table-cell/>
          <table:table-cell office:value-type="float" office:value="3366488" calcext:value-type="float">
            <text:p>3366488</text:p>
          </table:table-cell>
        </table:table-row>
        <table:table-row table:style-name="ro1">
          <table:table-cell/>
          <table:table-cell office:value-type="float" office:value="3338440" calcext:value-type="float">
            <text:p>3338440</text:p>
          </table:table-cell>
          <table:table-cell/>
          <table:table-cell office:value-type="float" office:value="2984878" calcext:value-type="float">
            <text:p>2984878</text:p>
          </table:table-cell>
        </table:table-row>
        <table:table-row table:style-name="ro1">
          <table:table-cell/>
          <table:table-cell office:value-type="float" office:value="3668626" calcext:value-type="float">
            <text:p>3668626</text:p>
          </table:table-cell>
          <table:table-cell/>
          <table:table-cell office:value-type="float" office:value="2785703" calcext:value-type="float">
            <text:p>2785703</text:p>
          </table:table-cell>
        </table:table-row>
        <table:table-row table:style-name="ro1">
          <table:table-cell/>
          <table:table-cell office:value-type="float" office:value="3188636" calcext:value-type="float">
            <text:p>3188636</text:p>
          </table:table-cell>
          <table:table-cell/>
          <table:table-cell office:value-type="float" office:value="2614258" calcext:value-type="float">
            <text:p>2614258</text:p>
          </table:table-cell>
        </table:table-row>
        <table:table-row table:style-name="ro1">
          <table:table-cell/>
          <table:table-cell office:value-type="float" office:value="2969780" calcext:value-type="float">
            <text:p>2969780</text:p>
          </table:table-cell>
          <table:table-cell/>
          <table:table-cell office:value-type="float" office:value="2718512" calcext:value-type="float">
            <text:p>2718512</text:p>
          </table:table-cell>
        </table:table-row>
        <table:table-row table:style-name="ro1">
          <table:table-cell/>
          <table:table-cell office:value-type="float" office:value="3077876" calcext:value-type="float">
            <text:p>3077876</text:p>
          </table:table-cell>
          <table:table-cell/>
          <table:table-cell office:value-type="float" office:value="3117120" calcext:value-type="float">
            <text:p>3117120</text:p>
          </table:table-cell>
        </table:table-row>
        <table:table-row table:style-name="ro1">
          <table:table-cell/>
          <table:table-cell office:value-type="float" office:value="3149153" calcext:value-type="float">
            <text:p>3149153</text:p>
          </table:table-cell>
          <table:table-cell/>
          <table:table-cell office:value-type="float" office:value="4019831" calcext:value-type="float">
            <text:p>4019831</text:p>
          </table:table-cell>
        </table:table-row>
        <table:table-row table:style-name="ro1">
          <table:table-cell/>
          <table:table-cell office:value-type="float" office:value="2901031" calcext:value-type="float">
            <text:p>2901031</text:p>
          </table:table-cell>
          <table:table-cell/>
          <table:table-cell office:value-type="float" office:value="3088127" calcext:value-type="float">
            <text:p>3088127</text:p>
          </table:table-cell>
        </table:table-row>
        <table:table-row table:style-name="ro1">
          <table:table-cell/>
          <table:table-cell office:value-type="float" office:value="3227211" calcext:value-type="float">
            <text:p>3227211</text:p>
          </table:table-cell>
          <table:table-cell/>
          <table:table-cell office:value-type="float" office:value="2805286" calcext:value-type="float">
            <text:p>2805286</text:p>
          </table:table-cell>
        </table:table-row>
        <table:table-row table:style-name="ro1">
          <table:table-cell/>
          <table:table-cell office:value-type="float" office:value="2990083" calcext:value-type="float">
            <text:p>2990083</text:p>
          </table:table-cell>
          <table:table-cell/>
          <table:table-cell office:value-type="float" office:value="3043695" calcext:value-type="float">
            <text:p>3043695</text:p>
          </table:table-cell>
        </table:table-row>
        <table:table-row table:style-name="ro1">
          <table:table-cell/>
          <table:table-cell office:value-type="float" office:value="3016648" calcext:value-type="float">
            <text:p>3016648</text:p>
          </table:table-cell>
          <table:table-cell/>
          <table:table-cell office:value-type="float" office:value="3197899" calcext:value-type="float">
            <text:p>3197899</text:p>
          </table:table-cell>
        </table:table-row>
        <table:table-row table:style-name="ro1">
          <table:table-cell/>
          <table:table-cell office:value-type="float" office:value="3380992" calcext:value-type="float">
            <text:p>3380992</text:p>
          </table:table-cell>
          <table:table-cell/>
          <table:table-cell office:value-type="float" office:value="2887400" calcext:value-type="float">
            <text:p>2887400</text:p>
          </table:table-cell>
        </table:table-row>
        <table:table-row table:style-name="ro1">
          <table:table-cell/>
          <table:table-cell office:value-type="float" office:value="2900076" calcext:value-type="float">
            <text:p>2900076</text:p>
          </table:table-cell>
          <table:table-cell/>
          <table:table-cell office:value-type="float" office:value="3147824" calcext:value-type="float">
            <text:p>3147824</text:p>
          </table:table-cell>
        </table:table-row>
        <table:table-row table:style-name="ro1">
          <table:table-cell/>
          <table:table-cell office:value-type="float" office:value="3271397" calcext:value-type="float">
            <text:p>3271397</text:p>
          </table:table-cell>
          <table:table-cell/>
          <table:table-cell office:value-type="float" office:value="2804803" calcext:value-type="float">
            <text:p>2804803</text:p>
          </table:table-cell>
        </table:table-row>
        <table:table-row table:style-name="ro1">
          <table:table-cell/>
          <table:table-cell office:value-type="float" office:value="3287042" calcext:value-type="float">
            <text:p>3287042</text:p>
          </table:table-cell>
          <table:table-cell/>
          <table:table-cell office:value-type="float" office:value="3015632" calcext:value-type="float">
            <text:p>3015632</text:p>
          </table:table-cell>
        </table:table-row>
        <table:table-row table:style-name="ro1">
          <table:table-cell/>
          <table:table-cell office:value-type="float" office:value="3109536" calcext:value-type="float">
            <text:p>3109536</text:p>
          </table:table-cell>
          <table:table-cell/>
          <table:table-cell office:value-type="float" office:value="4063986" calcext:value-type="float">
            <text:p>4063986</text:p>
          </table:table-cell>
        </table:table-row>
        <table:table-row table:style-name="ro1">
          <table:table-cell/>
          <table:table-cell office:value-type="float" office:value="4652141" calcext:value-type="float">
            <text:p>4652141</text:p>
          </table:table-cell>
          <table:table-cell/>
          <table:table-cell office:value-type="float" office:value="4698144" calcext:value-type="float">
            <text:p>4698144</text:p>
          </table:table-cell>
        </table:table-row>
        <table:table-row table:style-name="ro1">
          <table:table-cell/>
          <table:table-cell office:value-type="float" office:value="4833236" calcext:value-type="float">
            <text:p>4833236</text:p>
          </table:table-cell>
          <table:table-cell/>
          <table:table-cell office:value-type="float" office:value="3295284" calcext:value-type="float">
            <text:p>3295284</text:p>
          </table:table-cell>
        </table:table-row>
        <table:table-row table:style-name="ro1">
          <table:table-cell/>
          <table:table-cell office:value-type="float" office:value="3248877" calcext:value-type="float">
            <text:p>3248877</text:p>
          </table:table-cell>
          <table:table-cell/>
          <table:table-cell office:value-type="float" office:value="2913485" calcext:value-type="float">
            <text:p>2913485</text:p>
          </table:table-cell>
        </table:table-row>
        <table:table-row table:style-name="ro1">
          <table:table-cell/>
          <table:table-cell office:value-type="float" office:value="2958839" calcext:value-type="float">
            <text:p>2958839</text:p>
          </table:table-cell>
          <table:table-cell/>
          <table:table-cell office:value-type="float" office:value="2925450" calcext:value-type="float">
            <text:p>2925450</text:p>
          </table:table-cell>
        </table:table-row>
        <table:table-row table:style-name="ro1">
          <table:table-cell/>
          <table:table-cell office:value-type="float" office:value="3051732" calcext:value-type="float">
            <text:p>3051732</text:p>
          </table:table-cell>
          <table:table-cell/>
          <table:table-cell office:value-type="float" office:value="3322412" calcext:value-type="float">
            <text:p>3322412</text:p>
          </table:table-cell>
        </table:table-row>
        <table:table-row table:style-name="ro1">
          <table:table-cell/>
          <table:table-cell office:value-type="float" office:value="3372052" calcext:value-type="float">
            <text:p>3372052</text:p>
          </table:table-cell>
          <table:table-cell/>
          <table:table-cell office:value-type="float" office:value="2791159" calcext:value-type="float">
            <text:p>2791159</text:p>
          </table:table-cell>
        </table:table-row>
        <table:table-row table:style-name="ro1">
          <table:table-cell/>
          <table:table-cell office:value-type="float" office:value="2937800" calcext:value-type="float">
            <text:p>2937800</text:p>
          </table:table-cell>
          <table:table-cell/>
          <table:table-cell office:value-type="float" office:value="3028863" calcext:value-type="float">
            <text:p>3028863</text:p>
          </table:table-cell>
        </table:table-row>
        <table:table-row table:style-name="ro1">
          <table:table-cell/>
          <table:table-cell office:value-type="float" office:value="3329178" calcext:value-type="float">
            <text:p>3329178</text:p>
          </table:table-cell>
          <table:table-cell/>
          <table:table-cell office:value-type="float" office:value="2962660" calcext:value-type="float">
            <text:p>2962660</text:p>
          </table:table-cell>
        </table:table-row>
        <table:table-row table:style-name="ro1">
          <table:table-cell/>
          <table:table-cell office:value-type="float" office:value="3004799" calcext:value-type="float">
            <text:p>3004799</text:p>
          </table:table-cell>
          <table:table-cell/>
          <table:table-cell office:value-type="float" office:value="2839463" calcext:value-type="float">
            <text:p>2839463</text:p>
          </table:table-cell>
        </table:table-row>
        <table:table-row table:style-name="ro1">
          <table:table-cell/>
          <table:table-cell office:value-type="float" office:value="3160339" calcext:value-type="float">
            <text:p>3160339</text:p>
          </table:table-cell>
          <table:table-cell/>
          <table:table-cell office:value-type="float" office:value="3103433" calcext:value-type="float">
            <text:p>3103433</text:p>
          </table:table-cell>
        </table:table-row>
        <table:table-row table:style-name="ro1">
          <table:table-cell/>
          <table:table-cell office:value-type="float" office:value="4440867" calcext:value-type="float">
            <text:p>4440867</text:p>
          </table:table-cell>
          <table:table-cell/>
          <table:table-cell office:value-type="float" office:value="2973882" calcext:value-type="float">
            <text:p>2973882</text:p>
          </table:table-cell>
        </table:table-row>
        <table:table-row table:style-name="ro1">
          <table:table-cell/>
          <table:table-cell office:value-type="float" office:value="4748988" calcext:value-type="float">
            <text:p>4748988</text:p>
          </table:table-cell>
          <table:table-cell/>
          <table:table-cell office:value-type="float" office:value="3162150" calcext:value-type="float">
            <text:p>3162150</text:p>
          </table:table-cell>
        </table:table-row>
        <table:table-row table:style-name="ro1">
          <table:table-cell/>
          <table:table-cell office:value-type="float" office:value="3529044" calcext:value-type="float">
            <text:p>3529044</text:p>
          </table:table-cell>
          <table:table-cell/>
          <table:table-cell office:value-type="float" office:value="2970834" calcext:value-type="float">
            <text:p>2970834</text:p>
          </table:table-cell>
        </table:table-row>
        <table:table-row table:style-name="ro1">
          <table:table-cell/>
          <table:table-cell office:value-type="float" office:value="2967984" calcext:value-type="float">
            <text:p>2967984</text:p>
          </table:table-cell>
          <table:table-cell/>
          <table:table-cell office:value-type="float" office:value="2804642" calcext:value-type="float">
            <text:p>2804642</text:p>
          </table:table-cell>
        </table:table-row>
        <table:table-row table:style-name="ro1">
          <table:table-cell/>
          <table:table-cell office:value-type="float" office:value="3351067" calcext:value-type="float">
            <text:p>3351067</text:p>
          </table:table-cell>
          <table:table-cell/>
          <table:table-cell office:value-type="float" office:value="3099958" calcext:value-type="float">
            <text:p>3099958</text:p>
          </table:table-cell>
        </table:table-row>
        <table:table-row table:style-name="ro1">
          <table:table-cell/>
          <table:table-cell office:value-type="float" office:value="3106545" calcext:value-type="float">
            <text:p>3106545</text:p>
          </table:table-cell>
          <table:table-cell/>
          <table:table-cell office:value-type="float" office:value="4899764" calcext:value-type="float">
            <text:p>4899764</text:p>
          </table:table-cell>
        </table:table-row>
        <table:table-row table:style-name="ro1">
          <table:table-cell/>
          <table:table-cell office:value-type="float" office:value="3048714" calcext:value-type="float">
            <text:p>3048714</text:p>
          </table:table-cell>
          <table:table-cell/>
          <table:table-cell office:value-type="float" office:value="4136780" calcext:value-type="float">
            <text:p>4136780</text:p>
          </table:table-cell>
        </table:table-row>
        <table:table-row table:style-name="ro1">
          <table:table-cell/>
          <table:table-cell office:value-type="float" office:value="3241944" calcext:value-type="float">
            <text:p>3241944</text:p>
          </table:table-cell>
          <table:table-cell/>
          <table:table-cell office:value-type="float" office:value="3329222" calcext:value-type="float">
            <text:p>3329222</text:p>
          </table:table-cell>
        </table:table-row>
        <table:table-row table:style-name="ro1">
          <table:table-cell/>
          <table:table-cell office:value-type="float" office:value="2983708" calcext:value-type="float">
            <text:p>2983708</text:p>
          </table:table-cell>
          <table:table-cell/>
          <table:table-cell office:value-type="float" office:value="2805126" calcext:value-type="float">
            <text:p>2805126</text:p>
          </table:table-cell>
        </table:table-row>
        <table:table-row table:style-name="ro1">
          <table:table-cell/>
          <table:table-cell office:value-type="float" office:value="3173530" calcext:value-type="float">
            <text:p>3173530</text:p>
          </table:table-cell>
          <table:table-cell/>
          <table:table-cell office:value-type="float" office:value="3046835" calcext:value-type="float">
            <text:p>3046835</text:p>
          </table:table-cell>
        </table:table-row>
        <table:table-row table:style-name="ro1">
          <table:table-cell/>
          <table:table-cell office:value-type="float" office:value="3090321" calcext:value-type="float">
            <text:p>3090321</text:p>
          </table:table-cell>
          <table:table-cell/>
          <table:table-cell office:value-type="float" office:value="2952923" calcext:value-type="float">
            <text:p>2952923</text:p>
          </table:table-cell>
        </table:table-row>
        <table:table-row table:style-name="ro1">
          <table:table-cell/>
          <table:table-cell office:value-type="float" office:value="2935064" calcext:value-type="float">
            <text:p>2935064</text:p>
          </table:table-cell>
          <table:table-cell/>
          <table:table-cell office:value-type="float" office:value="3080645" calcext:value-type="float">
            <text:p>3080645</text:p>
          </table:table-cell>
        </table:table-row>
        <table:table-row table:style-name="ro1">
          <table:table-cell/>
          <table:table-cell office:value-type="float" office:value="3275343" calcext:value-type="float">
            <text:p>3275343</text:p>
          </table:table-cell>
          <table:table-cell/>
          <table:table-cell office:value-type="float" office:value="3108316" calcext:value-type="float">
            <text:p>3108316</text:p>
          </table:table-cell>
        </table:table-row>
        <table:table-row table:style-name="ro1">
          <table:table-cell/>
          <table:table-cell office:value-type="float" office:value="3177929" calcext:value-type="float">
            <text:p>3177929</text:p>
          </table:table-cell>
          <table:table-cell/>
          <table:table-cell office:value-type="float" office:value="2791359" calcext:value-type="float">
            <text:p>2791359</text:p>
          </table:table-cell>
        </table:table-row>
        <table:table-row table:style-name="ro1">
          <table:table-cell/>
          <table:table-cell office:value-type="float" office:value="3547662" calcext:value-type="float">
            <text:p>3547662</text:p>
          </table:table-cell>
          <table:table-cell/>
          <table:table-cell office:value-type="float" office:value="2988046" calcext:value-type="float">
            <text:p>2988046</text:p>
          </table:table-cell>
        </table:table-row>
        <table:table-row table:style-name="ro1">
          <table:table-cell/>
          <table:table-cell office:value-type="float" office:value="5203954" calcext:value-type="float">
            <text:p>5203954</text:p>
          </table:table-cell>
          <table:table-cell/>
          <table:table-cell office:value-type="float" office:value="3231243" calcext:value-type="float">
            <text:p>3231243</text:p>
          </table:table-cell>
        </table:table-row>
        <table:table-row table:style-name="ro1">
          <table:table-cell/>
          <table:table-cell office:value-type="float" office:value="4315431" calcext:value-type="float">
            <text:p>4315431</text:p>
          </table:table-cell>
          <table:table-cell/>
          <table:table-cell office:value-type="float" office:value="2828189" calcext:value-type="float">
            <text:p>2828189</text:p>
          </table:table-cell>
        </table:table-row>
        <table:table-row table:style-name="ro1">
          <table:table-cell/>
          <table:table-cell office:value-type="float" office:value="3470072" calcext:value-type="float">
            <text:p>3470072</text:p>
          </table:table-cell>
          <table:table-cell/>
          <table:table-cell office:value-type="float" office:value="3109052" calcext:value-type="float">
            <text:p>3109052</text:p>
          </table:table-cell>
        </table:table-row>
        <table:table-row table:style-name="ro1">
          <table:table-cell/>
          <table:table-cell office:value-type="float" office:value="2927570" calcext:value-type="float">
            <text:p>2927570</text:p>
          </table:table-cell>
          <table:table-cell/>
          <table:table-cell office:value-type="float" office:value="2842479" calcext:value-type="float">
            <text:p>2842479</text:p>
          </table:table-cell>
        </table:table-row>
        <table:table-row table:style-name="ro1">
          <table:table-cell/>
          <table:table-cell office:value-type="float" office:value="3286959" calcext:value-type="float">
            <text:p>3286959</text:p>
          </table:table-cell>
          <table:table-cell/>
          <table:table-cell office:value-type="float" office:value="2951135" calcext:value-type="float">
            <text:p>2951135</text:p>
          </table:table-cell>
        </table:table-row>
        <table:table-row table:style-name="ro1">
          <table:table-cell/>
          <table:table-cell office:value-type="float" office:value="4980643" calcext:value-type="float">
            <text:p>4980643</text:p>
          </table:table-cell>
          <table:table-cell/>
          <table:table-cell office:value-type="float" office:value="3028347" calcext:value-type="float">
            <text:p>3028347</text:p>
          </table:table-cell>
        </table:table-row>
        <table:table-row table:style-name="ro1">
          <table:table-cell/>
          <table:table-cell office:value-type="float" office:value="3136369" calcext:value-type="float">
            <text:p>3136369</text:p>
          </table:table-cell>
          <table:table-cell/>
          <table:table-cell office:value-type="float" office:value="2797833" calcext:value-type="float">
            <text:p>2797833</text:p>
          </table:table-cell>
        </table:table-row>
        <table:table-row table:style-name="ro1">
          <table:table-cell/>
          <table:table-cell office:value-type="float" office:value="2915301" calcext:value-type="float">
            <text:p>2915301</text:p>
          </table:table-cell>
          <table:table-cell/>
          <table:table-cell office:value-type="float" office:value="3087778" calcext:value-type="float">
            <text:p>3087778</text:p>
          </table:table-cell>
        </table:table-row>
        <table:table-row table:style-name="ro1">
          <table:table-cell/>
          <table:table-cell office:value-type="float" office:value="3969140" calcext:value-type="float">
            <text:p>3969140</text:p>
          </table:table-cell>
          <table:table-cell/>
          <table:table-cell office:value-type="float" office:value="2909048" calcext:value-type="float">
            <text:p>2909048</text:p>
          </table:table-cell>
        </table:table-row>
        <table:table-row table:style-name="ro1">
          <table:table-cell/>
          <table:table-cell office:value-type="float" office:value="3579907" calcext:value-type="float">
            <text:p>3579907</text:p>
          </table:table-cell>
          <table:table-cell/>
          <table:table-cell office:value-type="float" office:value="2882583" calcext:value-type="float">
            <text:p>2882583</text:p>
          </table:table-cell>
        </table:table-row>
        <table:table-row table:style-name="ro1">
          <table:table-cell/>
          <table:table-cell office:value-type="float" office:value="3309641" calcext:value-type="float">
            <text:p>3309641</text:p>
          </table:table-cell>
          <table:table-cell/>
          <table:table-cell office:value-type="float" office:value="3257370" calcext:value-type="float">
            <text:p>3257370</text:p>
          </table:table-cell>
        </table:table-row>
        <table:table-row table:style-name="ro1">
          <table:table-cell/>
          <table:table-cell office:value-type="float" office:value="3107824" calcext:value-type="float">
            <text:p>3107824</text:p>
          </table:table-cell>
          <table:table-cell/>
          <table:table-cell office:value-type="float" office:value="2800291" calcext:value-type="float">
            <text:p>2800291</text:p>
          </table:table-cell>
        </table:table-row>
        <table:table-row table:style-name="ro1">
          <table:table-cell/>
          <table:table-cell office:value-type="float" office:value="3176419" calcext:value-type="float">
            <text:p>3176419</text:p>
          </table:table-cell>
          <table:table-cell/>
          <table:table-cell office:value-type="float" office:value="3235874" calcext:value-type="float">
            <text:p>3235874</text:p>
          </table:table-cell>
        </table:table-row>
        <table:table-row table:style-name="ro1">
          <table:table-cell/>
          <table:table-cell office:value-type="float" office:value="2964118" calcext:value-type="float">
            <text:p>2964118</text:p>
          </table:table-cell>
          <table:table-cell/>
          <table:table-cell office:value-type="float" office:value="2929504" calcext:value-type="float">
            <text:p>2929504</text:p>
          </table:table-cell>
        </table:table-row>
        <table:table-row table:style-name="ro1">
          <table:table-cell/>
          <table:table-cell office:value-type="float" office:value="3470106" calcext:value-type="float">
            <text:p>3470106</text:p>
          </table:table-cell>
          <table:table-cell/>
          <table:table-cell office:value-type="float" office:value="2865374" calcext:value-type="float">
            <text:p>2865374</text:p>
          </table:table-cell>
        </table:table-row>
        <table:table-row table:style-name="ro1">
          <table:table-cell/>
          <table:table-cell office:value-type="float" office:value="5275584" calcext:value-type="float">
            <text:p>5275584</text:p>
          </table:table-cell>
          <table:table-cell/>
          <table:table-cell office:value-type="float" office:value="3109109" calcext:value-type="float">
            <text:p>3109109</text:p>
          </table:table-cell>
        </table:table-row>
        <table:table-row table:style-name="ro1">
          <table:table-cell/>
          <table:table-cell office:value-type="float" office:value="4187369" calcext:value-type="float">
            <text:p>4187369</text:p>
          </table:table-cell>
          <table:table-cell/>
          <table:table-cell office:value-type="float" office:value="3019087" calcext:value-type="float">
            <text:p>3019087</text:p>
          </table:table-cell>
        </table:table-row>
        <table:table-row table:style-name="ro1">
          <table:table-cell/>
          <table:table-cell office:value-type="float" office:value="3205256" calcext:value-type="float">
            <text:p>3205256</text:p>
          </table:table-cell>
          <table:table-cell/>
          <table:table-cell office:value-type="float" office:value="3023045" calcext:value-type="float">
            <text:p>3023045</text:p>
          </table:table-cell>
        </table:table-row>
        <table:table-row table:style-name="ro1">
          <table:table-cell/>
          <table:table-cell office:value-type="float" office:value="2959432" calcext:value-type="float">
            <text:p>2959432</text:p>
          </table:table-cell>
          <table:table-cell/>
          <table:table-cell office:value-type="float" office:value="4203951" calcext:value-type="float">
            <text:p>4203951</text:p>
          </table:table-cell>
        </table:table-row>
        <table:table-row table:style-name="ro1">
          <table:table-cell/>
          <table:table-cell office:value-type="float" office:value="3226064" calcext:value-type="float">
            <text:p>3226064</text:p>
          </table:table-cell>
          <table:table-cell/>
          <table:table-cell office:value-type="float" office:value="4643741" calcext:value-type="float">
            <text:p>4643741</text:p>
          </table:table-cell>
        </table:table-row>
        <table:table-row table:style-name="ro1">
          <table:table-cell/>
          <table:table-cell office:value-type="float" office:value="5105924" calcext:value-type="float">
            <text:p>5105924</text:p>
          </table:table-cell>
          <table:table-cell/>
          <table:table-cell office:value-type="float" office:value="3209820" calcext:value-type="float">
            <text:p>3209820</text:p>
          </table:table-cell>
        </table:table-row>
        <table:table-row table:style-name="ro1">
          <table:table-cell/>
          <table:table-cell office:value-type="float" office:value="2910969" calcext:value-type="float">
            <text:p>2910969</text:p>
          </table:table-cell>
          <table:table-cell/>
          <table:table-cell office:value-type="float" office:value="2898998" calcext:value-type="float">
            <text:p>2898998</text:p>
          </table:table-cell>
        </table:table-row>
        <table:table-row table:style-name="ro1">
          <table:table-cell/>
          <table:table-cell office:value-type="float" office:value="3085658" calcext:value-type="float">
            <text:p>3085658</text:p>
          </table:table-cell>
          <table:table-cell/>
          <table:table-cell office:value-type="float" office:value="2895563" calcext:value-type="float">
            <text:p>2895563</text:p>
          </table:table-cell>
        </table:table-row>
        <table:table-row table:style-name="ro1">
          <table:table-cell/>
          <table:table-cell office:value-type="float" office:value="3776440" calcext:value-type="float">
            <text:p>3776440</text:p>
          </table:table-cell>
          <table:table-cell/>
          <table:table-cell office:value-type="float" office:value="3318777" calcext:value-type="float">
            <text:p>3318777</text:p>
          </table:table-cell>
        </table:table-row>
        <table:table-row table:style-name="ro1">
          <table:table-cell/>
          <table:table-cell office:value-type="float" office:value="3818500" calcext:value-type="float">
            <text:p>3818500</text:p>
          </table:table-cell>
          <table:table-cell/>
          <table:table-cell office:value-type="float" office:value="3025378" calcext:value-type="float">
            <text:p>3025378</text:p>
          </table:table-cell>
        </table:table-row>
        <table:table-row table:style-name="ro1">
          <table:table-cell/>
          <table:table-cell office:value-type="float" office:value="3233597" calcext:value-type="float">
            <text:p>3233597</text:p>
          </table:table-cell>
          <table:table-cell/>
          <table:table-cell office:value-type="float" office:value="3103999" calcext:value-type="float">
            <text:p>3103999</text:p>
          </table:table-cell>
        </table:table-row>
        <table:table-row table:style-name="ro1">
          <table:table-cell/>
          <table:table-cell office:value-type="float" office:value="2920752" calcext:value-type="float">
            <text:p>2920752</text:p>
          </table:table-cell>
          <table:table-cell/>
          <table:table-cell office:value-type="float" office:value="2905950" calcext:value-type="float">
            <text:p>2905950</text:p>
          </table:table-cell>
        </table:table-row>
        <table:table-row table:style-name="ro1">
          <table:table-cell/>
          <table:table-cell office:value-type="float" office:value="3122506" calcext:value-type="float">
            <text:p>3122506</text:p>
          </table:table-cell>
          <table:table-cell/>
          <table:table-cell office:value-type="float" office:value="2833365" calcext:value-type="float">
            <text:p>2833365</text:p>
          </table:table-cell>
        </table:table-row>
        <table:table-row table:style-name="ro1">
          <table:table-cell/>
          <table:table-cell office:value-type="float" office:value="4183415" calcext:value-type="float">
            <text:p>4183415</text:p>
          </table:table-cell>
          <table:table-cell/>
          <table:table-cell office:value-type="float" office:value="2889995" calcext:value-type="float">
            <text:p>2889995</text:p>
          </table:table-cell>
        </table:table-row>
        <table:table-row table:style-name="ro1">
          <table:table-cell/>
          <table:table-cell office:value-type="float" office:value="4864932" calcext:value-type="float">
            <text:p>4864932</text:p>
          </table:table-cell>
          <table:table-cell/>
          <table:table-cell office:value-type="float" office:value="3320624" calcext:value-type="float">
            <text:p>3320624</text:p>
          </table:table-cell>
        </table:table-row>
        <table:table-row table:style-name="ro1">
          <table:table-cell/>
          <table:table-cell office:value-type="float" office:value="3346515" calcext:value-type="float">
            <text:p>3346515</text:p>
          </table:table-cell>
          <table:table-cell/>
          <table:table-cell office:value-type="float" office:value="2800402" calcext:value-type="float">
            <text:p>2800402</text:p>
          </table:table-cell>
        </table:table-row>
        <table:table-row table:style-name="ro1">
          <table:table-cell/>
          <table:table-cell office:value-type="float" office:value="2962469" calcext:value-type="float">
            <text:p>2962469</text:p>
          </table:table-cell>
          <table:table-cell/>
          <table:table-cell office:value-type="float" office:value="3056414" calcext:value-type="float">
            <text:p>3056414</text:p>
          </table:table-cell>
        </table:table-row>
        <table:table-row table:style-name="ro1">
          <table:table-cell/>
          <table:table-cell office:value-type="float" office:value="3038590" calcext:value-type="float">
            <text:p>3038590</text:p>
          </table:table-cell>
          <table:table-cell/>
          <table:table-cell office:value-type="float" office:value="2927258" calcext:value-type="float">
            <text:p>2927258</text:p>
          </table:table-cell>
        </table:table-row>
        <table:table-row table:style-name="ro1">
          <table:table-cell/>
          <table:table-cell office:value-type="float" office:value="3453165" calcext:value-type="float">
            <text:p>3453165</text:p>
          </table:table-cell>
          <table:table-cell/>
          <table:table-cell office:value-type="float" office:value="2852783" calcext:value-type="float">
            <text:p>2852783</text:p>
          </table:table-cell>
        </table:table-row>
        <table:table-row table:style-name="ro1">
          <table:table-cell/>
          <table:table-cell office:value-type="float" office:value="3173604" calcext:value-type="float">
            <text:p>3173604</text:p>
          </table:table-cell>
          <table:table-cell/>
          <table:table-cell office:value-type="float" office:value="3103866" calcext:value-type="float">
            <text:p>3103866</text:p>
          </table:table-cell>
        </table:table-row>
        <table:table-row table:style-name="ro1">
          <table:table-cell/>
          <table:table-cell office:value-type="float" office:value="3520138" calcext:value-type="float">
            <text:p>3520138</text:p>
          </table:table-cell>
          <table:table-cell/>
          <table:table-cell office:value-type="float" office:value="2846217" calcext:value-type="float">
            <text:p>2846217</text:p>
          </table:table-cell>
        </table:table-row>
        <table:table-row table:style-name="ro1">
          <table:table-cell/>
          <table:table-cell office:value-type="float" office:value="2908828" calcext:value-type="float">
            <text:p>2908828</text:p>
          </table:table-cell>
          <table:table-cell/>
          <table:table-cell office:value-type="float" office:value="3028949" calcext:value-type="float">
            <text:p>3028949</text:p>
          </table:table-cell>
        </table:table-row>
        <table:table-row table:style-name="ro1">
          <table:table-cell/>
          <table:table-cell office:value-type="float" office:value="3353562" calcext:value-type="float">
            <text:p>3353562</text:p>
          </table:table-cell>
          <table:table-cell/>
          <table:table-cell office:value-type="float" office:value="4364650" calcext:value-type="float">
            <text:p>4364650</text:p>
          </table:table-cell>
        </table:table-row>
        <table:table-row table:style-name="ro1">
          <table:table-cell/>
          <table:table-cell office:value-type="float" office:value="4483957" calcext:value-type="float">
            <text:p>4483957</text:p>
          </table:table-cell>
          <table:table-cell/>
          <table:table-cell office:value-type="float" office:value="5017939" calcext:value-type="float">
            <text:p>5017939</text:p>
          </table:table-cell>
        </table:table-row>
        <table:table-row table:style-name="ro1">
          <table:table-cell/>
          <table:table-cell office:value-type="float" office:value="4724678" calcext:value-type="float">
            <text:p>4724678</text:p>
          </table:table-cell>
          <table:table-cell/>
          <table:table-cell office:value-type="float" office:value="3435996" calcext:value-type="float">
            <text:p>3435996</text:p>
          </table:table-cell>
        </table:table-row>
        <table:table-row table:style-name="ro1">
          <table:table-cell/>
          <table:table-cell office:value-type="float" office:value="3272575" calcext:value-type="float">
            <text:p>3272575</text:p>
          </table:table-cell>
          <table:table-cell/>
          <table:table-cell office:value-type="float" office:value="3064721" calcext:value-type="float">
            <text:p>3064721</text:p>
          </table:table-cell>
        </table:table-row>
        <table:table-row table:style-name="ro1">
          <table:table-cell/>
          <table:table-cell office:value-type="float" office:value="2925212" calcext:value-type="float">
            <text:p>2925212</text:p>
          </table:table-cell>
          <table:table-cell/>
          <table:table-cell office:value-type="float" office:value="3276665" calcext:value-type="float">
            <text:p>3276665</text:p>
          </table:table-cell>
        </table:table-row>
        <table:table-row table:style-name="ro1">
          <table:table-cell/>
          <table:table-cell office:value-type="float" office:value="3206456" calcext:value-type="float">
            <text:p>3206456</text:p>
          </table:table-cell>
          <table:table-cell/>
          <table:table-cell office:value-type="float" office:value="2958475" calcext:value-type="float">
            <text:p>2958475</text:p>
          </table:table-cell>
        </table:table-row>
        <table:table-row table:style-name="ro1">
          <table:table-cell/>
          <table:table-cell office:value-type="float" office:value="3244245" calcext:value-type="float">
            <text:p>3244245</text:p>
          </table:table-cell>
          <table:table-cell/>
          <table:table-cell office:value-type="float" office:value="2836388" calcext:value-type="float">
            <text:p>2836388</text:p>
          </table:table-cell>
        </table:table-row>
        <table:table-row table:style-name="ro1">
          <table:table-cell/>
          <table:table-cell office:value-type="float" office:value="3175335" calcext:value-type="float">
            <text:p>3175335</text:p>
          </table:table-cell>
          <table:table-cell/>
          <table:table-cell office:value-type="float" office:value="3114710" calcext:value-type="float">
            <text:p>3114710</text:p>
          </table:table-cell>
        </table:table-row>
        <table:table-row table:style-name="ro1">
          <table:table-cell/>
          <table:table-cell office:value-type="float" office:value="3550146" calcext:value-type="float">
            <text:p>3550146</text:p>
          </table:table-cell>
          <table:table-cell/>
          <table:table-cell office:value-type="float" office:value="2831497" calcext:value-type="float">
            <text:p>2831497</text:p>
          </table:table-cell>
        </table:table-row>
        <table:table-row table:style-name="ro1">
          <table:table-cell/>
          <table:table-cell office:value-type="float" office:value="2975344" calcext:value-type="float">
            <text:p>2975344</text:p>
          </table:table-cell>
          <table:table-cell/>
          <table:table-cell office:value-type="float" office:value="3217792" calcext:value-type="float">
            <text:p>3217792</text:p>
          </table:table-cell>
        </table:table-row>
        <table:table-row table:style-name="ro1">
          <table:table-cell/>
          <table:table-cell office:value-type="float" office:value="3099757" calcext:value-type="float">
            <text:p>3099757</text:p>
          </table:table-cell>
          <table:table-cell/>
          <table:table-cell office:value-type="float" office:value="3212384" calcext:value-type="float">
            <text:p>3212384</text:p>
          </table:table-cell>
        </table:table-row>
        <table:table-row table:style-name="ro1">
          <table:table-cell/>
          <table:table-cell office:value-type="float" office:value="4278146" calcext:value-type="float">
            <text:p>4278146</text:p>
          </table:table-cell>
          <table:table-cell/>
          <table:table-cell office:value-type="float" office:value="3001643" calcext:value-type="float">
            <text:p>3001643</text:p>
          </table:table-cell>
        </table:table-row>
        <table:table-row table:style-name="ro1">
          <table:table-cell/>
          <table:table-cell office:value-type="float" office:value="4977343" calcext:value-type="float">
            <text:p>4977343</text:p>
          </table:table-cell>
          <table:table-cell/>
          <table:table-cell office:value-type="float" office:value="3113917" calcext:value-type="float">
            <text:p>3113917</text:p>
          </table:table-cell>
        </table:table-row>
        <table:table-row table:style-name="ro1">
          <table:table-cell/>
          <table:table-cell office:value-type="float" office:value="3378416" calcext:value-type="float">
            <text:p>3378416</text:p>
          </table:table-cell>
          <table:table-cell/>
          <table:table-cell office:value-type="float" office:value="2817663" calcext:value-type="float">
            <text:p>2817663</text:p>
          </table:table-cell>
        </table:table-row>
        <table:table-row table:style-name="ro1">
          <table:table-cell/>
          <table:table-cell office:value-type="float" office:value="3020147" calcext:value-type="float">
            <text:p>3020147</text:p>
          </table:table-cell>
          <table:table-cell/>
          <table:table-cell office:value-type="float" office:value="2974594" calcext:value-type="float">
            <text:p>2974594</text:p>
          </table:table-cell>
        </table:table-row>
        <table:table-row table:style-name="ro1">
          <table:table-cell/>
          <table:table-cell office:value-type="float" office:value="3360608" calcext:value-type="float">
            <text:p>3360608</text:p>
          </table:table-cell>
          <table:table-cell/>
          <table:table-cell office:value-type="float" office:value="3015661" calcext:value-type="float">
            <text:p>3015661</text:p>
          </table:table-cell>
        </table:table-row>
        <table:table-row table:style-name="ro1">
          <table:table-cell/>
          <table:table-cell office:value-type="float" office:value="3175852" calcext:value-type="float">
            <text:p>3175852</text:p>
          </table:table-cell>
          <table:table-cell/>
          <table:table-cell office:value-type="float" office:value="2803213" calcext:value-type="float">
            <text:p>2803213</text:p>
          </table:table-cell>
        </table:table-row>
        <table:table-row table:style-name="ro1">
          <table:table-cell/>
          <table:table-cell office:value-type="float" office:value="2902779" calcext:value-type="float">
            <text:p>2902779</text:p>
          </table:table-cell>
          <table:table-cell/>
          <table:table-cell office:value-type="float" office:value="3364888" calcext:value-type="float">
            <text:p>3364888</text:p>
          </table:table-cell>
        </table:table-row>
        <table:table-row table:style-name="ro1">
          <table:table-cell/>
          <table:table-cell office:value-type="float" office:value="3287199" calcext:value-type="float">
            <text:p>3287199</text:p>
          </table:table-cell>
          <table:table-cell/>
          <table:table-cell office:value-type="float" office:value="4887804" calcext:value-type="float">
            <text:p>4887804</text:p>
          </table:table-cell>
        </table:table-row>
        <table:table-row table:style-name="ro1">
          <table:table-cell/>
          <table:table-cell office:value-type="float" office:value="5264286" calcext:value-type="float">
            <text:p>5264286</text:p>
          </table:table-cell>
          <table:table-cell/>
          <table:table-cell office:value-type="float" office:value="4165820" calcext:value-type="float">
            <text:p>4165820</text:p>
          </table:table-cell>
        </table:table-row>
        <table:table-row table:style-name="ro1">
          <table:table-cell/>
          <table:table-cell office:value-type="float" office:value="4175457" calcext:value-type="float">
            <text:p>4175457</text:p>
          </table:table-cell>
          <table:table-cell/>
          <table:table-cell office:value-type="float" office:value="3120085" calcext:value-type="float">
            <text:p>3120085</text:p>
          </table:table-cell>
        </table:table-row>
        <table:table-row table:style-name="ro1">
          <table:table-cell/>
          <table:table-cell office:value-type="float" office:value="3169907" calcext:value-type="float">
            <text:p>3169907</text:p>
          </table:table-cell>
          <table:table-cell/>
          <table:table-cell office:value-type="float" office:value="2813388" calcext:value-type="float">
            <text:p>2813388</text:p>
          </table:table-cell>
        </table:table-row>
        <table:table-row table:style-name="ro1">
          <table:table-cell/>
          <table:table-cell office:value-type="float" office:value="3203864" calcext:value-type="float">
            <text:p>3203864</text:p>
          </table:table-cell>
          <table:table-cell/>
          <table:table-cell office:value-type="float" office:value="3003983" calcext:value-type="float">
            <text:p>3003983</text:p>
          </table:table-cell>
        </table:table-row>
        <table:table-row table:style-name="ro1">
          <table:table-cell/>
          <table:table-cell office:value-type="float" office:value="3606867" calcext:value-type="float">
            <text:p>3606867</text:p>
          </table:table-cell>
          <table:table-cell/>
          <table:table-cell office:value-type="float" office:value="2980291" calcext:value-type="float">
            <text:p>2980291</text:p>
          </table:table-cell>
        </table:table-row>
        <table:table-row table:style-name="ro1">
          <table:table-cell/>
          <table:table-cell office:value-type="float" office:value="3206970" calcext:value-type="float">
            <text:p>3206970</text:p>
          </table:table-cell>
          <table:table-cell/>
          <table:table-cell office:value-type="float" office:value="2809248" calcext:value-type="float">
            <text:p>2809248</text:p>
          </table:table-cell>
        </table:table-row>
        <table:table-row table:style-name="ro1">
          <table:table-cell/>
          <table:table-cell office:value-type="float" office:value="3451273" calcext:value-type="float">
            <text:p>3451273</text:p>
          </table:table-cell>
          <table:table-cell/>
          <table:table-cell office:value-type="float" office:value="3350563" calcext:value-type="float">
            <text:p>3350563</text:p>
          </table:table-cell>
        </table:table-row>
        <table:table-row table:style-name="ro1">
          <table:table-cell/>
          <table:table-cell office:value-type="float" office:value="4732087" calcext:value-type="float">
            <text:p>4732087</text:p>
          </table:table-cell>
          <table:table-cell/>
          <table:table-cell office:value-type="float" office:value="3054098" calcext:value-type="float">
            <text:p>3054098</text:p>
          </table:table-cell>
        </table:table-row>
        <table:table-row table:style-name="ro1">
          <table:table-cell/>
          <table:table-cell office:value-type="float" office:value="2925452" calcext:value-type="float">
            <text:p>2925452</text:p>
          </table:table-cell>
          <table:table-cell/>
          <table:table-cell office:value-type="float" office:value="3178642" calcext:value-type="float">
            <text:p>3178642</text:p>
          </table:table-cell>
        </table:table-row>
        <table:table-row table:style-name="ro1">
          <table:table-cell/>
          <table:table-cell office:value-type="float" office:value="2961373" calcext:value-type="float">
            <text:p>2961373</text:p>
          </table:table-cell>
          <table:table-cell/>
          <table:table-cell office:value-type="float" office:value="4102024" calcext:value-type="float">
            <text:p>4102024</text:p>
          </table:table-cell>
        </table:table-row>
        <table:table-row table:style-name="ro1">
          <table:table-cell/>
          <table:table-cell office:value-type="float" office:value="3548941" calcext:value-type="float">
            <text:p>3548941</text:p>
          </table:table-cell>
          <table:table-cell/>
          <table:table-cell office:value-type="float" office:value="4690648" calcext:value-type="float">
            <text:p>4690648</text:p>
          </table:table-cell>
        </table:table-row>
        <table:table-row table:style-name="ro1">
          <table:table-cell/>
          <table:table-cell office:value-type="float" office:value="3918961" calcext:value-type="float">
            <text:p>3918961</text:p>
          </table:table-cell>
          <table:table-cell/>
          <table:table-cell office:value-type="float" office:value="3267754" calcext:value-type="float">
            <text:p>3267754</text:p>
          </table:table-cell>
        </table:table-row>
        <table:table-row table:style-name="ro1">
          <table:table-cell/>
          <table:table-cell office:value-type="float" office:value="3152788" calcext:value-type="float">
            <text:p>3152788</text:p>
          </table:table-cell>
          <table:table-cell/>
          <table:table-cell office:value-type="float" office:value="2915988" calcext:value-type="float">
            <text:p>2915988</text:p>
          </table:table-cell>
        </table:table-row>
        <table:table-row table:style-name="ro1">
          <table:table-cell/>
          <table:table-cell office:value-type="float" office:value="2889687" calcext:value-type="float">
            <text:p>2889687</text:p>
          </table:table-cell>
          <table:table-cell/>
          <table:table-cell office:value-type="float" office:value="2884104" calcext:value-type="float">
            <text:p>2884104</text:p>
          </table:table-cell>
        </table:table-row>
        <table:table-row table:style-name="ro1">
          <table:table-cell/>
          <table:table-cell office:value-type="float" office:value="3372837" calcext:value-type="float">
            <text:p>3372837</text:p>
          </table:table-cell>
          <table:table-cell/>
          <table:table-cell office:value-type="float" office:value="3091718" calcext:value-type="float">
            <text:p>3091718</text:p>
          </table:table-cell>
        </table:table-row>
        <table:table-row table:style-name="ro1">
          <table:table-cell/>
          <table:table-cell office:value-type="float" office:value="4951329" calcext:value-type="float">
            <text:p>4951329</text:p>
          </table:table-cell>
          <table:table-cell/>
          <table:table-cell office:value-type="float" office:value="2968752" calcext:value-type="float">
            <text:p>2968752</text:p>
          </table:table-cell>
        </table:table-row>
        <table:table-row table:style-name="ro1">
          <table:table-cell/>
          <table:table-cell office:value-type="float" office:value="2706141" calcext:value-type="float">
            <text:p>2706141</text:p>
          </table:table-cell>
          <table:table-cell/>
          <table:table-cell office:value-type="float" office:value="3283253" calcext:value-type="float">
            <text:p>3283253</text:p>
          </table:table-cell>
        </table:table-row>
        <table:table-row table:style-name="ro1">
          <table:table-cell/>
          <table:table-cell office:value-type="float" office:value="2929069" calcext:value-type="float">
            <text:p>2929069</text:p>
          </table:table-cell>
          <table:table-cell/>
          <table:table-cell office:value-type="float" office:value="2921058" calcext:value-type="float">
            <text:p>2921058</text:p>
          </table:table-cell>
        </table:table-row>
        <table:table-row table:style-name="ro1">
          <table:table-cell/>
          <table:table-cell office:value-type="float" office:value="4028901" calcext:value-type="float">
            <text:p>4028901</text:p>
          </table:table-cell>
          <table:table-cell/>
          <table:table-cell office:value-type="float" office:value="2870588" calcext:value-type="float">
            <text:p>2870588</text:p>
          </table:table-cell>
        </table:table-row>
        <table:table-row table:style-name="ro1">
          <table:table-cell/>
          <table:table-cell office:value-type="float" office:value="3617457" calcext:value-type="float">
            <text:p>3617457</text:p>
          </table:table-cell>
          <table:table-cell/>
          <table:table-cell office:value-type="float" office:value="3112934" calcext:value-type="float">
            <text:p>3112934</text:p>
          </table:table-cell>
        </table:table-row>
        <table:table-row table:style-name="ro1">
          <table:table-cell/>
          <table:table-cell office:value-type="float" office:value="3281661" calcext:value-type="float">
            <text:p>3281661</text:p>
          </table:table-cell>
          <table:table-cell/>
          <table:table-cell office:value-type="float" office:value="2803348" calcext:value-type="float">
            <text:p>2803348</text:p>
          </table:table-cell>
        </table:table-row>
        <table:table-row table:style-name="ro1">
          <table:table-cell/>
          <table:table-cell office:value-type="float" office:value="3369602" calcext:value-type="float">
            <text:p>3369602</text:p>
          </table:table-cell>
          <table:table-cell/>
          <table:table-cell office:value-type="float" office:value="3002138" calcext:value-type="float">
            <text:p>3002138</text:p>
          </table:table-cell>
        </table:table-row>
        <table:table-row table:style-name="ro1">
          <table:table-cell/>
          <table:table-cell office:value-type="float" office:value="3381752" calcext:value-type="float">
            <text:p>3381752</text:p>
          </table:table-cell>
          <table:table-cell/>
          <table:table-cell office:value-type="float" office:value="2990234" calcext:value-type="float">
            <text:p>2990234</text:p>
          </table:table-cell>
        </table:table-row>
        <table:table-row table:style-name="ro1">
          <table:table-cell/>
          <table:table-cell office:value-type="float" office:value="3158953" calcext:value-type="float">
            <text:p>3158953</text:p>
          </table:table-cell>
          <table:table-cell/>
          <table:table-cell office:value-type="float" office:value="2818151" calcext:value-type="float">
            <text:p>2818151</text:p>
          </table:table-cell>
        </table:table-row>
        <table:table-row table:style-name="ro1">
          <table:table-cell/>
          <table:table-cell office:value-type="float" office:value="3456518" calcext:value-type="float">
            <text:p>3456518</text:p>
          </table:table-cell>
          <table:table-cell/>
          <table:table-cell office:value-type="float" office:value="3113859" calcext:value-type="float">
            <text:p>3113859</text:p>
          </table:table-cell>
        </table:table-row>
        <table:table-row table:style-name="ro1">
          <table:table-cell/>
          <table:table-cell office:value-type="float" office:value="2923957" calcext:value-type="float">
            <text:p>2923957</text:p>
          </table:table-cell>
          <table:table-cell/>
          <table:table-cell office:value-type="float" office:value="4937930" calcext:value-type="float">
            <text:p>4937930</text:p>
          </table:table-cell>
        </table:table-row>
        <table:table-row table:style-name="ro1">
          <table:table-cell/>
          <table:table-cell office:value-type="float" office:value="3375577" calcext:value-type="float">
            <text:p>3375577</text:p>
          </table:table-cell>
          <table:table-cell/>
          <table:table-cell office:value-type="float" office:value="4132172" calcext:value-type="float">
            <text:p>4132172</text:p>
          </table:table-cell>
        </table:table-row>
        <table:table-row table:style-name="ro1">
          <table:table-cell/>
          <table:table-cell office:value-type="float" office:value="4639492" calcext:value-type="float">
            <text:p>4639492</text:p>
          </table:table-cell>
          <table:table-cell/>
          <table:table-cell office:value-type="float" office:value="3099828" calcext:value-type="float">
            <text:p>3099828</text:p>
          </table:table-cell>
        </table:table-row>
        <table:table-row table:style-name="ro1">
          <table:table-cell/>
          <table:table-cell office:value-type="float" office:value="4643127" calcext:value-type="float">
            <text:p>4643127</text:p>
          </table:table-cell>
          <table:table-cell/>
          <table:table-cell office:value-type="float" office:value="2801796" calcext:value-type="float">
            <text:p>2801796</text:p>
          </table:table-cell>
        </table:table-row>
        <table:table-row table:style-name="ro1">
          <table:table-cell/>
          <table:table-cell office:value-type="float" office:value="3289246" calcext:value-type="float">
            <text:p>3289246</text:p>
          </table:table-cell>
          <table:table-cell/>
          <table:table-cell office:value-type="float" office:value="3037236" calcext:value-type="float">
            <text:p>3037236</text:p>
          </table:table-cell>
        </table:table-row>
        <table:table-row table:style-name="ro1">
          <table:table-cell/>
          <table:table-cell office:value-type="float" office:value="3255766" calcext:value-type="float">
            <text:p>3255766</text:p>
          </table:table-cell>
          <table:table-cell/>
          <table:table-cell office:value-type="float" office:value="4136833" calcext:value-type="float">
            <text:p>4136833</text:p>
          </table:table-cell>
        </table:table-row>
        <table:table-row table:style-name="ro1">
          <table:table-cell/>
          <table:table-cell office:value-type="float" office:value="3411538" calcext:value-type="float">
            <text:p>3411538</text:p>
          </table:table-cell>
          <table:table-cell/>
          <table:table-cell office:value-type="float" office:value="3899930" calcext:value-type="float">
            <text:p>3899930</text:p>
          </table:table-cell>
        </table:table-row>
        <table:table-row table:style-name="ro1">
          <table:table-cell/>
          <table:table-cell office:value-type="float" office:value="3049501" calcext:value-type="float">
            <text:p>3049501</text:p>
          </table:table-cell>
          <table:table-cell/>
          <table:table-cell office:value-type="float" office:value="2725632" calcext:value-type="float">
            <text:p>2725632</text:p>
          </table:table-cell>
        </table:table-row>
        <table:table-row table:style-name="ro1">
          <table:table-cell/>
          <table:table-cell office:value-type="float" office:value="3029657" calcext:value-type="float">
            <text:p>3029657</text:p>
          </table:table-cell>
          <table:table-cell/>
          <table:table-cell office:value-type="float" office:value="3034627" calcext:value-type="float">
            <text:p>3034627</text:p>
          </table:table-cell>
        </table:table-row>
        <table:table-row table:style-name="ro1">
          <table:table-cell/>
          <table:table-cell office:value-type="float" office:value="3248320" calcext:value-type="float">
            <text:p>3248320</text:p>
          </table:table-cell>
          <table:table-cell/>
          <table:table-cell office:value-type="float" office:value="4131614" calcext:value-type="float">
            <text:p>4131614</text:p>
          </table:table-cell>
        </table:table-row>
        <table:table-row table:style-name="ro1">
          <table:table-cell/>
          <table:table-cell office:value-type="float" office:value="2932851" calcext:value-type="float">
            <text:p>2932851</text:p>
          </table:table-cell>
          <table:table-cell/>
          <table:table-cell office:value-type="float" office:value="3098103" calcext:value-type="float">
            <text:p>3098103</text:p>
          </table:table-cell>
        </table:table-row>
        <table:table-row table:style-name="ro1">
          <table:table-cell/>
          <table:table-cell office:value-type="float" office:value="3485929" calcext:value-type="float">
            <text:p>3485929</text:p>
          </table:table-cell>
          <table:table-cell/>
          <table:table-cell office:value-type="float" office:value="2799938" calcext:value-type="float">
            <text:p>2799938</text:p>
          </table:table-cell>
        </table:table-row>
        <table:table-row table:style-name="ro1">
          <table:table-cell/>
          <table:table-cell office:value-type="float" office:value="3036421" calcext:value-type="float">
            <text:p>3036421</text:p>
          </table:table-cell>
          <table:table-cell/>
          <table:table-cell office:value-type="float" office:value="3029167" calcext:value-type="float">
            <text:p>3029167</text:p>
          </table:table-cell>
        </table:table-row>
        <table:table-row table:style-name="ro1">
          <table:table-cell/>
          <table:table-cell office:value-type="float" office:value="3107868" calcext:value-type="float">
            <text:p>3107868</text:p>
          </table:table-cell>
          <table:table-cell/>
          <table:table-cell office:value-type="float" office:value="2963520" calcext:value-type="float">
            <text:p>2963520</text:p>
          </table:table-cell>
        </table:table-row>
        <table:table-row table:style-name="ro1">
          <table:table-cell/>
          <table:table-cell office:value-type="float" office:value="3908352" calcext:value-type="float">
            <text:p>3908352</text:p>
          </table:table-cell>
          <table:table-cell/>
          <table:table-cell office:value-type="float" office:value="2836293" calcext:value-type="float">
            <text:p>2836293</text:p>
          </table:table-cell>
        </table:table-row>
        <table:table-row table:style-name="ro1">
          <table:table-cell/>
          <table:table-cell office:value-type="float" office:value="5192385" calcext:value-type="float">
            <text:p>5192385</text:p>
          </table:table-cell>
          <table:table-cell/>
          <table:table-cell office:value-type="float" office:value="3143689" calcext:value-type="float">
            <text:p>3143689</text:p>
          </table:table-cell>
        </table:table-row>
        <table:table-row table:style-name="ro1">
          <table:table-cell/>
          <table:table-cell office:value-type="float" office:value="3513520" calcext:value-type="float">
            <text:p>3513520</text:p>
          </table:table-cell>
          <table:table-cell/>
          <table:table-cell office:value-type="float" office:value="5042741" calcext:value-type="float">
            <text:p>5042741</text:p>
          </table:table-cell>
        </table:table-row>
        <table:table-row table:style-name="ro1">
          <table:table-cell/>
          <table:table-cell office:value-type="float" office:value="3061124" calcext:value-type="float">
            <text:p>3061124</text:p>
          </table:table-cell>
          <table:table-cell/>
          <table:table-cell office:value-type="float" office:value="4010454" calcext:value-type="float">
            <text:p>4010454</text:p>
          </table:table-cell>
        </table:table-row>
        <table:table-row table:style-name="ro1">
          <table:table-cell/>
          <table:table-cell office:value-type="float" office:value="3013296" calcext:value-type="float">
            <text:p>3013296</text:p>
          </table:table-cell>
          <table:table-cell/>
          <table:table-cell office:value-type="float" office:value="3078021" calcext:value-type="float">
            <text:p>3078021</text:p>
          </table:table-cell>
        </table:table-row>
        <table:table-row table:style-name="ro1">
          <table:table-cell/>
          <table:table-cell office:value-type="float" office:value="3269694" calcext:value-type="float">
            <text:p>3269694</text:p>
          </table:table-cell>
          <table:table-cell/>
          <table:table-cell office:value-type="float" office:value="3020737" calcext:value-type="float">
            <text:p>3020737</text:p>
          </table:table-cell>
        </table:table-row>
        <table:table-row table:style-name="ro1">
          <table:table-cell/>
          <table:table-cell office:value-type="float" office:value="3025457" calcext:value-type="float">
            <text:p>3025457</text:p>
          </table:table-cell>
          <table:table-cell/>
          <table:table-cell office:value-type="float" office:value="3063916" calcext:value-type="float">
            <text:p>3063916</text:p>
          </table:table-cell>
        </table:table-row>
        <table:table-row table:style-name="ro1">
          <table:table-cell/>
          <table:table-cell office:value-type="float" office:value="3317121" calcext:value-type="float">
            <text:p>3317121</text:p>
          </table:table-cell>
          <table:table-cell/>
          <table:table-cell office:value-type="float" office:value="4471007" calcext:value-type="float">
            <text:p>4471007</text:p>
          </table:table-cell>
        </table:table-row>
        <table:table-row table:style-name="ro1">
          <table:table-cell/>
          <table:table-cell office:value-type="float" office:value="4480580" calcext:value-type="float">
            <text:p>4480580</text:p>
          </table:table-cell>
          <table:table-cell/>
          <table:table-cell office:value-type="float" office:value="2925414" calcext:value-type="float">
            <text:p>2925414</text:p>
          </table:table-cell>
        </table:table-row>
        <table:table-row table:style-name="ro1">
          <table:table-cell/>
          <table:table-cell office:value-type="float" office:value="4864947" calcext:value-type="float">
            <text:p>4864947</text:p>
          </table:table-cell>
          <table:table-cell/>
          <table:table-cell office:value-type="float" office:value="2928008" calcext:value-type="float">
            <text:p>2928008</text:p>
          </table:table-cell>
        </table:table-row>
        <table:table-row table:style-name="ro1">
          <table:table-cell/>
          <table:table-cell office:value-type="float" office:value="3850450" calcext:value-type="float">
            <text:p>3850450</text:p>
          </table:table-cell>
          <table:table-cell/>
          <table:table-cell office:value-type="float" office:value="3040067" calcext:value-type="float">
            <text:p>3040067</text:p>
          </table:table-cell>
        </table:table-row>
        <table:table-row table:style-name="ro1">
          <table:table-cell/>
          <table:table-cell office:value-type="float" office:value="3391735" calcext:value-type="float">
            <text:p>3391735</text:p>
          </table:table-cell>
          <table:table-cell/>
          <table:table-cell office:value-type="float" office:value="4084960" calcext:value-type="float">
            <text:p>4084960</text:p>
          </table:table-cell>
        </table:table-row>
        <table:table-row table:style-name="ro1">
          <table:table-cell/>
          <table:table-cell office:value-type="float" office:value="3085409" calcext:value-type="float">
            <text:p>3085409</text:p>
          </table:table-cell>
          <table:table-cell/>
          <table:table-cell office:value-type="float" office:value="3142728" calcext:value-type="float">
            <text:p>3142728</text:p>
          </table:table-cell>
        </table:table-row>
        <table:table-row table:style-name="ro1">
          <table:table-cell/>
          <table:table-cell office:value-type="float" office:value="3373899" calcext:value-type="float">
            <text:p>3373899</text:p>
          </table:table-cell>
          <table:table-cell/>
          <table:table-cell office:value-type="float" office:value="2982378" calcext:value-type="float">
            <text:p>2982378</text:p>
          </table:table-cell>
        </table:table-row>
        <table:table-row table:style-name="ro1">
          <table:table-cell/>
          <table:table-cell office:value-type="float" office:value="2979064" calcext:value-type="float">
            <text:p>2979064</text:p>
          </table:table-cell>
          <table:table-cell/>
          <table:table-cell office:value-type="float" office:value="2816972" calcext:value-type="float">
            <text:p>2816972</text:p>
          </table:table-cell>
        </table:table-row>
        <table:table-row table:style-name="ro1">
          <table:table-cell/>
          <table:table-cell office:value-type="float" office:value="3268411" calcext:value-type="float">
            <text:p>3268411</text:p>
          </table:table-cell>
          <table:table-cell/>
          <table:table-cell office:value-type="float" office:value="3111953" calcext:value-type="float">
            <text:p>3111953</text:p>
          </table:table-cell>
        </table:table-row>
        <table:table-row table:style-name="ro1">
          <table:table-cell/>
          <table:table-cell office:value-type="float" office:value="3134304" calcext:value-type="float">
            <text:p>3134304</text:p>
          </table:table-cell>
          <table:table-cell/>
          <table:table-cell office:value-type="float" office:value="4950740" calcext:value-type="float">
            <text:p>4950740</text:p>
          </table:table-cell>
        </table:table-row>
        <table:table-row table:style-name="ro1">
          <table:table-cell/>
          <table:table-cell office:value-type="float" office:value="3167156" calcext:value-type="float">
            <text:p>3167156</text:p>
          </table:table-cell>
          <table:table-cell/>
          <table:table-cell office:value-type="float" office:value="4118777" calcext:value-type="float">
            <text:p>4118777</text:p>
          </table:table-cell>
        </table:table-row>
        <table:table-row table:style-name="ro1">
          <table:table-cell/>
          <table:table-cell office:value-type="float" office:value="3353263" calcext:value-type="float">
            <text:p>3353263</text:p>
          </table:table-cell>
          <table:table-cell/>
          <table:table-cell office:value-type="float" office:value="3102684" calcext:value-type="float">
            <text:p>3102684</text:p>
          </table:table-cell>
        </table:table-row>
        <table:table-row table:style-name="ro1">
          <table:table-cell/>
          <table:table-cell office:value-type="float" office:value="3272286" calcext:value-type="float">
            <text:p>3272286</text:p>
          </table:table-cell>
          <table:table-cell/>
          <table:table-cell office:value-type="float" office:value="2798539" calcext:value-type="float">
            <text:p>2798539</text:p>
          </table:table-cell>
        </table:table-row>
        <table:table-row table:style-name="ro1">
          <table:table-cell/>
          <table:table-cell office:value-type="float" office:value="3345224" calcext:value-type="float">
            <text:p>3345224</text:p>
          </table:table-cell>
          <table:table-cell/>
          <table:table-cell office:value-type="float" office:value="3015696" calcext:value-type="float">
            <text:p>3015696</text:p>
          </table:table-cell>
        </table:table-row>
        <table:table-row table:style-name="ro1">
          <table:table-cell/>
          <table:table-cell office:value-type="float" office:value="2969347" calcext:value-type="float">
            <text:p>2969347</text:p>
          </table:table-cell>
          <table:table-cell/>
          <table:table-cell office:value-type="float" office:value="2967473" calcext:value-type="float">
            <text:p>2967473</text:p>
          </table:table-cell>
        </table:table-row>
        <table:table-row table:style-name="ro1">
          <table:table-cell/>
          <table:table-cell office:value-type="float" office:value="3192463" calcext:value-type="float">
            <text:p>3192463</text:p>
          </table:table-cell>
          <table:table-cell/>
          <table:table-cell office:value-type="float" office:value="2989006" calcext:value-type="float">
            <text:p>2989006</text:p>
          </table:table-cell>
        </table:table-row>
        <table:table-row table:style-name="ro1">
          <table:table-cell/>
          <table:table-cell office:value-type="float" office:value="4478397" calcext:value-type="float">
            <text:p>4478397</text:p>
          </table:table-cell>
          <table:table-cell/>
          <table:table-cell office:value-type="float" office:value="3347735" calcext:value-type="float">
            <text:p>3347735</text:p>
          </table:table-cell>
        </table:table-row>
        <table:table-row table:style-name="ro1">
          <table:table-cell/>
          <table:table-cell office:value-type="float" office:value="4940782" calcext:value-type="float">
            <text:p>4940782</text:p>
          </table:table-cell>
          <table:table-cell/>
          <table:table-cell office:value-type="float" office:value="2800925" calcext:value-type="float">
            <text:p>2800925</text:p>
          </table:table-cell>
        </table:table-row>
        <table:table-row table:style-name="ro1">
          <table:table-cell/>
          <table:table-cell office:value-type="float" office:value="3345384" calcext:value-type="float">
            <text:p>3345384</text:p>
          </table:table-cell>
          <table:table-cell/>
          <table:table-cell office:value-type="float" office:value="3242218" calcext:value-type="float">
            <text:p>3242218</text:p>
          </table:table-cell>
        </table:table-row>
        <table:table-row table:style-name="ro1">
          <table:table-cell/>
          <table:table-cell office:value-type="float" office:value="3038188" calcext:value-type="float">
            <text:p>3038188</text:p>
          </table:table-cell>
          <table:table-cell/>
          <table:table-cell office:value-type="float" office:value="4149313" calcext:value-type="float">
            <text:p>4149313</text:p>
          </table:table-cell>
        </table:table-row>
        <table:table-row table:style-name="ro1">
          <table:table-cell/>
          <table:table-cell office:value-type="float" office:value="3172121" calcext:value-type="float">
            <text:p>3172121</text:p>
          </table:table-cell>
          <table:table-cell/>
          <table:table-cell office:value-type="float" office:value="4674497" calcext:value-type="float">
            <text:p>4674497</text:p>
          </table:table-cell>
        </table:table-row>
        <table:table-row table:style-name="ro1">
          <table:table-cell/>
          <table:table-cell office:value-type="float" office:value="3174373" calcext:value-type="float">
            <text:p>3174373</text:p>
          </table:table-cell>
          <table:table-cell/>
          <table:table-cell office:value-type="float" office:value="3246813" calcext:value-type="float">
            <text:p>3246813</text:p>
          </table:table-cell>
        </table:table-row>
        <table:table-row table:style-name="ro1">
          <table:table-cell/>
          <table:table-cell office:value-type="float" office:value="3053937" calcext:value-type="float">
            <text:p>3053937</text:p>
          </table:table-cell>
          <table:table-cell/>
          <table:table-cell office:value-type="float" office:value="2899283" calcext:value-type="float">
            <text:p>2899283</text:p>
          </table:table-cell>
        </table:table-row>
        <table:table-row table:style-name="ro1">
          <table:table-cell/>
          <table:table-cell office:value-type="float" office:value="3270037" calcext:value-type="float">
            <text:p>3270037</text:p>
          </table:table-cell>
          <table:table-cell/>
          <table:table-cell office:value-type="float" office:value="2916623" calcext:value-type="float">
            <text:p>2916623</text:p>
          </table:table-cell>
        </table:table-row>
        <table:table-row table:style-name="ro1">
          <table:table-cell/>
          <table:table-cell office:value-type="float" office:value="2971445" calcext:value-type="float">
            <text:p>2971445</text:p>
          </table:table-cell>
          <table:table-cell/>
          <table:table-cell office:value-type="float" office:value="3114691" calcext:value-type="float">
            <text:p>3114691</text:p>
          </table:table-cell>
        </table:table-row>
        <table:table-row table:style-name="ro1">
          <table:table-cell/>
          <table:table-cell office:value-type="float" office:value="3253685" calcext:value-type="float">
            <text:p>3253685</text:p>
          </table:table-cell>
          <table:table-cell/>
          <table:table-cell office:value-type="float" office:value="2867102" calcext:value-type="float">
            <text:p>2867102</text:p>
          </table:table-cell>
        </table:table-row>
        <table:table-row table:style-name="ro1">
          <table:table-cell/>
          <table:table-cell office:value-type="float" office:value="4647991" calcext:value-type="float">
            <text:p>4647991</text:p>
          </table:table-cell>
          <table:table-cell/>
          <table:table-cell office:value-type="float" office:value="2977067" calcext:value-type="float">
            <text:p>2977067</text:p>
          </table:table-cell>
        </table:table-row>
        <table:table-row table:style-name="ro1">
          <table:table-cell/>
          <table:table-cell office:value-type="float" office:value="4762873" calcext:value-type="float">
            <text:p>4762873</text:p>
          </table:table-cell>
          <table:table-cell/>
          <table:table-cell office:value-type="float" office:value="3047547" calcext:value-type="float">
            <text:p>3047547</text:p>
          </table:table-cell>
        </table:table-row>
        <table:table-row table:style-name="ro1">
          <table:table-cell/>
          <table:table-cell office:value-type="float" office:value="3341194" calcext:value-type="float">
            <text:p>3341194</text:p>
          </table:table-cell>
          <table:table-cell/>
          <table:table-cell office:value-type="float" office:value="2804005" calcext:value-type="float">
            <text:p>2804005</text:p>
          </table:table-cell>
        </table:table-row>
        <table:table-row table:style-name="ro1">
          <table:table-cell/>
          <table:table-cell office:value-type="float" office:value="3033626" calcext:value-type="float">
            <text:p>3033626</text:p>
          </table:table-cell>
          <table:table-cell/>
          <table:table-cell office:value-type="float" office:value="3089624" calcext:value-type="float">
            <text:p>3089624</text:p>
          </table:table-cell>
        </table:table-row>
        <table:table-row table:style-name="ro1">
          <table:table-cell/>
          <table:table-cell office:value-type="float" office:value="3199496" calcext:value-type="float">
            <text:p>3199496</text:p>
          </table:table-cell>
          <table:table-cell/>
          <table:table-cell office:value-type="float" office:value="4558034" calcext:value-type="float">
            <text:p>4558034</text:p>
          </table:table-cell>
        </table:table-row>
        <table:table-row table:style-name="ro1">
          <table:table-cell/>
          <table:table-cell office:value-type="float" office:value="3351884" calcext:value-type="float">
            <text:p>3351884</text:p>
          </table:table-cell>
          <table:table-cell/>
          <table:table-cell office:value-type="float" office:value="4467245" calcext:value-type="float">
            <text:p>4467245</text:p>
          </table:table-cell>
        </table:table-row>
        <table:table-row table:style-name="ro1">
          <table:table-cell/>
          <table:table-cell office:value-type="float" office:value="3158822" calcext:value-type="float">
            <text:p>3158822</text:p>
          </table:table-cell>
          <table:table-cell/>
          <table:table-cell office:value-type="float" office:value="3112800" calcext:value-type="float">
            <text:p>3112800</text:p>
          </table:table-cell>
        </table:table-row>
        <table:table-row table:style-name="ro1">
          <table:table-cell/>
          <table:table-cell office:value-type="float" office:value="3755415" calcext:value-type="float">
            <text:p>3755415</text:p>
          </table:table-cell>
          <table:table-cell/>
          <table:table-cell office:value-type="float" office:value="2836785" calcext:value-type="float">
            <text:p>2836785</text:p>
          </table:table-cell>
        </table:table-row>
        <table:table-row table:style-name="ro1">
          <table:table-cell/>
          <table:table-cell office:value-type="float" office:value="5284766" calcext:value-type="float">
            <text:p>5284766</text:p>
          </table:table-cell>
          <table:table-cell/>
          <table:table-cell office:value-type="float" office:value="2945501" calcext:value-type="float">
            <text:p>2945501</text:p>
          </table:table-cell>
        </table:table-row>
        <table:table-row table:style-name="ro1">
          <table:table-cell/>
          <table:table-cell office:value-type="float" office:value="3657416" calcext:value-type="float">
            <text:p>3657416</text:p>
          </table:table-cell>
          <table:table-cell/>
          <table:table-cell office:value-type="float" office:value="3040409" calcext:value-type="float">
            <text:p>3040409</text:p>
          </table:table-cell>
        </table:table-row>
        <table:table-row table:style-name="ro1">
          <table:table-cell/>
          <table:table-cell office:value-type="float" office:value="3319758" calcext:value-type="float">
            <text:p>3319758</text:p>
          </table:table-cell>
          <table:table-cell/>
          <table:table-cell office:value-type="float" office:value="2794525" calcext:value-type="float">
            <text:p>2794525</text:p>
          </table:table-cell>
        </table:table-row>
        <table:table-row table:style-name="ro1">
          <table:table-cell/>
          <table:table-cell office:value-type="float" office:value="3138449" calcext:value-type="float">
            <text:p>3138449</text:p>
          </table:table-cell>
          <table:table-cell/>
          <table:table-cell office:value-type="float" office:value="3076849" calcext:value-type="float">
            <text:p>3076849</text:p>
          </table:table-cell>
        </table:table-row>
        <table:table-row table:style-name="ro1">
          <table:table-cell/>
          <table:table-cell office:value-type="float" office:value="3226385" calcext:value-type="float">
            <text:p>3226385</text:p>
          </table:table-cell>
          <table:table-cell/>
          <table:table-cell office:value-type="float" office:value="4996969" calcext:value-type="float">
            <text:p>4996969</text:p>
          </table:table-cell>
        </table:table-row>
        <table:table-row table:style-name="ro1">
          <table:table-cell/>
          <table:table-cell office:value-type="float" office:value="3196896" calcext:value-type="float">
            <text:p>3196896</text:p>
          </table:table-cell>
          <table:table-cell/>
          <table:table-cell office:value-type="float" office:value="4288694" calcext:value-type="float">
            <text:p>4288694</text:p>
          </table:table-cell>
        </table:table-row>
        <table:table-row table:style-name="ro1">
          <table:table-cell/>
          <table:table-cell office:value-type="float" office:value="3060178" calcext:value-type="float">
            <text:p>3060178</text:p>
          </table:table-cell>
          <table:table-cell/>
          <table:table-cell office:value-type="float" office:value="3134903" calcext:value-type="float">
            <text:p>3134903</text:p>
          </table:table-cell>
        </table:table-row>
        <table:table-row table:style-name="ro1">
          <table:table-cell/>
          <table:table-cell office:value-type="float" office:value="2968241" calcext:value-type="float">
            <text:p>2968241</text:p>
          </table:table-cell>
          <table:table-cell/>
          <table:table-cell office:value-type="float" office:value="2820305" calcext:value-type="float">
            <text:p>2820305</text:p>
          </table:table-cell>
        </table:table-row>
        <table:table-row table:style-name="ro1">
          <table:table-cell/>
          <table:table-cell office:value-type="float" office:value="4175635" calcext:value-type="float">
            <text:p>4175635</text:p>
          </table:table-cell>
          <table:table-cell/>
          <table:table-cell office:value-type="float" office:value="2977709" calcext:value-type="float">
            <text:p>2977709</text:p>
          </table:table-cell>
        </table:table-row>
        <table:table-row table:style-name="ro1">
          <table:table-cell/>
          <table:table-cell office:value-type="float" office:value="3664703" calcext:value-type="float">
            <text:p>3664703</text:p>
          </table:table-cell>
          <table:table-cell/>
          <table:table-cell office:value-type="float" office:value="3239215" calcext:value-type="float">
            <text:p>3239215</text:p>
          </table:table-cell>
        </table:table-row>
        <table:table-row table:style-name="ro1">
          <table:table-cell/>
          <table:table-cell office:value-type="float" office:value="3252789" calcext:value-type="float">
            <text:p>3252789</text:p>
          </table:table-cell>
          <table:table-cell/>
          <table:table-cell office:value-type="float" office:value="3081034" calcext:value-type="float">
            <text:p>3081034</text:p>
          </table:table-cell>
        </table:table-row>
        <table:table-row table:style-name="ro1">
          <table:table-cell/>
          <table:table-cell office:value-type="float" office:value="3069045" calcext:value-type="float">
            <text:p>3069045</text:p>
          </table:table-cell>
          <table:table-cell/>
          <table:table-cell office:value-type="float" office:value="3121623" calcext:value-type="float">
            <text:p>3121623</text:p>
          </table:table-cell>
        </table:table-row>
        <table:table-row table:style-name="ro1">
          <table:table-cell/>
          <table:table-cell office:value-type="float" office:value="3270906" calcext:value-type="float">
            <text:p>3270906</text:p>
          </table:table-cell>
          <table:table-cell/>
          <table:table-cell office:value-type="float" office:value="4796370" calcext:value-type="float">
            <text:p>4796370</text:p>
          </table:table-cell>
        </table:table-row>
        <table:table-row table:style-name="ro1">
          <table:table-cell/>
          <table:table-cell office:value-type="float" office:value="2915262" calcext:value-type="float">
            <text:p>2915262</text:p>
          </table:table-cell>
          <table:table-cell/>
          <table:table-cell office:value-type="float" office:value="2622808" calcext:value-type="float">
            <text:p>2622808</text:p>
          </table:table-cell>
        </table:table-row>
        <table:table-row table:style-name="ro1">
          <table:table-cell/>
          <table:table-cell office:value-type="float" office:value="3276810" calcext:value-type="float">
            <text:p>3276810</text:p>
          </table:table-cell>
          <table:table-cell/>
          <table:table-cell office:value-type="float" office:value="2791496" calcext:value-type="float">
            <text:p>2791496</text:p>
          </table:table-cell>
        </table:table-row>
        <table:table-row table:style-name="ro1">
          <table:table-cell/>
          <table:table-cell office:value-type="float" office:value="4979903" calcext:value-type="float">
            <text:p>4979903</text:p>
          </table:table-cell>
          <table:table-cell/>
          <table:table-cell office:value-type="float" office:value="3544311" calcext:value-type="float">
            <text:p>3544311</text:p>
          </table:table-cell>
        </table:table-row>
        <table:table-row table:style-name="ro1">
          <table:table-cell/>
          <table:table-cell office:value-type="float" office:value="4619412" calcext:value-type="float">
            <text:p>4619412</text:p>
          </table:table-cell>
          <table:table-cell/>
          <table:table-cell office:value-type="float" office:value="3703001" calcext:value-type="float">
            <text:p>3703001</text:p>
          </table:table-cell>
        </table:table-row>
        <table:table-row table:style-name="ro1">
          <table:table-cell/>
          <table:table-cell office:value-type="float" office:value="3300853" calcext:value-type="float">
            <text:p>3300853</text:p>
          </table:table-cell>
          <table:table-cell/>
          <table:table-cell office:value-type="float" office:value="3094816" calcext:value-type="float">
            <text:p>3094816</text:p>
          </table:table-cell>
        </table:table-row>
        <table:table-row table:style-name="ro1">
          <table:table-cell/>
          <table:table-cell office:value-type="float" office:value="3005588" calcext:value-type="float">
            <text:p>3005588</text:p>
          </table:table-cell>
          <table:table-cell/>
          <table:table-cell office:value-type="float" office:value="3052037" calcext:value-type="float">
            <text:p>3052037</text:p>
          </table:table-cell>
        </table:table-row>
        <table:table-row table:style-name="ro1">
          <table:table-cell/>
          <table:table-cell office:value-type="float" office:value="3560425" calcext:value-type="float">
            <text:p>3560425</text:p>
          </table:table-cell>
          <table:table-cell/>
          <table:table-cell office:value-type="float" office:value="3102046" calcext:value-type="float">
            <text:p>3102046</text:p>
          </table:table-cell>
        </table:table-row>
        <table:table-row table:style-name="ro1">
          <table:table-cell/>
          <table:table-cell office:value-type="float" office:value="5096104" calcext:value-type="float">
            <text:p>5096104</text:p>
          </table:table-cell>
          <table:table-cell/>
          <table:table-cell office:value-type="float" office:value="4806506" calcext:value-type="float">
            <text:p>4806506</text:p>
          </table:table-cell>
        </table:table-row>
        <table:table-row table:style-name="ro1">
          <table:table-cell/>
          <table:table-cell office:value-type="float" office:value="4602391" calcext:value-type="float">
            <text:p>4602391</text:p>
          </table:table-cell>
          <table:table-cell/>
          <table:table-cell office:value-type="float" office:value="2639603" calcext:value-type="float">
            <text:p>2639603</text:p>
          </table:table-cell>
        </table:table-row>
        <table:table-row table:style-name="ro1">
          <table:table-cell/>
          <table:table-cell office:value-type="float" office:value="3210444" calcext:value-type="float">
            <text:p>3210444</text:p>
          </table:table-cell>
          <table:table-cell/>
          <table:table-cell office:value-type="float" office:value="2774345" calcext:value-type="float">
            <text:p>2774345</text:p>
          </table:table-cell>
        </table:table-row>
        <table:table-row table:style-name="ro1">
          <table:table-cell/>
          <table:table-cell office:value-type="float" office:value="2954445" calcext:value-type="float">
            <text:p>2954445</text:p>
          </table:table-cell>
          <table:table-cell/>
          <table:table-cell office:value-type="float" office:value="3428079" calcext:value-type="float">
            <text:p>3428079</text:p>
          </table:table-cell>
        </table:table-row>
        <table:table-row table:style-name="ro1">
          <table:table-cell/>
          <table:table-cell office:value-type="float" office:value="3370203" calcext:value-type="float">
            <text:p>3370203</text:p>
          </table:table-cell>
          <table:table-cell/>
          <table:table-cell office:value-type="float" office:value="3764625" calcext:value-type="float">
            <text:p>3764625</text:p>
          </table:table-cell>
        </table:table-row>
        <table:table-row table:style-name="ro1">
          <table:table-cell/>
          <table:table-cell office:value-type="float" office:value="3271762" calcext:value-type="float">
            <text:p>3271762</text:p>
          </table:table-cell>
          <table:table-cell/>
          <table:table-cell office:value-type="float" office:value="3019812" calcext:value-type="float">
            <text:p>3019812</text:p>
          </table:table-cell>
        </table:table-row>
        <table:table-row table:style-name="ro1">
          <table:table-cell/>
          <table:table-cell office:value-type="float" office:value="3216848" calcext:value-type="float">
            <text:p>3216848</text:p>
          </table:table-cell>
          <table:table-cell/>
          <table:table-cell office:value-type="float" office:value="2802029" calcext:value-type="float">
            <text:p>2802029</text:p>
          </table:table-cell>
        </table:table-row>
        <table:table-row table:style-name="ro1">
          <table:table-cell/>
          <table:table-cell office:value-type="float" office:value="3395049" calcext:value-type="float">
            <text:p>3395049</text:p>
          </table:table-cell>
          <table:table-cell/>
          <table:table-cell office:value-type="float" office:value="3140347" calcext:value-type="float">
            <text:p>3140347</text:p>
          </table:table-cell>
        </table:table-row>
        <table:table-row table:style-name="ro1">
          <table:table-cell/>
          <table:table-cell office:value-type="float" office:value="4399665" calcext:value-type="float">
            <text:p>4399665</text:p>
          </table:table-cell>
          <table:table-cell/>
          <table:table-cell office:value-type="float" office:value="3105788" calcext:value-type="float">
            <text:p>3105788</text:p>
          </table:table-cell>
        </table:table-row>
        <table:table-row table:style-name="ro1">
          <table:table-cell/>
          <table:table-cell office:value-type="float" office:value="4836431" calcext:value-type="float">
            <text:p>4836431</text:p>
          </table:table-cell>
          <table:table-cell/>
          <table:table-cell office:value-type="float" office:value="2933210" calcext:value-type="float">
            <text:p>2933210</text:p>
          </table:table-cell>
        </table:table-row>
        <table:table-row table:style-name="ro1">
          <table:table-cell/>
          <table:table-cell office:value-type="float" office:value="3227145" calcext:value-type="float">
            <text:p>3227145</text:p>
          </table:table-cell>
          <table:table-cell/>
          <table:table-cell office:value-type="float" office:value="3052924" calcext:value-type="float">
            <text:p>3052924</text:p>
          </table:table-cell>
        </table:table-row>
        <table:table-row table:style-name="ro1">
          <table:table-cell/>
          <table:table-cell office:value-type="float" office:value="2996028" calcext:value-type="float">
            <text:p>2996028</text:p>
          </table:table-cell>
          <table:table-cell/>
          <table:table-cell office:value-type="float" office:value="3030031" calcext:value-type="float">
            <text:p>3030031</text:p>
          </table:table-cell>
        </table:table-row>
        <table:table-row table:style-name="ro1">
          <table:table-cell/>
          <table:table-cell office:value-type="float" office:value="3102654" calcext:value-type="float">
            <text:p>3102654</text:p>
          </table:table-cell>
          <table:table-cell/>
          <table:table-cell office:value-type="float" office:value="3095266" calcext:value-type="float">
            <text:p>3095266</text:p>
          </table:table-cell>
        </table:table-row>
        <table:table-row table:style-name="ro1">
          <table:table-cell/>
          <table:table-cell office:value-type="float" office:value="3131035" calcext:value-type="float">
            <text:p>3131035</text:p>
          </table:table-cell>
          <table:table-cell/>
          <table:table-cell office:value-type="float" office:value="4696743" calcext:value-type="float">
            <text:p>4696743</text:p>
          </table:table-cell>
        </table:table-row>
        <table:table-row table:style-name="ro1">
          <table:table-cell/>
          <table:table-cell office:value-type="float" office:value="2937764" calcext:value-type="float">
            <text:p>2937764</text:p>
          </table:table-cell>
          <table:table-cell/>
          <table:table-cell office:value-type="float" office:value="4316839" calcext:value-type="float">
            <text:p>4316839</text:p>
          </table:table-cell>
        </table:table-row>
        <table:table-row table:style-name="ro1">
          <table:table-cell/>
          <table:table-cell office:value-type="float" office:value="3242434" calcext:value-type="float">
            <text:p>3242434</text:p>
          </table:table-cell>
          <table:table-cell/>
          <table:table-cell office:value-type="float" office:value="3108936" calcext:value-type="float">
            <text:p>3108936</text:p>
          </table:table-cell>
        </table:table-row>
        <table:table-row table:style-name="ro1">
          <table:table-cell/>
          <table:table-cell office:value-type="float" office:value="2954930" calcext:value-type="float">
            <text:p>2954930</text:p>
          </table:table-cell>
          <table:table-cell/>
          <table:table-cell office:value-type="float" office:value="2830551" calcext:value-type="float">
            <text:p>2830551</text:p>
          </table:table-cell>
        </table:table-row>
        <table:table-row table:style-name="ro1">
          <table:table-cell/>
          <table:table-cell office:value-type="float" office:value="3084927" calcext:value-type="float">
            <text:p>3084927</text:p>
          </table:table-cell>
          <table:table-cell/>
          <table:table-cell office:value-type="float" office:value="3248955" calcext:value-type="float">
            <text:p>3248955</text:p>
          </table:table-cell>
        </table:table-row>
        <table:table-row table:style-name="ro1">
          <table:table-cell/>
          <table:table-cell office:value-type="float" office:value="3122271" calcext:value-type="float">
            <text:p>3122271</text:p>
          </table:table-cell>
          <table:table-cell/>
          <table:table-cell office:value-type="float" office:value="2998301" calcext:value-type="float">
            <text:p>2998301</text:p>
          </table:table-cell>
        </table:table-row>
        <table:table-row table:style-name="ro1">
          <table:table-cell/>
          <table:table-cell office:value-type="float" office:value="2907997" calcext:value-type="float">
            <text:p>2907997</text:p>
          </table:table-cell>
          <table:table-cell/>
          <table:table-cell office:value-type="float" office:value="2807475" calcext:value-type="float">
            <text:p>2807475</text:p>
          </table:table-cell>
        </table:table-row>
        <table:table-row table:style-name="ro1">
          <table:table-cell/>
          <table:table-cell office:value-type="float" office:value="3219952" calcext:value-type="float">
            <text:p>3219952</text:p>
          </table:table-cell>
          <table:table-cell/>
          <table:table-cell office:value-type="float" office:value="3111980" calcext:value-type="float">
            <text:p>3111980</text:p>
          </table:table-cell>
        </table:table-row>
        <table:table-row table:style-name="ro1">
          <table:table-cell/>
          <table:table-cell office:value-type="float" office:value="4880774" calcext:value-type="float">
            <text:p>4880774</text:p>
          </table:table-cell>
          <table:table-cell/>
          <table:table-cell office:value-type="float" office:value="2861476" calcext:value-type="float">
            <text:p>2861476</text:p>
          </table:table-cell>
        </table:table-row>
        <table:table-row table:style-name="ro1">
          <table:table-cell/>
          <table:table-cell office:value-type="float" office:value="2738394" calcext:value-type="float">
            <text:p>2738394</text:p>
          </table:table-cell>
          <table:table-cell/>
          <table:table-cell office:value-type="float" office:value="2927678" calcext:value-type="float">
            <text:p>2927678</text:p>
          </table:table-cell>
        </table:table-row>
        <table:table-row table:style-name="ro1">
          <table:table-cell/>
          <table:table-cell office:value-type="float" office:value="3197772" calcext:value-type="float">
            <text:p>3197772</text:p>
          </table:table-cell>
          <table:table-cell/>
          <table:table-cell office:value-type="float" office:value="3045613" calcext:value-type="float">
            <text:p>3045613</text:p>
          </table:table-cell>
        </table:table-row>
        <table:table-row table:style-name="ro1">
          <table:table-cell/>
          <table:table-cell office:value-type="float" office:value="3930471" calcext:value-type="float">
            <text:p>3930471</text:p>
          </table:table-cell>
          <table:table-cell/>
          <table:table-cell office:value-type="float" office:value="2795313" calcext:value-type="float">
            <text:p>2795313</text:p>
          </table:table-cell>
        </table:table-row>
        <table:table-row table:style-name="ro1">
          <table:table-cell/>
          <table:table-cell office:value-type="float" office:value="3779757" calcext:value-type="float">
            <text:p>3779757</text:p>
          </table:table-cell>
          <table:table-cell/>
          <table:table-cell office:value-type="float" office:value="3091028" calcext:value-type="float">
            <text:p>3091028</text:p>
          </table:table-cell>
        </table:table-row>
        <table:table-row table:style-name="ro1">
          <table:table-cell/>
          <table:table-cell office:value-type="float" office:value="3040860" calcext:value-type="float">
            <text:p>3040860</text:p>
          </table:table-cell>
          <table:table-cell/>
          <table:table-cell office:value-type="float" office:value="4509146" calcext:value-type="float">
            <text:p>4509146</text:p>
          </table:table-cell>
        </table:table-row>
        <table:table-row table:style-name="ro1">
          <table:table-cell/>
          <table:table-cell office:value-type="float" office:value="2980437" calcext:value-type="float">
            <text:p>2980437</text:p>
          </table:table-cell>
          <table:table-cell/>
          <table:table-cell office:value-type="float" office:value="4516304" calcext:value-type="float">
            <text:p>4516304</text:p>
          </table:table-cell>
        </table:table-row>
        <table:table-row table:style-name="ro1">
          <table:table-cell/>
          <table:table-cell office:value-type="float" office:value="3235123" calcext:value-type="float">
            <text:p>3235123</text:p>
          </table:table-cell>
          <table:table-cell/>
          <table:table-cell office:value-type="float" office:value="3119058" calcext:value-type="float">
            <text:p>3119058</text:p>
          </table:table-cell>
        </table:table-row>
        <table:table-row table:style-name="ro1">
          <table:table-cell/>
          <table:table-cell office:value-type="float" office:value="2928737" calcext:value-type="float">
            <text:p>2928737</text:p>
          </table:table-cell>
          <table:table-cell/>
          <table:table-cell office:value-type="float" office:value="2845914" calcext:value-type="float">
            <text:p>2845914</text:p>
          </table:table-cell>
        </table:table-row>
        <table:table-row table:style-name="ro1">
          <table:table-cell/>
          <table:table-cell office:value-type="float" office:value="3194909" calcext:value-type="float">
            <text:p>3194909</text:p>
          </table:table-cell>
          <table:table-cell/>
          <table:table-cell office:value-type="float" office:value="3229785" calcext:value-type="float">
            <text:p>3229785</text:p>
          </table:table-cell>
        </table:table-row>
        <table:table-row table:style-name="ro1">
          <table:table-cell/>
          <table:table-cell office:value-type="float" office:value="2993933" calcext:value-type="float">
            <text:p>2993933</text:p>
          </table:table-cell>
          <table:table-cell/>
          <table:table-cell office:value-type="float" office:value="3007414" calcext:value-type="float">
            <text:p>3007414</text:p>
          </table:table-cell>
        </table:table-row>
        <table:table-row table:style-name="ro1">
          <table:table-cell/>
          <table:table-cell office:value-type="float" office:value="3292079" calcext:value-type="float">
            <text:p>3292079</text:p>
          </table:table-cell>
          <table:table-cell/>
          <table:table-cell office:value-type="float" office:value="2809886" calcext:value-type="float">
            <text:p>2809886</text:p>
          </table:table-cell>
        </table:table-row>
        <table:table-row table:style-name="ro1">
          <table:table-cell/>
          <table:table-cell office:value-type="float" office:value="4169597" calcext:value-type="float">
            <text:p>4169597</text:p>
          </table:table-cell>
          <table:table-cell/>
          <table:table-cell office:value-type="float" office:value="3389083" calcext:value-type="float">
            <text:p>3389083</text:p>
          </table:table-cell>
        </table:table-row>
        <table:table-row table:style-name="ro1">
          <table:table-cell/>
          <table:table-cell office:value-type="float" office:value="4972638" calcext:value-type="float">
            <text:p>4972638</text:p>
          </table:table-cell>
          <table:table-cell/>
          <table:table-cell office:value-type="float" office:value="4404502" calcext:value-type="float">
            <text:p>4404502</text:p>
          </table:table-cell>
        </table:table-row>
        <table:table-row table:style-name="ro1">
          <table:table-cell/>
          <table:table-cell office:value-type="float" office:value="3736364" calcext:value-type="float">
            <text:p>3736364</text:p>
          </table:table-cell>
          <table:table-cell/>
          <table:table-cell office:value-type="float" office:value="4594172" calcext:value-type="float">
            <text:p>4594172</text:p>
          </table:table-cell>
        </table:table-row>
        <table:table-row table:style-name="ro1">
          <table:table-cell/>
          <table:table-cell office:value-type="float" office:value="2994375" calcext:value-type="float">
            <text:p>2994375</text:p>
          </table:table-cell>
          <table:table-cell/>
          <table:table-cell office:value-type="float" office:value="3789877" calcext:value-type="float">
            <text:p>3789877</text:p>
          </table:table-cell>
        </table:table-row>
        <table:table-row table:style-name="ro1">
          <table:table-cell/>
          <table:table-cell office:value-type="float" office:value="3003331" calcext:value-type="float">
            <text:p>3003331</text:p>
          </table:table-cell>
          <table:table-cell/>
          <table:table-cell office:value-type="float" office:value="3017388" calcext:value-type="float">
            <text:p>3017388</text:p>
          </table:table-cell>
        </table:table-row>
        <table:table-row table:style-name="ro1">
          <table:table-cell/>
          <table:table-cell office:value-type="float" office:value="3221529" calcext:value-type="float">
            <text:p>3221529</text:p>
          </table:table-cell>
          <table:table-cell/>
          <table:table-cell office:value-type="float" office:value="2803690" calcext:value-type="float">
            <text:p>2803690</text:p>
          </table:table-cell>
        </table:table-row>
        <table:table-row table:style-name="ro1">
          <table:table-cell/>
          <table:table-cell office:value-type="float" office:value="2885289" calcext:value-type="float">
            <text:p>2885289</text:p>
          </table:table-cell>
          <table:table-cell/>
          <table:table-cell office:value-type="float" office:value="3357884" calcext:value-type="float">
            <text:p>3357884</text:p>
          </table:table-cell>
        </table:table-row>
        <table:table-row table:style-name="ro1">
          <table:table-cell/>
          <table:table-cell office:value-type="float" office:value="3469929" calcext:value-type="float">
            <text:p>3469929</text:p>
          </table:table-cell>
          <table:table-cell/>
          <table:table-cell office:value-type="float" office:value="2868747" calcext:value-type="float">
            <text:p>2868747</text:p>
          </table:table-cell>
        </table:table-row>
        <table:table-row table:style-name="ro1">
          <table:table-cell/>
          <table:table-cell office:value-type="float" office:value="5459676" calcext:value-type="float">
            <text:p>5459676</text:p>
          </table:table-cell>
          <table:table-cell/>
          <table:table-cell office:value-type="float" office:value="3199151" calcext:value-type="float">
            <text:p>3199151</text:p>
          </table:table-cell>
        </table:table-row>
        <table:table-row table:style-name="ro1">
          <table:table-cell/>
          <table:table-cell office:value-type="float" office:value="4462993" calcext:value-type="float">
            <text:p>4462993</text:p>
          </table:table-cell>
          <table:table-cell/>
          <table:table-cell office:value-type="float" office:value="3036910" calcext:value-type="float">
            <text:p>3036910</text:p>
          </table:table-cell>
        </table:table-row>
        <table:table-row table:style-name="ro1">
          <table:table-cell/>
          <table:table-cell office:value-type="float" office:value="3263383" calcext:value-type="float">
            <text:p>3263383</text:p>
          </table:table-cell>
          <table:table-cell/>
          <table:table-cell office:value-type="float" office:value="3026295" calcext:value-type="float">
            <text:p>3026295</text:p>
          </table:table-cell>
        </table:table-row>
        <table:table-row table:style-name="ro1">
          <table:table-cell/>
          <table:table-cell office:value-type="float" office:value="3239931" calcext:value-type="float">
            <text:p>3239931</text:p>
          </table:table-cell>
          <table:table-cell/>
          <table:table-cell office:value-type="float" office:value="3108874" calcext:value-type="float">
            <text:p>3108874</text:p>
          </table:table-cell>
        </table:table-row>
        <table:table-row table:style-name="ro1">
          <table:table-cell/>
          <table:table-cell office:value-type="float" office:value="3283413" calcext:value-type="float">
            <text:p>3283413</text:p>
          </table:table-cell>
          <table:table-cell/>
          <table:table-cell office:value-type="float" office:value="2883738" calcext:value-type="float">
            <text:p>2883738</text:p>
          </table:table-cell>
        </table:table-row>
        <table:table-row table:style-name="ro1">
          <table:table-cell/>
          <table:table-cell office:value-type="float" office:value="2977072" calcext:value-type="float">
            <text:p>2977072</text:p>
          </table:table-cell>
          <table:table-cell/>
          <table:table-cell office:value-type="float" office:value="2923483" calcext:value-type="float">
            <text:p>2923483</text:p>
          </table:table-cell>
        </table:table-row>
        <table:table-row table:style-name="ro1">
          <table:table-cell/>
          <table:table-cell office:value-type="float" office:value="3381644" calcext:value-type="float">
            <text:p>3381644</text:p>
          </table:table-cell>
          <table:table-cell/>
          <table:table-cell office:value-type="float" office:value="3302862" calcext:value-type="float">
            <text:p>3302862</text:p>
          </table:table-cell>
        </table:table-row>
        <table:table-row table:style-name="ro1">
          <table:table-cell/>
          <table:table-cell office:value-type="float" office:value="4423467" calcext:value-type="float">
            <text:p>4423467</text:p>
          </table:table-cell>
          <table:table-cell/>
          <table:table-cell office:value-type="float" office:value="3010032" calcext:value-type="float">
            <text:p>3010032</text:p>
          </table:table-cell>
        </table:table-row>
        <table:table-row table:style-name="ro1">
          <table:table-cell/>
          <table:table-cell office:value-type="float" office:value="3224210" calcext:value-type="float">
            <text:p>3224210</text:p>
          </table:table-cell>
          <table:table-cell/>
          <table:table-cell office:value-type="float" office:value="3110675" calcext:value-type="float">
            <text:p>3110675</text:p>
          </table:table-cell>
        </table:table-row>
        <table:table-row table:style-name="ro1">
          <table:table-cell/>
          <table:table-cell office:value-type="float" office:value="2817988" calcext:value-type="float">
            <text:p>2817988</text:p>
          </table:table-cell>
          <table:table-cell/>
          <table:table-cell office:value-type="float" office:value="4768254" calcext:value-type="float">
            <text:p>4768254</text:p>
          </table:table-cell>
        </table:table-row>
        <table:table-row table:style-name="ro1">
          <table:table-cell/>
          <table:table-cell office:value-type="float" office:value="3465078" calcext:value-type="float">
            <text:p>3465078</text:p>
          </table:table-cell>
          <table:table-cell/>
          <table:table-cell office:value-type="float" office:value="4257195" calcext:value-type="float">
            <text:p>4257195</text:p>
          </table:table-cell>
        </table:table-row>
        <table:table-row table:style-name="ro1">
          <table:table-cell/>
          <table:table-cell office:value-type="float" office:value="4104158" calcext:value-type="float">
            <text:p>4104158</text:p>
          </table:table-cell>
          <table:table-cell/>
          <table:table-cell office:value-type="float" office:value="3101612" calcext:value-type="float">
            <text:p>3101612</text:p>
          </table:table-cell>
        </table:table-row>
        <table:table-row table:style-name="ro1">
          <table:table-cell/>
          <table:table-cell office:value-type="float" office:value="3248202" calcext:value-type="float">
            <text:p>3248202</text:p>
          </table:table-cell>
          <table:table-cell/>
          <table:table-cell office:value-type="float" office:value="2804487" calcext:value-type="float">
            <text:p>2804487</text:p>
          </table:table-cell>
        </table:table-row>
        <table:table-row table:style-name="ro1">
          <table:table-cell/>
          <table:table-cell office:value-type="float" office:value="3226703" calcext:value-type="float">
            <text:p>3226703</text:p>
          </table:table-cell>
          <table:table-cell/>
          <table:table-cell office:value-type="float" office:value="3209888" calcext:value-type="float">
            <text:p>3209888</text:p>
          </table:table-cell>
        </table:table-row>
        <table:table-row table:style-name="ro1">
          <table:table-cell/>
          <table:table-cell office:value-type="float" office:value="3568851" calcext:value-type="float">
            <text:p>3568851</text:p>
          </table:table-cell>
          <table:table-cell/>
          <table:table-cell office:value-type="float" office:value="3200289" calcext:value-type="float">
            <text:p>3200289</text:p>
          </table:table-cell>
        </table:table-row>
        <table:table-row table:style-name="ro1">
          <table:table-cell/>
          <table:table-cell office:value-type="float" office:value="5744049" calcext:value-type="float">
            <text:p>5744049</text:p>
          </table:table-cell>
          <table:table-cell/>
          <table:table-cell office:value-type="float" office:value="3113615" calcext:value-type="float">
            <text:p>3113615</text:p>
          </table:table-cell>
        </table:table-row>
        <table:table-row table:style-name="ro1">
          <table:table-cell/>
          <table:table-cell office:value-type="float" office:value="3957835" calcext:value-type="float">
            <text:p>3957835</text:p>
          </table:table-cell>
          <table:table-cell/>
          <table:table-cell office:value-type="float" office:value="3105970" calcext:value-type="float">
            <text:p>3105970</text:p>
          </table:table-cell>
        </table:table-row>
        <table:table-row table:style-name="ro1">
          <table:table-cell/>
          <table:table-cell office:value-type="float" office:value="3070806" calcext:value-type="float">
            <text:p>3070806</text:p>
          </table:table-cell>
          <table:table-cell/>
          <table:table-cell office:value-type="float" office:value="2809015" calcext:value-type="float">
            <text:p>2809015</text:p>
          </table:table-cell>
        </table:table-row>
        <table:table-row table:style-name="ro1">
          <table:table-cell/>
          <table:table-cell office:value-type="float" office:value="2868215" calcext:value-type="float">
            <text:p>2868215</text:p>
          </table:table-cell>
          <table:table-cell/>
          <table:table-cell office:value-type="float" office:value="3182877" calcext:value-type="float">
            <text:p>3182877</text:p>
          </table:table-cell>
        </table:table-row>
        <table:table-row table:style-name="ro1">
          <table:table-cell/>
          <table:table-cell office:value-type="float" office:value="3284440" calcext:value-type="float">
            <text:p>3284440</text:p>
          </table:table-cell>
          <table:table-cell/>
          <table:table-cell office:value-type="float" office:value="4111546" calcext:value-type="float">
            <text:p>4111546</text:p>
          </table:table-cell>
        </table:table-row>
        <table:table-row table:style-name="ro1">
          <table:table-cell/>
          <table:table-cell office:value-type="float" office:value="2990192" calcext:value-type="float">
            <text:p>2990192</text:p>
          </table:table-cell>
          <table:table-cell/>
          <table:table-cell office:value-type="float" office:value="4705438" calcext:value-type="float">
            <text:p>4705438</text:p>
          </table:table-cell>
        </table:table-row>
        <table:table-row table:style-name="ro1">
          <table:table-cell/>
          <table:table-cell office:value-type="float" office:value="3093676" calcext:value-type="float">
            <text:p>3093676</text:p>
          </table:table-cell>
          <table:table-cell/>
          <table:table-cell office:value-type="float" office:value="3266895" calcext:value-type="float">
            <text:p>3266895</text:p>
          </table:table-cell>
        </table:table-row>
        <table:table-row table:style-name="ro1">
          <table:table-cell/>
          <table:table-cell office:value-type="float" office:value="3310683" calcext:value-type="float">
            <text:p>3310683</text:p>
          </table:table-cell>
          <table:table-cell/>
          <table:table-cell office:value-type="float" office:value="2909327" calcext:value-type="float">
            <text:p>2909327</text:p>
          </table:table-cell>
        </table:table-row>
        <table:table-row table:style-name="ro1">
          <table:table-cell/>
          <table:table-cell office:value-type="float" office:value="3201083" calcext:value-type="float">
            <text:p>3201083</text:p>
          </table:table-cell>
          <table:table-cell/>
          <table:table-cell office:value-type="float" office:value="2889704" calcext:value-type="float">
            <text:p>2889704</text:p>
          </table:table-cell>
        </table:table-row>
        <table:table-row table:style-name="ro1">
          <table:table-cell/>
          <table:table-cell office:value-type="float" office:value="3482186" calcext:value-type="float">
            <text:p>3482186</text:p>
          </table:table-cell>
          <table:table-cell/>
          <table:table-cell office:value-type="float" office:value="3094673" calcext:value-type="float">
            <text:p>3094673</text:p>
          </table:table-cell>
        </table:table-row>
        <table:table-row table:style-name="ro1">
          <table:table-cell/>
          <table:table-cell office:value-type="float" office:value="2897783" calcext:value-type="float">
            <text:p>2897783</text:p>
          </table:table-cell>
          <table:table-cell/>
          <table:table-cell office:value-type="float" office:value="2796558" calcext:value-type="float">
            <text:p>2796558</text:p>
          </table:table-cell>
        </table:table-row>
        <table:table-row table:style-name="ro1">
          <table:table-cell/>
          <table:table-cell office:value-type="float" office:value="3330756" calcext:value-type="float">
            <text:p>3330756</text:p>
          </table:table-cell>
          <table:table-cell/>
          <table:table-cell office:value-type="float" office:value="3266911" calcext:value-type="float">
            <text:p>3266911</text:p>
          </table:table-cell>
        </table:table-row>
        <table:table-row table:style-name="ro1">
          <table:table-cell/>
          <table:table-cell office:value-type="float" office:value="5237608" calcext:value-type="float">
            <text:p>5237608</text:p>
          </table:table-cell>
          <table:table-cell/>
          <table:table-cell office:value-type="float" office:value="4320391" calcext:value-type="float">
            <text:p>4320391</text:p>
          </table:table-cell>
        </table:table-row>
        <table:table-row table:style-name="ro1">
          <table:table-cell/>
          <table:table-cell office:value-type="float" office:value="2888897" calcext:value-type="float">
            <text:p>2888897</text:p>
          </table:table-cell>
          <table:table-cell/>
          <table:table-cell office:value-type="float" office:value="4610409" calcext:value-type="float">
            <text:p>4610409</text:p>
          </table:table-cell>
        </table:table-row>
        <table:table-row table:style-name="ro1">
          <table:table-cell/>
          <table:table-cell office:value-type="float" office:value="3138934" calcext:value-type="float">
            <text:p>3138934</text:p>
          </table:table-cell>
          <table:table-cell/>
          <table:table-cell office:value-type="float" office:value="3138878" calcext:value-type="float">
            <text:p>3138878</text:p>
          </table:table-cell>
        </table:table-row>
        <table:table-row table:style-name="ro1">
          <table:table-cell/>
          <table:table-cell office:value-type="float" office:value="3900187" calcext:value-type="float">
            <text:p>3900187</text:p>
          </table:table-cell>
          <table:table-cell/>
          <table:table-cell office:value-type="float" office:value="3083143" calcext:value-type="float">
            <text:p>3083143</text:p>
          </table:table-cell>
        </table:table-row>
        <table:table-row table:style-name="ro1">
          <table:table-cell/>
          <table:table-cell office:value-type="float" office:value="3628621" calcext:value-type="float">
            <text:p>3628621</text:p>
          </table:table-cell>
          <table:table-cell/>
          <table:table-cell office:value-type="float" office:value="2932340" calcext:value-type="float">
            <text:p>2932340</text:p>
          </table:table-cell>
        </table:table-row>
        <table:table-row table:style-name="ro1">
          <table:table-cell/>
          <table:table-cell office:value-type="float" office:value="3065453" calcext:value-type="float">
            <text:p>3065453</text:p>
          </table:table-cell>
          <table:table-cell/>
          <table:table-cell office:value-type="float" office:value="3204430" calcext:value-type="float">
            <text:p>3204430</text:p>
          </table:table-cell>
        </table:table-row>
        <table:table-row table:style-name="ro1">
          <table:table-cell/>
          <table:table-cell office:value-type="float" office:value="2978092" calcext:value-type="float">
            <text:p>2978092</text:p>
          </table:table-cell>
          <table:table-cell/>
          <table:table-cell office:value-type="float" office:value="3005665" calcext:value-type="float">
            <text:p>3005665</text:p>
          </table:table-cell>
        </table:table-row>
        <table:table-row table:style-name="ro1">
          <table:table-cell/>
          <table:table-cell office:value-type="float" office:value="3267887" calcext:value-type="float">
            <text:p>3267887</text:p>
          </table:table-cell>
          <table:table-cell/>
          <table:table-cell office:value-type="float" office:value="2625939" calcext:value-type="float">
            <text:p>2625939</text:p>
          </table:table-cell>
        </table:table-row>
        <table:table-row table:style-name="ro1">
          <table:table-cell/>
          <table:table-cell office:value-type="float" office:value="3017824" calcext:value-type="float">
            <text:p>3017824</text:p>
          </table:table-cell>
          <table:table-cell/>
          <table:table-cell office:value-type="float" office:value="2714667" calcext:value-type="float">
            <text:p>2714667</text:p>
          </table:table-cell>
        </table:table-row>
        <table:table-row table:style-name="ro1">
          <table:table-cell/>
          <table:table-cell office:value-type="float" office:value="3054916" calcext:value-type="float">
            <text:p>3054916</text:p>
          </table:table-cell>
          <table:table-cell/>
          <table:table-cell office:value-type="float" office:value="3047862" calcext:value-type="float">
            <text:p>3047862</text:p>
          </table:table-cell>
        </table:table-row>
        <table:table-row table:style-name="ro1">
          <table:table-cell/>
          <table:table-cell office:value-type="float" office:value="3897305" calcext:value-type="float">
            <text:p>3897305</text:p>
          </table:table-cell>
          <table:table-cell/>
          <table:table-cell office:value-type="float" office:value="4069465" calcext:value-type="float">
            <text:p>4069465</text:p>
          </table:table-cell>
        </table:table-row>
        <table:table-row table:style-name="ro1">
          <table:table-cell/>
          <table:table-cell office:value-type="float" office:value="5068615" calcext:value-type="float">
            <text:p>5068615</text:p>
          </table:table-cell>
          <table:table-cell/>
          <table:table-cell office:value-type="float" office:value="3094775" calcext:value-type="float">
            <text:p>3094775</text:p>
          </table:table-cell>
        </table:table-row>
        <table:table-row table:style-name="ro1">
          <table:table-cell/>
          <table:table-cell office:value-type="float" office:value="3511777" calcext:value-type="float">
            <text:p>3511777</text:p>
          </table:table-cell>
          <table:table-cell/>
          <table:table-cell office:value-type="float" office:value="3046855" calcext:value-type="float">
            <text:p>3046855</text:p>
          </table:table-cell>
        </table:table-row>
        <table:table-row table:style-name="ro1">
          <table:table-cell/>
          <table:table-cell office:value-type="float" office:value="3051760" calcext:value-type="float">
            <text:p>3051760</text:p>
          </table:table-cell>
          <table:table-cell/>
          <table:table-cell office:value-type="float" office:value="3057405" calcext:value-type="float">
            <text:p>3057405</text:p>
          </table:table-cell>
        </table:table-row>
        <table:table-row table:style-name="ro1">
          <table:table-cell/>
          <table:table-cell office:value-type="float" office:value="3030834" calcext:value-type="float">
            <text:p>3030834</text:p>
          </table:table-cell>
          <table:table-cell/>
          <table:table-cell office:value-type="float" office:value="2932489" calcext:value-type="float">
            <text:p>2932489</text:p>
          </table:table-cell>
        </table:table-row>
        <table:table-row table:style-name="ro1">
          <table:table-cell/>
          <table:table-cell office:value-type="float" office:value="3270120" calcext:value-type="float">
            <text:p>3270120</text:p>
          </table:table-cell>
          <table:table-cell/>
          <table:table-cell office:value-type="float" office:value="3122547" calcext:value-type="float">
            <text:p>3122547</text:p>
          </table:table-cell>
        </table:table-row>
        <table:table-row table:style-name="ro1">
          <table:table-cell/>
          <table:table-cell office:value-type="float" office:value="2911571" calcext:value-type="float">
            <text:p>2911571</text:p>
          </table:table-cell>
          <table:table-cell/>
          <table:table-cell office:value-type="float" office:value="3211601" calcext:value-type="float">
            <text:p>3211601</text:p>
          </table:table-cell>
        </table:table-row>
        <table:table-row table:style-name="ro1">
          <table:table-cell/>
          <table:table-cell office:value-type="float" office:value="3255168" calcext:value-type="float">
            <text:p>3255168</text:p>
          </table:table-cell>
          <table:table-cell/>
          <table:table-cell office:value-type="float" office:value="5120356" calcext:value-type="float">
            <text:p>5120356</text:p>
          </table:table-cell>
        </table:table-row>
        <table:table-row table:style-name="ro1">
          <table:table-cell/>
          <table:table-cell office:value-type="float" office:value="5206250" calcext:value-type="float">
            <text:p>5206250</text:p>
          </table:table-cell>
          <table:table-cell/>
          <table:table-cell office:value-type="float" office:value="3856217" calcext:value-type="float">
            <text:p>3856217</text:p>
          </table:table-cell>
        </table:table-row>
        <table:table-row table:style-name="ro1">
          <table:table-cell/>
          <table:table-cell office:value-type="float" office:value="2720772" calcext:value-type="float">
            <text:p>2720772</text:p>
          </table:table-cell>
          <table:table-cell/>
          <table:table-cell office:value-type="float" office:value="3166060" calcext:value-type="float">
            <text:p>3166060</text:p>
          </table:table-cell>
        </table:table-row>
        <table:table-row table:style-name="ro1">
          <table:table-cell/>
          <table:table-cell office:value-type="float" office:value="3149820" calcext:value-type="float">
            <text:p>3149820</text:p>
          </table:table-cell>
          <table:table-cell/>
          <table:table-cell office:value-type="float" office:value="3037709" calcext:value-type="float">
            <text:p>3037709</text:p>
          </table:table-cell>
        </table:table-row>
        <table:table-row table:style-name="ro1">
          <table:table-cell/>
          <table:table-cell office:value-type="float" office:value="3925766" calcext:value-type="float">
            <text:p>3925766</text:p>
          </table:table-cell>
          <table:table-cell/>
          <table:table-cell office:value-type="float" office:value="3106331" calcext:value-type="float">
            <text:p>3106331</text:p>
          </table:table-cell>
        </table:table-row>
        <table:table-row table:style-name="ro1">
          <table:table-cell/>
          <table:table-cell office:value-type="float" office:value="3622892" calcext:value-type="float">
            <text:p>3622892</text:p>
          </table:table-cell>
          <table:table-cell/>
          <table:table-cell office:value-type="float" office:value="4922868" calcext:value-type="float">
            <text:p>4922868</text:p>
          </table:table-cell>
        </table:table-row>
        <table:table-row table:style-name="ro1">
          <table:table-cell/>
          <table:table-cell office:value-type="float" office:value="3346885" calcext:value-type="float">
            <text:p>3346885</text:p>
          </table:table-cell>
          <table:table-cell/>
          <table:table-cell office:value-type="float" office:value="4123327" calcext:value-type="float">
            <text:p>4123327</text:p>
          </table:table-cell>
        </table:table-row>
        <table:table-row table:style-name="ro1">
          <table:table-cell/>
          <table:table-cell office:value-type="float" office:value="3083191" calcext:value-type="float">
            <text:p>3083191</text:p>
          </table:table-cell>
          <table:table-cell/>
          <table:table-cell office:value-type="float" office:value="3324159" calcext:value-type="float">
            <text:p>3324159</text:p>
          </table:table-cell>
        </table:table-row>
        <table:table-row table:style-name="ro1">
          <table:table-cell/>
          <table:table-cell office:value-type="float" office:value="3150645" calcext:value-type="float">
            <text:p>3150645</text:p>
          </table:table-cell>
          <table:table-cell/>
          <table:table-cell office:value-type="float" office:value="2791009" calcext:value-type="float">
            <text:p>2791009</text:p>
          </table:table-cell>
        </table:table-row>
        <table:table-row table:style-name="ro1">
          <table:table-cell/>
          <table:table-cell office:value-type="float" office:value="2971103" calcext:value-type="float">
            <text:p>2971103</text:p>
          </table:table-cell>
          <table:table-cell/>
          <table:table-cell office:value-type="float" office:value="3037407" calcext:value-type="float">
            <text:p>3037407</text:p>
          </table:table-cell>
        </table:table-row>
        <table:table-row table:style-name="ro1">
          <table:table-cell/>
          <table:table-cell office:value-type="float" office:value="3193344" calcext:value-type="float">
            <text:p>3193344</text:p>
          </table:table-cell>
          <table:table-cell/>
          <table:table-cell office:value-type="float" office:value="2946297" calcext:value-type="float">
            <text:p>2946297</text:p>
          </table:table-cell>
        </table:table-row>
        <table:table-row table:style-name="ro1">
          <table:table-cell/>
          <table:table-cell office:value-type="float" office:value="3000783" calcext:value-type="float">
            <text:p>3000783</text:p>
          </table:table-cell>
          <table:table-cell/>
          <table:table-cell office:value-type="float" office:value="2840430" calcext:value-type="float">
            <text:p>2840430</text:p>
          </table:table-cell>
        </table:table-row>
        <table:table-row table:style-name="ro1">
          <table:table-cell/>
          <table:table-cell office:value-type="float" office:value="3037144" calcext:value-type="float">
            <text:p>3037144</text:p>
          </table:table-cell>
          <table:table-cell/>
          <table:table-cell office:value-type="float" office:value="3110302" calcext:value-type="float">
            <text:p>3110302</text:p>
          </table:table-cell>
        </table:table-row>
        <table:table-row table:style-name="ro1">
          <table:table-cell/>
          <table:table-cell office:value-type="float" office:value="3435324" calcext:value-type="float">
            <text:p>3435324</text:p>
          </table:table-cell>
          <table:table-cell/>
          <table:table-cell office:value-type="float" office:value="3107186" calcext:value-type="float">
            <text:p>3107186</text:p>
          </table:table-cell>
        </table:table-row>
        <table:table-row table:style-name="ro1">
          <table:table-cell/>
          <table:table-cell office:value-type="float" office:value="2975496" calcext:value-type="float">
            <text:p>2975496</text:p>
          </table:table-cell>
          <table:table-cell/>
          <table:table-cell office:value-type="float" office:value="4979656" calcext:value-type="float">
            <text:p>4979656</text:p>
          </table:table-cell>
        </table:table-row>
        <table:table-row table:style-name="ro1">
          <table:table-cell/>
          <table:table-cell office:value-type="float" office:value="3475357" calcext:value-type="float">
            <text:p>3475357</text:p>
          </table:table-cell>
          <table:table-cell/>
          <table:table-cell office:value-type="float" office:value="4087291" calcext:value-type="float">
            <text:p>4087291</text:p>
          </table:table-cell>
        </table:table-row>
        <table:table-row table:style-name="ro1">
          <table:table-cell/>
          <table:table-cell office:value-type="float" office:value="2932019" calcext:value-type="float">
            <text:p>2932019</text:p>
          </table:table-cell>
          <table:table-cell/>
          <table:table-cell office:value-type="float" office:value="3093925" calcext:value-type="float">
            <text:p>3093925</text:p>
          </table:table-cell>
        </table:table-row>
        <table:table-row table:style-name="ro1">
          <table:table-cell/>
          <table:table-cell office:value-type="float" office:value="3191914" calcext:value-type="float">
            <text:p>3191914</text:p>
          </table:table-cell>
          <table:table-cell/>
          <table:table-cell office:value-type="float" office:value="2798923" calcext:value-type="float">
            <text:p>2798923</text:p>
          </table:table-cell>
        </table:table-row>
        <table:table-row table:style-name="ro1">
          <table:table-cell/>
          <table:table-cell office:value-type="float" office:value="4171691" calcext:value-type="float">
            <text:p>4171691</text:p>
          </table:table-cell>
          <table:table-cell/>
          <table:table-cell office:value-type="float" office:value="3032997" calcext:value-type="float">
            <text:p>3032997</text:p>
          </table:table-cell>
        </table:table-row>
        <table:table-row table:style-name="ro1">
          <table:table-cell/>
          <table:table-cell office:value-type="float" office:value="4892162" calcext:value-type="float">
            <text:p>4892162</text:p>
          </table:table-cell>
          <table:table-cell/>
          <table:table-cell office:value-type="float" office:value="2964914" calcext:value-type="float">
            <text:p>2964914</text:p>
          </table:table-cell>
        </table:table-row>
        <table:table-row table:style-name="ro1">
          <table:table-cell/>
          <table:table-cell office:value-type="float" office:value="3358463" calcext:value-type="float">
            <text:p>3358463</text:p>
          </table:table-cell>
          <table:table-cell/>
          <table:table-cell office:value-type="float" office:value="3069145" calcext:value-type="float">
            <text:p>3069145</text:p>
          </table:table-cell>
        </table:table-row>
        <table:table-row table:style-name="ro1">
          <table:table-cell/>
          <table:table-cell office:value-type="float" office:value="3157263" calcext:value-type="float">
            <text:p>3157263</text:p>
          </table:table-cell>
          <table:table-cell/>
          <table:table-cell office:value-type="float" office:value="3108244" calcext:value-type="float">
            <text:p>3108244</text:p>
          </table:table-cell>
        </table:table-row>
        <table:table-row table:style-name="ro1">
          <table:table-cell/>
          <table:table-cell office:value-type="float" office:value="3040535" calcext:value-type="float">
            <text:p>3040535</text:p>
          </table:table-cell>
          <table:table-cell/>
          <table:table-cell office:value-type="float" office:value="2800695" calcext:value-type="float">
            <text:p>2800695</text:p>
          </table:table-cell>
        </table:table-row>
        <table:table-row table:style-name="ro1">
          <table:table-cell/>
          <table:table-cell office:value-type="float" office:value="3126290" calcext:value-type="float">
            <text:p>3126290</text:p>
          </table:table-cell>
          <table:table-cell/>
          <table:table-cell office:value-type="float" office:value="2981397" calcext:value-type="float">
            <text:p>2981397</text:p>
          </table:table-cell>
        </table:table-row>
        <table:table-row table:style-name="ro1">
          <table:table-cell/>
          <table:table-cell office:value-type="float" office:value="2878658" calcext:value-type="float">
            <text:p>2878658</text:p>
          </table:table-cell>
          <table:table-cell/>
          <table:table-cell office:value-type="float" office:value="2993561" calcext:value-type="float">
            <text:p>2993561</text:p>
          </table:table-cell>
        </table:table-row>
        <table:table-row table:style-name="ro1">
          <table:table-cell/>
          <table:table-cell office:value-type="float" office:value="3441690" calcext:value-type="float">
            <text:p>3441690</text:p>
          </table:table-cell>
          <table:table-cell/>
          <table:table-cell office:value-type="float" office:value="2798085" calcext:value-type="float">
            <text:p>2798085</text:p>
          </table:table-cell>
        </table:table-row>
        <table:table-row table:style-name="ro1">
          <table:table-cell/>
          <table:table-cell office:value-type="float" office:value="5102231" calcext:value-type="float">
            <text:p>5102231</text:p>
          </table:table-cell>
          <table:table-cell/>
          <table:table-cell office:value-type="float" office:value="3114845" calcext:value-type="float">
            <text:p>3114845</text:p>
          </table:table-cell>
        </table:table-row>
        <table:table-row table:style-name="ro1">
          <table:table-cell/>
          <table:table-cell office:value-type="float" office:value="4259702" calcext:value-type="float">
            <text:p>4259702</text:p>
          </table:table-cell>
          <table:table-cell/>
          <table:table-cell office:value-type="float" office:value="4796225" calcext:value-type="float">
            <text:p>4796225</text:p>
          </table:table-cell>
        </table:table-row>
        <table:table-row table:style-name="ro1">
          <table:table-cell/>
          <table:table-cell office:value-type="float" office:value="3438143" calcext:value-type="float">
            <text:p>3438143</text:p>
          </table:table-cell>
          <table:table-cell/>
          <table:table-cell office:value-type="float" office:value="2619841" calcext:value-type="float">
            <text:p>2619841</text:p>
          </table:table-cell>
        </table:table-row>
        <table:table-row table:style-name="ro1">
          <table:table-cell/>
          <table:table-cell office:value-type="float" office:value="3151864" calcext:value-type="float">
            <text:p>3151864</text:p>
          </table:table-cell>
          <table:table-cell/>
          <table:table-cell office:value-type="float" office:value="2769776" calcext:value-type="float">
            <text:p>2769776</text:p>
          </table:table-cell>
        </table:table-row>
        <table:table-row table:style-name="ro1">
          <table:table-cell/>
          <table:table-cell office:value-type="float" office:value="3197952" calcext:value-type="float">
            <text:p>3197952</text:p>
          </table:table-cell>
          <table:table-cell/>
          <table:table-cell office:value-type="float" office:value="3559025" calcext:value-type="float">
            <text:p>3559025</text:p>
          </table:table-cell>
        </table:table-row>
        <table:table-row table:style-name="ro1">
          <table:table-cell/>
          <table:table-cell office:value-type="float" office:value="2954932" calcext:value-type="float">
            <text:p>2954932</text:p>
          </table:table-cell>
          <table:table-cell/>
          <table:table-cell office:value-type="float" office:value="3829629" calcext:value-type="float">
            <text:p>3829629</text:p>
          </table:table-cell>
        </table:table-row>
        <table:table-row table:style-name="ro1">
          <table:table-cell/>
          <table:table-cell office:value-type="float" office:value="3082699" calcext:value-type="float">
            <text:p>3082699</text:p>
          </table:table-cell>
          <table:table-cell/>
          <table:table-cell office:value-type="float" office:value="3051949" calcext:value-type="float">
            <text:p>3051949</text:p>
          </table:table-cell>
        </table:table-row>
        <table:table-row table:style-name="ro1">
          <table:table-cell/>
          <table:table-cell office:value-type="float" office:value="3139091" calcext:value-type="float">
            <text:p>3139091</text:p>
          </table:table-cell>
          <table:table-cell/>
          <table:table-cell office:value-type="float" office:value="2795341" calcext:value-type="float">
            <text:p>2795341</text:p>
          </table:table-cell>
        </table:table-row>
        <table:table-row table:style-name="ro1">
          <table:table-cell/>
          <table:table-cell office:value-type="float" office:value="3181131" calcext:value-type="float">
            <text:p>3181131</text:p>
          </table:table-cell>
          <table:table-cell/>
          <table:table-cell office:value-type="float" office:value="3085847" calcext:value-type="float">
            <text:p>3085847</text:p>
          </table:table-cell>
        </table:table-row>
        <table:table-row table:style-name="ro1">
          <table:table-cell/>
          <table:table-cell office:value-type="float" office:value="3215060" calcext:value-type="float">
            <text:p>3215060</text:p>
          </table:table-cell>
          <table:table-cell/>
          <table:table-cell office:value-type="float" office:value="2901475" calcext:value-type="float">
            <text:p>2901475</text:p>
          </table:table-cell>
        </table:table-row>
        <table:table-row table:style-name="ro1">
          <table:table-cell/>
          <table:table-cell office:value-type="float" office:value="2902442" calcext:value-type="float">
            <text:p>2902442</text:p>
          </table:table-cell>
          <table:table-cell/>
          <table:table-cell office:value-type="float" office:value="2885371" calcext:value-type="float">
            <text:p>2885371</text:p>
          </table:table-cell>
        </table:table-row>
        <table:table-row table:style-name="ro1">
          <table:table-cell/>
          <table:table-cell office:value-type="float" office:value="3126500" calcext:value-type="float">
            <text:p>3126500</text:p>
          </table:table-cell>
          <table:table-cell/>
          <table:table-cell office:value-type="float" office:value="3097509" calcext:value-type="float">
            <text:p>3097509</text:p>
          </table:table-cell>
        </table:table-row>
        <table:table-row table:style-name="ro1">
          <table:table-cell/>
          <table:table-cell office:value-type="float" office:value="4348978" calcext:value-type="float">
            <text:p>4348978</text:p>
          </table:table-cell>
          <table:table-cell/>
          <table:table-cell office:value-type="float" office:value="2803679" calcext:value-type="float">
            <text:p>2803679</text:p>
          </table:table-cell>
        </table:table-row>
        <table:table-row table:style-name="ro1">
          <table:table-cell/>
          <table:table-cell office:value-type="float" office:value="4865082" calcext:value-type="float">
            <text:p>4865082</text:p>
          </table:table-cell>
          <table:table-cell/>
          <table:table-cell office:value-type="float" office:value="3028648" calcext:value-type="float">
            <text:p>3028648</text:p>
          </table:table-cell>
        </table:table-row>
        <table:table-row table:style-name="ro1">
          <table:table-cell/>
          <table:table-cell office:value-type="float" office:value="3377625" calcext:value-type="float">
            <text:p>3377625</text:p>
          </table:table-cell>
          <table:table-cell/>
          <table:table-cell office:value-type="float" office:value="4177484" calcext:value-type="float">
            <text:p>4177484</text:p>
          </table:table-cell>
        </table:table-row>
        <table:table-row table:style-name="ro1">
          <table:table-cell/>
          <table:table-cell office:value-type="float" office:value="3191500" calcext:value-type="float">
            <text:p>3191500</text:p>
          </table:table-cell>
          <table:table-cell/>
          <table:table-cell office:value-type="float" office:value="4650199" calcext:value-type="float">
            <text:p>4650199</text:p>
          </table:table-cell>
        </table:table-row>
        <table:table-row table:style-name="ro1">
          <table:table-cell/>
          <table:table-cell office:value-type="float" office:value="3145435" calcext:value-type="float">
            <text:p>3145435</text:p>
          </table:table-cell>
          <table:table-cell/>
          <table:table-cell office:value-type="float" office:value="3211999" calcext:value-type="float">
            <text:p>3211999</text:p>
          </table:table-cell>
        </table:table-row>
        <table:table-row table:style-name="ro1">
          <table:table-cell/>
          <table:table-cell office:value-type="float" office:value="3197053" calcext:value-type="float">
            <text:p>3197053</text:p>
          </table:table-cell>
          <table:table-cell/>
          <table:table-cell office:value-type="float" office:value="2889685" calcext:value-type="float">
            <text:p>2889685</text:p>
          </table:table-cell>
        </table:table-row>
        <table:table-row table:style-name="ro1">
          <table:table-cell/>
          <table:table-cell office:value-type="float" office:value="2896830" calcext:value-type="float">
            <text:p>2896830</text:p>
          </table:table-cell>
          <table:table-cell/>
          <table:table-cell office:value-type="float" office:value="2887665" calcext:value-type="float">
            <text:p>2887665</text:p>
          </table:table-cell>
        </table:table-row>
        <table:table-row table:style-name="ro1">
          <table:table-cell/>
          <table:table-cell office:value-type="float" office:value="3233217" calcext:value-type="float">
            <text:p>3233217</text:p>
          </table:table-cell>
          <table:table-cell/>
          <table:table-cell office:value-type="float" office:value="3086600" calcext:value-type="float">
            <text:p>3086600</text:p>
          </table:table-cell>
        </table:table-row>
        <table:table-row table:style-name="ro1">
          <table:table-cell/>
          <table:table-cell office:value-type="float" office:value="2968634" calcext:value-type="float">
            <text:p>2968634</text:p>
          </table:table-cell>
          <table:table-cell/>
          <table:table-cell office:value-type="float" office:value="2798418" calcext:value-type="float">
            <text:p>2798418</text:p>
          </table:table-cell>
        </table:table-row>
        <table:table-row table:style-name="ro1">
          <table:table-cell/>
          <table:table-cell office:value-type="float" office:value="3050377" calcext:value-type="float">
            <text:p>3050377</text:p>
          </table:table-cell>
          <table:table-cell/>
          <table:table-cell office:value-type="float" office:value="3032585" calcext:value-type="float">
            <text:p>3032585</text:p>
          </table:table-cell>
        </table:table-row>
        <table:table-row table:style-name="ro1">
          <table:table-cell/>
          <table:table-cell office:value-type="float" office:value="4087954" calcext:value-type="float">
            <text:p>4087954</text:p>
          </table:table-cell>
          <table:table-cell/>
          <table:table-cell office:value-type="float" office:value="4528514" calcext:value-type="float">
            <text:p>4528514</text:p>
          </table:table-cell>
        </table:table-row>
        <table:table-row table:style-name="ro1">
          <table:table-cell/>
          <table:table-cell office:value-type="float" office:value="4971431" calcext:value-type="float">
            <text:p>4971431</text:p>
          </table:table-cell>
          <table:table-cell/>
          <table:table-cell office:value-type="float" office:value="4631664" calcext:value-type="float">
            <text:p>4631664</text:p>
          </table:table-cell>
        </table:table-row>
        <table:table-row table:style-name="ro1">
          <table:table-cell/>
          <table:table-cell office:value-type="float" office:value="3437205" calcext:value-type="float">
            <text:p>3437205</text:p>
          </table:table-cell>
          <table:table-cell/>
          <table:table-cell office:value-type="float" office:value="3137457" calcext:value-type="float">
            <text:p>3137457</text:p>
          </table:table-cell>
        </table:table-row>
        <table:table-row table:style-name="ro1">
          <table:table-cell/>
          <table:table-cell office:value-type="float" office:value="3021705" calcext:value-type="float">
            <text:p>3021705</text:p>
          </table:table-cell>
          <table:table-cell/>
          <table:table-cell office:value-type="float" office:value="2888417" calcext:value-type="float">
            <text:p>2888417</text:p>
          </table:table-cell>
        </table:table-row>
        <table:table-row table:style-name="ro1">
          <table:table-cell/>
          <table:table-cell office:value-type="float" office:value="3136894" calcext:value-type="float">
            <text:p>3136894</text:p>
          </table:table-cell>
          <table:table-cell/>
          <table:table-cell office:value-type="float" office:value="3163662" calcext:value-type="float">
            <text:p>3163662</text:p>
          </table:table-cell>
        </table:table-row>
        <table:table-row table:style-name="ro1">
          <table:table-cell/>
          <table:table-cell office:value-type="float" office:value="3193700" calcext:value-type="float">
            <text:p>3193700</text:p>
          </table:table-cell>
          <table:table-cell/>
          <table:table-cell office:value-type="float" office:value="3214091" calcext:value-type="float">
            <text:p>3214091</text:p>
          </table:table-cell>
        </table:table-row>
        <table:table-row table:style-name="ro1">
          <table:table-cell/>
          <table:table-cell office:value-type="float" office:value="3309496" calcext:value-type="float">
            <text:p>3309496</text:p>
          </table:table-cell>
          <table:table-cell/>
          <table:table-cell office:value-type="float" office:value="2800194" calcext:value-type="float">
            <text:p>2800194</text:p>
          </table:table-cell>
        </table:table-row>
        <table:table-row table:style-name="ro1">
          <table:table-cell/>
          <table:table-cell office:value-type="float" office:value="3291001" calcext:value-type="float">
            <text:p>3291001</text:p>
          </table:table-cell>
          <table:table-cell/>
          <table:table-cell office:value-type="float" office:value="3097986" calcext:value-type="float">
            <text:p>3097986</text:p>
          </table:table-cell>
        </table:table-row>
        <table:table-row table:style-name="ro1">
          <table:table-cell/>
          <table:table-cell office:value-type="float" office:value="5191050" calcext:value-type="float">
            <text:p>5191050</text:p>
          </table:table-cell>
          <table:table-cell/>
          <table:table-cell office:value-type="float" office:value="4724606" calcext:value-type="float">
            <text:p>4724606</text:p>
          </table:table-cell>
        </table:table-row>
        <table:table-row table:style-name="ro1">
          <table:table-cell/>
          <table:table-cell office:value-type="float" office:value="4128376" calcext:value-type="float">
            <text:p>4128376</text:p>
          </table:table-cell>
          <table:table-cell/>
          <table:table-cell office:value-type="float" office:value="2830381" calcext:value-type="float">
            <text:p>2830381</text:p>
          </table:table-cell>
        </table:table-row>
        <table:table-row table:style-name="ro1">
          <table:table-cell/>
          <table:table-cell office:value-type="float" office:value="3134430" calcext:value-type="float">
            <text:p>3134430</text:p>
          </table:table-cell>
          <table:table-cell/>
          <table:table-cell office:value-type="float" office:value="2734169" calcext:value-type="float">
            <text:p>2734169</text:p>
          </table:table-cell>
        </table:table-row>
        <table:table-row table:style-name="ro1">
          <table:table-cell/>
          <table:table-cell office:value-type="float" office:value="3095575" calcext:value-type="float">
            <text:p>3095575</text:p>
          </table:table-cell>
          <table:table-cell/>
          <table:table-cell office:value-type="float" office:value="3211143" calcext:value-type="float">
            <text:p>3211143</text:p>
          </table:table-cell>
        </table:table-row>
        <table:table-row table:style-name="ro1">
          <table:table-cell/>
          <table:table-cell office:value-type="float" office:value="2904881" calcext:value-type="float">
            <text:p>2904881</text:p>
          </table:table-cell>
          <table:table-cell/>
          <table:table-cell office:value-type="float" office:value="3936400" calcext:value-type="float">
            <text:p>3936400</text:p>
          </table:table-cell>
        </table:table-row>
        <table:table-row table:style-name="ro1">
          <table:table-cell/>
          <table:table-cell office:value-type="float" office:value="3246863" calcext:value-type="float">
            <text:p>3246863</text:p>
          </table:table-cell>
          <table:table-cell/>
          <table:table-cell office:value-type="float" office:value="3067558" calcext:value-type="float">
            <text:p>3067558</text:p>
          </table:table-cell>
        </table:table-row>
        <table:table-row table:style-name="ro1">
          <table:table-cell/>
          <table:table-cell office:value-type="float" office:value="2972795" calcext:value-type="float">
            <text:p>2972795</text:p>
          </table:table-cell>
          <table:table-cell/>
          <table:table-cell office:value-type="float" office:value="2813111" calcext:value-type="float">
            <text:p>2813111</text:p>
          </table:table-cell>
        </table:table-row>
        <table:table-row table:style-name="ro1">
          <table:table-cell/>
          <table:table-cell office:value-type="float" office:value="3082711" calcext:value-type="float">
            <text:p>3082711</text:p>
          </table:table-cell>
          <table:table-cell/>
          <table:table-cell office:value-type="float" office:value="3061605" calcext:value-type="float">
            <text:p>3061605</text:p>
          </table:table-cell>
        </table:table-row>
        <table:table-row table:style-name="ro1">
          <table:table-cell/>
          <table:table-cell office:value-type="float" office:value="3884377" calcext:value-type="float">
            <text:p>3884377</text:p>
          </table:table-cell>
          <table:table-cell/>
          <table:table-cell office:value-type="float" office:value="4484717" calcext:value-type="float">
            <text:p>4484717</text:p>
          </table:table-cell>
        </table:table-row>
        <table:table-row table:style-name="ro1">
          <table:table-cell/>
          <table:table-cell office:value-type="float" office:value="4927516" calcext:value-type="float">
            <text:p>4927516</text:p>
          </table:table-cell>
          <table:table-cell/>
          <table:table-cell office:value-type="float" office:value="4542348" calcext:value-type="float">
            <text:p>4542348</text:p>
          </table:table-cell>
        </table:table-row>
        <table:table-row table:style-name="ro1">
          <table:table-cell/>
          <table:table-cell office:value-type="float" office:value="3520117" calcext:value-type="float">
            <text:p>3520117</text:p>
          </table:table-cell>
          <table:table-cell/>
          <table:table-cell office:value-type="float" office:value="3111351" calcext:value-type="float">
            <text:p>3111351</text:p>
          </table:table-cell>
        </table:table-row>
        <table:table-row table:style-name="ro1">
          <table:table-cell/>
          <table:table-cell office:value-type="float" office:value="3007320" calcext:value-type="float">
            <text:p>3007320</text:p>
          </table:table-cell>
          <table:table-cell/>
          <table:table-cell office:value-type="float" office:value="3085013" calcext:value-type="float">
            <text:p>3085013</text:p>
          </table:table-cell>
        </table:table-row>
        <table:table-row table:style-name="ro1">
          <table:table-cell/>
          <table:table-cell office:value-type="float" office:value="2939892" calcext:value-type="float">
            <text:p>2939892</text:p>
          </table:table-cell>
          <table:table-cell/>
          <table:table-cell office:value-type="float" office:value="3151264" calcext:value-type="float">
            <text:p>3151264</text:p>
          </table:table-cell>
        </table:table-row>
        <table:table-row table:style-name="ro1">
          <table:table-cell/>
          <table:table-cell office:value-type="float" office:value="3272705" calcext:value-type="float">
            <text:p>3272705</text:p>
          </table:table-cell>
          <table:table-cell/>
          <table:table-cell office:value-type="float" office:value="3242539" calcext:value-type="float">
            <text:p>3242539</text:p>
          </table:table-cell>
        </table:table-row>
        <table:table-row table:style-name="ro1">
          <table:table-cell/>
          <table:table-cell office:value-type="float" office:value="3213709" calcext:value-type="float">
            <text:p>3213709</text:p>
          </table:table-cell>
          <table:table-cell/>
          <table:table-cell office:value-type="float" office:value="2825229" calcext:value-type="float">
            <text:p>2825229</text:p>
          </table:table-cell>
        </table:table-row>
        <table:table-row table:style-name="ro1">
          <table:table-cell/>
          <table:table-cell office:value-type="float" office:value="3302206" calcext:value-type="float">
            <text:p>3302206</text:p>
          </table:table-cell>
          <table:table-cell/>
          <table:table-cell office:value-type="float" office:value="3118603" calcext:value-type="float">
            <text:p>3118603</text:p>
          </table:table-cell>
        </table:table-row>
        <table:table-row table:style-name="ro1">
          <table:table-cell/>
          <table:table-cell office:value-type="float" office:value="5200774" calcext:value-type="float">
            <text:p>5200774</text:p>
          </table:table-cell>
          <table:table-cell/>
          <table:table-cell office:value-type="float" office:value="2839209" calcext:value-type="float">
            <text:p>2839209</text:p>
          </table:table-cell>
        </table:table-row>
        <table:table-row table:style-name="ro1">
          <table:table-cell/>
          <table:table-cell office:value-type="float" office:value="4343924" calcext:value-type="float">
            <text:p>4343924</text:p>
          </table:table-cell>
          <table:table-cell/>
          <table:table-cell office:value-type="float" office:value="3199934" calcext:value-type="float">
            <text:p>3199934</text:p>
          </table:table-cell>
        </table:table-row>
        <table:table-row table:style-name="ro1">
          <table:table-cell/>
          <table:table-cell office:value-type="float" office:value="3247934" calcext:value-type="float">
            <text:p>3247934</text:p>
          </table:table-cell>
          <table:table-cell/>
          <table:table-cell office:value-type="float" office:value="3018659" calcext:value-type="float">
            <text:p>3018659</text:p>
          </table:table-cell>
        </table:table-row>
        <table:table-row table:style-name="ro1">
          <table:table-cell/>
          <table:table-cell office:value-type="float" office:value="2942230" calcext:value-type="float">
            <text:p>2942230</text:p>
          </table:table-cell>
          <table:table-cell/>
          <table:table-cell office:value-type="float" office:value="2802297" calcext:value-type="float">
            <text:p>2802297</text:p>
          </table:table-cell>
        </table:table-row>
        <table:table-row table:style-name="ro1">
          <table:table-cell/>
          <table:table-cell office:value-type="float" office:value="3453691" calcext:value-type="float">
            <text:p>3453691</text:p>
          </table:table-cell>
          <table:table-cell/>
          <table:table-cell office:value-type="float" office:value="3125265" calcext:value-type="float">
            <text:p>3125265</text:p>
          </table:table-cell>
        </table:table-row>
        <table:table-row table:style-name="ro1">
          <table:table-cell/>
          <table:table-cell office:value-type="float" office:value="3052945" calcext:value-type="float">
            <text:p>3052945</text:p>
          </table:table-cell>
          <table:table-cell/>
          <table:table-cell office:value-type="float" office:value="4784478" calcext:value-type="float">
            <text:p>4784478</text:p>
          </table:table-cell>
        </table:table-row>
        <table:table-row table:style-name="ro1">
          <table:table-cell/>
          <table:table-cell office:value-type="float" office:value="3037575" calcext:value-type="float">
            <text:p>3037575</text:p>
          </table:table-cell>
          <table:table-cell/>
          <table:table-cell office:value-type="float" office:value="2628052" calcext:value-type="float">
            <text:p>2628052</text:p>
          </table:table-cell>
        </table:table-row>
        <table:table-row table:style-name="ro1">
          <table:table-cell/>
          <table:table-cell office:value-type="float" office:value="3195968" calcext:value-type="float">
            <text:p>3195968</text:p>
          </table:table-cell>
          <table:table-cell/>
          <table:table-cell office:value-type="float" office:value="2726799" calcext:value-type="float">
            <text:p>2726799</text:p>
          </table:table-cell>
        </table:table-row>
        <table:table-row table:style-name="ro1">
          <table:table-cell/>
          <table:table-cell office:value-type="float" office:value="2934447" calcext:value-type="float">
            <text:p>2934447</text:p>
          </table:table-cell>
          <table:table-cell/>
          <table:table-cell office:value-type="float" office:value="3166034" calcext:value-type="float">
            <text:p>3166034</text:p>
          </table:table-cell>
        </table:table-row>
        <table:table-row table:style-name="ro1">
          <table:table-cell/>
          <table:table-cell office:value-type="float" office:value="3226936" calcext:value-type="float">
            <text:p>3226936</text:p>
          </table:table-cell>
          <table:table-cell/>
          <table:table-cell office:value-type="float" office:value="3996158" calcext:value-type="float">
            <text:p>3996158</text:p>
          </table:table-cell>
        </table:table-row>
        <table:table-row table:style-name="ro1">
          <table:table-cell/>
          <table:table-cell office:value-type="float" office:value="3002130" calcext:value-type="float">
            <text:p>3002130</text:p>
          </table:table-cell>
          <table:table-cell/>
          <table:table-cell office:value-type="float" office:value="3071779" calcext:value-type="float">
            <text:p>3071779</text:p>
          </table:table-cell>
        </table:table-row>
        <table:table-row table:style-name="ro1">
          <table:table-cell/>
          <table:table-cell office:value-type="float" office:value="3138090" calcext:value-type="float">
            <text:p>3138090</text:p>
          </table:table-cell>
          <table:table-cell/>
          <table:table-cell office:value-type="float" office:value="2792195" calcext:value-type="float">
            <text:p>2792195</text:p>
          </table:table-cell>
        </table:table-row>
        <table:table-row table:style-name="ro1">
          <table:table-cell/>
          <table:table-cell office:value-type="float" office:value="3177295" calcext:value-type="float">
            <text:p>3177295</text:p>
          </table:table-cell>
          <table:table-cell/>
          <table:table-cell office:value-type="float" office:value="3045657" calcext:value-type="float">
            <text:p>3045657</text:p>
          </table:table-cell>
        </table:table-row>
        <table:table-row table:style-name="ro1">
          <table:table-cell/>
          <table:table-cell office:value-type="float" office:value="2888195" calcext:value-type="float">
            <text:p>2888195</text:p>
          </table:table-cell>
          <table:table-cell/>
          <table:table-cell office:value-type="float" office:value="2956826" calcext:value-type="float">
            <text:p>2956826</text:p>
          </table:table-cell>
        </table:table-row>
        <table:table-row table:style-name="ro1">
          <table:table-cell/>
          <table:table-cell office:value-type="float" office:value="3247309" calcext:value-type="float">
            <text:p>3247309</text:p>
          </table:table-cell>
          <table:table-cell/>
          <table:table-cell office:value-type="float" office:value="3023181" calcext:value-type="float">
            <text:p>3023181</text:p>
          </table:table-cell>
        </table:table-row>
        <table:table-row table:style-name="ro1">
          <table:table-cell/>
          <table:table-cell office:value-type="float" office:value="3001633" calcext:value-type="float">
            <text:p>3001633</text:p>
          </table:table-cell>
          <table:table-cell/>
          <table:table-cell office:value-type="float" office:value="3106552" calcext:value-type="float">
            <text:p>3106552</text:p>
          </table:table-cell>
        </table:table-row>
        <table:table-row table:style-name="ro1">
          <table:table-cell/>
          <table:table-cell office:value-type="float" office:value="3116851" calcext:value-type="float">
            <text:p>3116851</text:p>
          </table:table-cell>
          <table:table-cell/>
          <table:table-cell office:value-type="float" office:value="5095404" calcext:value-type="float">
            <text:p>5095404</text:p>
          </table:table-cell>
        </table:table-row>
        <table:table-row table:style-name="ro1">
          <table:table-cell/>
          <table:table-cell office:value-type="float" office:value="4381450" calcext:value-type="float">
            <text:p>4381450</text:p>
          </table:table-cell>
          <table:table-cell/>
          <table:table-cell office:value-type="float" office:value="4166013" calcext:value-type="float">
            <text:p>4166013</text:p>
          </table:table-cell>
        </table:table-row>
        <table:table-row table:style-name="ro1">
          <table:table-cell/>
          <table:table-cell office:value-type="float" office:value="3642711" calcext:value-type="float">
            <text:p>3642711</text:p>
          </table:table-cell>
          <table:table-cell/>
          <table:table-cell office:value-type="float" office:value="3120570" calcext:value-type="float">
            <text:p>3120570</text:p>
          </table:table-cell>
        </table:table-row>
        <table:table-row table:style-name="ro1">
          <table:table-cell/>
          <table:table-cell office:value-type="float" office:value="2809597" calcext:value-type="float">
            <text:p>2809597</text:p>
          </table:table-cell>
          <table:table-cell/>
          <table:table-cell office:value-type="float" office:value="2805322" calcext:value-type="float">
            <text:p>2805322</text:p>
          </table:table-cell>
        </table:table-row>
        <table:table-row table:style-name="ro1">
          <table:table-cell/>
          <table:table-cell office:value-type="float" office:value="2935579" calcext:value-type="float">
            <text:p>2935579</text:p>
          </table:table-cell>
          <table:table-cell/>
          <table:table-cell office:value-type="float" office:value="3214593" calcext:value-type="float">
            <text:p>3214593</text:p>
          </table:table-cell>
        </table:table-row>
        <table:table-row table:style-name="ro1">
          <table:table-cell/>
          <table:table-cell office:value-type="float" office:value="2563912" calcext:value-type="float">
            <text:p>2563912</text:p>
          </table:table-cell>
          <table:table-cell/>
          <table:table-cell office:value-type="float" office:value="2959237" calcext:value-type="float">
            <text:p>2959237</text:p>
          </table:table-cell>
        </table:table-row>
        <table:table-row table:style-name="ro1">
          <table:table-cell/>
          <table:table-cell office:value-type="float" office:value="2774795" calcext:value-type="float">
            <text:p>2774795</text:p>
          </table:table-cell>
          <table:table-cell/>
          <table:table-cell office:value-type="float" office:value="2836717" calcext:value-type="float">
            <text:p>2836717</text:p>
          </table:table-cell>
        </table:table-row>
        <table:table-row table:style-name="ro1">
          <table:table-cell/>
          <table:table-cell office:value-type="float" office:value="3073447" calcext:value-type="float">
            <text:p>3073447</text:p>
          </table:table-cell>
          <table:table-cell/>
          <table:table-cell office:value-type="float" office:value="3121384" calcext:value-type="float">
            <text:p>3121384</text:p>
          </table:table-cell>
        </table:table-row>
        <table:table-row table:style-name="ro1">
          <table:table-cell/>
          <table:table-cell office:value-type="float" office:value="2613501" calcext:value-type="float">
            <text:p>2613501</text:p>
          </table:table-cell>
          <table:table-cell/>
          <table:table-cell office:value-type="float" office:value="4808612" calcext:value-type="float">
            <text:p>4808612</text:p>
          </table:table-cell>
        </table:table-row>
        <table:table-row table:style-name="ro1">
          <table:table-cell/>
          <table:table-cell office:value-type="float" office:value="2592180" calcext:value-type="float">
            <text:p>2592180</text:p>
          </table:table-cell>
          <table:table-cell/>
          <table:table-cell office:value-type="float" office:value="2831845" calcext:value-type="float">
            <text:p>2831845</text:p>
          </table:table-cell>
        </table:table-row>
        <table:table-row table:style-name="ro1">
          <table:table-cell/>
          <table:table-cell office:value-type="float" office:value="2630729" calcext:value-type="float">
            <text:p>2630729</text:p>
          </table:table-cell>
          <table:table-cell/>
          <table:table-cell office:value-type="float" office:value="2769060" calcext:value-type="float">
            <text:p>2769060</text:p>
          </table:table-cell>
        </table:table-row>
        <table:table-row table:style-name="ro1">
          <table:table-cell/>
          <table:table-cell office:value-type="float" office:value="2675733" calcext:value-type="float">
            <text:p>2675733</text:p>
          </table:table-cell>
          <table:table-cell/>
          <table:table-cell office:value-type="float" office:value="3614340" calcext:value-type="float">
            <text:p>3614340</text:p>
          </table:table-cell>
        </table:table-row>
        <table:table-row table:style-name="ro1">
          <table:table-cell/>
          <table:table-cell office:value-type="float" office:value="2562602" calcext:value-type="float">
            <text:p>2562602</text:p>
          </table:table-cell>
          <table:table-cell/>
          <table:table-cell office:value-type="float" office:value="3615574" calcext:value-type="float">
            <text:p>3615574</text:p>
          </table:table-cell>
        </table:table-row>
        <table:table-row table:style-name="ro1">
          <table:table-cell/>
          <table:table-cell office:value-type="float" office:value="2602771" calcext:value-type="float">
            <text:p>2602771</text:p>
          </table:table-cell>
          <table:table-cell/>
          <table:table-cell office:value-type="float" office:value="2992119" calcext:value-type="float">
            <text:p>2992119</text:p>
          </table:table-cell>
        </table:table-row>
        <table:table-row table:style-name="ro1">
          <table:table-cell/>
          <table:table-cell office:value-type="float" office:value="2556857" calcext:value-type="float">
            <text:p>2556857</text:p>
          </table:table-cell>
          <table:table-cell/>
          <table:table-cell office:value-type="float" office:value="2831394" calcext:value-type="float">
            <text:p>2831394</text:p>
          </table:table-cell>
        </table:table-row>
        <table:table-row table:style-name="ro1">
          <table:table-cell/>
          <table:table-cell office:value-type="float" office:value="2577202" calcext:value-type="float">
            <text:p>2577202</text:p>
          </table:table-cell>
          <table:table-cell/>
          <table:table-cell office:value-type="float" office:value="3116676" calcext:value-type="float">
            <text:p>3116676</text:p>
          </table:table-cell>
        </table:table-row>
        <table:table-row table:style-name="ro1">
          <table:table-cell/>
          <table:table-cell office:value-type="float" office:value="2581733" calcext:value-type="float">
            <text:p>2581733</text:p>
          </table:table-cell>
          <table:table-cell/>
          <table:table-cell office:value-type="float" office:value="2851966" calcext:value-type="float">
            <text:p>2851966</text:p>
          </table:table-cell>
        </table:table-row>
        <table:table-row table:style-name="ro1">
          <table:table-cell/>
          <table:table-cell office:value-type="float" office:value="2573884" calcext:value-type="float">
            <text:p>2573884</text:p>
          </table:table-cell>
          <table:table-cell/>
          <table:table-cell office:value-type="float" office:value="2957559" calcext:value-type="float">
            <text:p>2957559</text:p>
          </table:table-cell>
        </table:table-row>
        <table:table-row table:style-name="ro1">
          <table:table-cell/>
          <table:table-cell office:value-type="float" office:value="2564539" calcext:value-type="float">
            <text:p>2564539</text:p>
          </table:table-cell>
          <table:table-cell/>
          <table:table-cell office:value-type="float" office:value="3039870" calcext:value-type="float">
            <text:p>3039870</text:p>
          </table:table-cell>
        </table:table-row>
        <table:table-row table:style-name="ro1">
          <table:table-cell/>
          <table:table-cell office:value-type="float" office:value="2598978" calcext:value-type="float">
            <text:p>2598978</text:p>
          </table:table-cell>
          <table:table-cell/>
          <table:table-cell office:value-type="float" office:value="2810463" calcext:value-type="float">
            <text:p>2810463</text:p>
          </table:table-cell>
        </table:table-row>
        <table:table-row table:style-name="ro1">
          <table:table-cell/>
          <table:table-cell office:value-type="float" office:value="2588543" calcext:value-type="float">
            <text:p>2588543</text:p>
          </table:table-cell>
          <table:table-cell/>
          <table:table-cell office:value-type="float" office:value="3085315" calcext:value-type="float">
            <text:p>3085315</text:p>
          </table:table-cell>
        </table:table-row>
        <table:table-row table:style-name="ro1">
          <table:table-cell/>
          <table:table-cell office:value-type="float" office:value="2854252" calcext:value-type="float">
            <text:p>2854252</text:p>
          </table:table-cell>
          <table:table-cell/>
          <table:table-cell office:value-type="float" office:value="2925109" calcext:value-type="float">
            <text:p>2925109</text:p>
          </table:table-cell>
        </table:table-row>
        <table:table-row table:style-name="ro1">
          <table:table-cell/>
          <table:table-cell office:value-type="float" office:value="2569021" calcext:value-type="float">
            <text:p>2569021</text:p>
          </table:table-cell>
          <table:table-cell/>
          <table:table-cell office:value-type="float" office:value="2890435" calcext:value-type="float">
            <text:p>2890435</text:p>
          </table:table-cell>
        </table:table-row>
        <table:table-row table:style-name="ro1">
          <table:table-cell/>
          <table:table-cell office:value-type="float" office:value="2567171" calcext:value-type="float">
            <text:p>2567171</text:p>
          </table:table-cell>
          <table:table-cell/>
          <table:table-cell office:value-type="float" office:value="3330045" calcext:value-type="float">
            <text:p>3330045</text:p>
          </table:table-cell>
        </table:table-row>
        <table:table-row table:style-name="ro1">
          <table:table-cell/>
          <table:table-cell office:value-type="float" office:value="2595509" calcext:value-type="float">
            <text:p>2595509</text:p>
          </table:table-cell>
          <table:table-cell/>
          <table:table-cell office:value-type="float" office:value="2823803" calcext:value-type="float">
            <text:p>2823803</text:p>
          </table:table-cell>
        </table:table-row>
        <table:table-row table:style-name="ro1">
          <table:table-cell/>
          <table:table-cell office:value-type="float" office:value="2577912" calcext:value-type="float">
            <text:p>2577912</text:p>
          </table:table-cell>
          <table:table-cell/>
          <table:table-cell office:value-type="float" office:value="3302594" calcext:value-type="float">
            <text:p>3302594</text:p>
          </table:table-cell>
        </table:table-row>
        <table:table-row table:style-name="ro1">
          <table:table-cell/>
          <table:table-cell office:value-type="float" office:value="2579258" calcext:value-type="float">
            <text:p>2579258</text:p>
          </table:table-cell>
          <table:table-cell/>
          <table:table-cell office:value-type="float" office:value="4554783" calcext:value-type="float">
            <text:p>4554783</text:p>
          </table:table-cell>
        </table:table-row>
        <table:table-row table:style-name="ro1">
          <table:table-cell/>
          <table:table-cell office:value-type="float" office:value="2566956" calcext:value-type="float">
            <text:p>2566956</text:p>
          </table:table-cell>
          <table:table-cell/>
          <table:table-cell office:value-type="float" office:value="4460230" calcext:value-type="float">
            <text:p>4460230</text:p>
          </table:table-cell>
        </table:table-row>
        <table:table-row table:style-name="ro1">
          <table:table-cell table:number-columns-repeated="3"/>
          <table:table-cell office:value-type="float" office:value="3108166" calcext:value-type="float">
            <text:p>3108166</text:p>
          </table:table-cell>
        </table:table-row>
        <table:table-row table:style-name="ro1">
          <table:table-cell table:number-columns-repeated="3"/>
          <table:table-cell office:value-type="float" office:value="2842779" calcext:value-type="float">
            <text:p>2842779</text:p>
          </table:table-cell>
        </table:table-row>
        <table:table-row table:style-name="ro1">
          <table:table-cell table:number-columns-repeated="3"/>
          <table:table-cell office:value-type="float" office:value="3203799" calcext:value-type="float">
            <text:p>3203799</text:p>
          </table:table-cell>
        </table:table-row>
        <table:table-row table:style-name="ro1">
          <table:table-cell table:number-columns-repeated="3"/>
          <table:table-cell office:value-type="float" office:value="3187990" calcext:value-type="float">
            <text:p>3187990</text:p>
          </table:table-cell>
        </table:table-row>
        <table:table-row table:style-name="ro1">
          <table:table-cell table:number-columns-repeated="3"/>
          <table:table-cell office:value-type="float" office:value="2803360" calcext:value-type="float">
            <text:p>2803360</text:p>
          </table:table-cell>
        </table:table-row>
        <table:table-row table:style-name="ro1">
          <table:table-cell table:number-columns-repeated="3"/>
          <table:table-cell office:value-type="float" office:value="3101003" calcext:value-type="float">
            <text:p>3101003</text:p>
          </table:table-cell>
        </table:table-row>
        <table:table-row table:style-name="ro1">
          <table:table-cell table:number-columns-repeated="3"/>
          <table:table-cell office:value-type="float" office:value="4888620" calcext:value-type="float">
            <text:p>4888620</text:p>
          </table:table-cell>
        </table:table-row>
        <table:table-row table:style-name="ro1">
          <table:table-cell table:number-columns-repeated="3"/>
          <table:table-cell office:value-type="float" office:value="4179999" calcext:value-type="float">
            <text:p>4179999</text:p>
          </table:table-cell>
        </table:table-row>
        <table:table-row table:style-name="ro1">
          <table:table-cell table:number-columns-repeated="3"/>
          <table:table-cell office:value-type="float" office:value="3366629" calcext:value-type="float">
            <text:p>3366629</text:p>
          </table:table-cell>
        </table:table-row>
        <table:table-row table:style-name="ro1">
          <table:table-cell table:number-columns-repeated="3"/>
          <table:table-cell office:value-type="float" office:value="2804555" calcext:value-type="float">
            <text:p>2804555</text:p>
          </table:table-cell>
        </table:table-row>
        <table:table-row table:style-name="ro1">
          <table:table-cell table:number-columns-repeated="3"/>
          <table:table-cell office:value-type="float" office:value="3045126" calcext:value-type="float">
            <text:p>3045126</text:p>
          </table:table-cell>
        </table:table-row>
        <table:table-row table:style-name="ro1">
          <table:table-cell table:number-columns-repeated="3"/>
          <table:table-cell office:value-type="float" office:value="2956798" calcext:value-type="float">
            <text:p>2956798</text:p>
          </table:table-cell>
        </table:table-row>
        <table:table-row table:style-name="ro1">
          <table:table-cell table:number-columns-repeated="3"/>
          <table:table-cell office:value-type="float" office:value="2849281" calcext:value-type="float">
            <text:p>2849281</text:p>
          </table:table-cell>
        </table:table-row>
        <table:table-row table:style-name="ro1">
          <table:table-cell table:number-columns-repeated="3"/>
          <table:table-cell office:value-type="float" office:value="3117974" calcext:value-type="float">
            <text:p>3117974</text:p>
          </table:table-cell>
        </table:table-row>
        <table:table-row table:style-name="ro1">
          <table:table-cell table:number-columns-repeated="3"/>
          <table:table-cell office:value-type="float" office:value="2822069" calcext:value-type="float">
            <text:p>2822069</text:p>
          </table:table-cell>
        </table:table-row>
        <table:table-row table:style-name="ro1">
          <table:table-cell table:number-columns-repeated="3"/>
          <table:table-cell office:value-type="float" office:value="3226476" calcext:value-type="float">
            <text:p>3226476</text:p>
          </table:table-cell>
        </table:table-row>
        <table:table-row table:style-name="ro1">
          <table:table-cell table:number-columns-repeated="3"/>
          <table:table-cell office:value-type="float" office:value="2990855" calcext:value-type="float">
            <text:p>2990855</text:p>
          </table:table-cell>
        </table:table-row>
        <table:table-row table:style-name="ro1">
          <table:table-cell table:number-columns-repeated="3"/>
          <table:table-cell office:value-type="float" office:value="2810567" calcext:value-type="float">
            <text:p>2810567</text:p>
          </table:table-cell>
        </table:table-row>
        <table:table-row table:style-name="ro1">
          <table:table-cell table:number-columns-repeated="3"/>
          <table:table-cell office:value-type="float" office:value="3121573" calcext:value-type="float">
            <text:p>3121573</text:p>
          </table:table-cell>
        </table:table-row>
        <table:table-row table:style-name="ro1">
          <table:table-cell table:number-columns-repeated="3"/>
          <table:table-cell office:value-type="float" office:value="4911603" calcext:value-type="float">
            <text:p>4911603</text:p>
          </table:table-cell>
        </table:table-row>
        <table:table-row table:style-name="ro1">
          <table:table-cell table:number-columns-repeated="3"/>
          <table:table-cell office:value-type="float" office:value="4155151" calcext:value-type="float">
            <text:p>4155151</text:p>
          </table:table-cell>
        </table:table-row>
        <table:table-row table:style-name="ro1">
          <table:table-cell table:number-columns-repeated="3"/>
          <table:table-cell office:value-type="float" office:value="3111674" calcext:value-type="float">
            <text:p>3111674</text:p>
          </table:table-cell>
        </table:table-row>
        <table:table-row table:style-name="ro1">
          <table:table-cell table:number-columns-repeated="3"/>
          <table:table-cell office:value-type="float" office:value="2959901" calcext:value-type="float">
            <text:p>2959901</text:p>
          </table:table-cell>
        </table:table-row>
        <table:table-row table:style-name="ro1">
          <table:table-cell table:number-columns-repeated="3"/>
          <table:table-cell office:value-type="float" office:value="3019975" calcext:value-type="float">
            <text:p>3019975</text:p>
          </table:table-cell>
        </table:table-row>
        <table:table-row table:style-name="ro1">
          <table:table-cell table:number-columns-repeated="3"/>
          <table:table-cell office:value-type="float" office:value="2986050" calcext:value-type="float">
            <text:p>2986050</text:p>
          </table:table-cell>
        </table:table-row>
        <table:table-row table:style-name="ro1">
          <table:table-cell table:number-columns-repeated="3"/>
          <table:table-cell office:value-type="float" office:value="3078393" calcext:value-type="float">
            <text:p>3078393</text:p>
          </table:table-cell>
        </table:table-row>
        <table:table-row table:style-name="ro1">
          <table:table-cell table:number-columns-repeated="3"/>
          <table:table-cell office:value-type="float" office:value="3115316" calcext:value-type="float">
            <text:p>3115316</text:p>
          </table:table-cell>
        </table:table-row>
        <table:table-row table:style-name="ro1">
          <table:table-cell table:number-columns-repeated="3"/>
          <table:table-cell office:value-type="float" office:value="2803711" calcext:value-type="float">
            <text:p>2803711</text:p>
          </table:table-cell>
        </table:table-row>
        <table:table-row table:style-name="ro1">
          <table:table-cell table:number-columns-repeated="3"/>
          <table:table-cell office:value-type="float" office:value="3241563" calcext:value-type="float">
            <text:p>3241563</text:p>
          </table:table-cell>
        </table:table-row>
        <table:table-row table:style-name="ro1">
          <table:table-cell table:number-columns-repeated="3"/>
          <table:table-cell office:value-type="float" office:value="4118512" calcext:value-type="float">
            <text:p>4118512</text:p>
          </table:table-cell>
        </table:table-row>
        <table:table-row table:style-name="ro1">
          <table:table-cell table:number-columns-repeated="3"/>
          <table:table-cell office:value-type="float" office:value="4678051" calcext:value-type="float">
            <text:p>4678051</text:p>
          </table:table-cell>
        </table:table-row>
        <table:table-row table:style-name="ro1">
          <table:table-cell table:number-columns-repeated="3"/>
          <table:table-cell office:value-type="float" office:value="3263021" calcext:value-type="float">
            <text:p>3263021</text:p>
          </table:table-cell>
        </table:table-row>
        <table:table-row table:style-name="ro1">
          <table:table-cell table:number-columns-repeated="3"/>
          <table:table-cell office:value-type="float" office:value="2903321" calcext:value-type="float">
            <text:p>2903321</text:p>
          </table:table-cell>
        </table:table-row>
        <table:table-row table:style-name="ro1">
          <table:table-cell table:number-columns-repeated="3"/>
          <table:table-cell office:value-type="float" office:value="2920190" calcext:value-type="float">
            <text:p>2920190</text:p>
          </table:table-cell>
        </table:table-row>
        <table:table-row table:style-name="ro1">
          <table:table-cell table:number-columns-repeated="3"/>
          <table:table-cell office:value-type="float" office:value="3113035" calcext:value-type="float">
            <text:p>3113035</text:p>
          </table:table-cell>
        </table:table-row>
        <table:table-row table:style-name="ro1">
          <table:table-cell table:number-columns-repeated="3"/>
          <table:table-cell office:value-type="float" office:value="2798625" calcext:value-type="float">
            <text:p>2798625</text:p>
          </table:table-cell>
        </table:table-row>
        <table:table-row table:style-name="ro1">
          <table:table-cell table:number-columns-repeated="3"/>
          <table:table-cell office:value-type="float" office:value="3029463" calcext:value-type="float">
            <text:p>3029463</text:p>
          </table:table-cell>
        </table:table-row>
        <table:table-row table:style-name="ro1">
          <table:table-cell table:number-columns-repeated="3"/>
          <table:table-cell office:value-type="float" office:value="4184003" calcext:value-type="float">
            <text:p>4184003</text:p>
          </table:table-cell>
        </table:table-row>
        <table:table-row table:style-name="ro1">
          <table:table-cell table:number-columns-repeated="3"/>
          <table:table-cell office:value-type="float" office:value="4645876" calcext:value-type="float">
            <text:p>4645876</text:p>
          </table:table-cell>
        </table:table-row>
        <table:table-row table:style-name="ro1">
          <table:table-cell table:number-columns-repeated="3"/>
          <table:table-cell office:value-type="float" office:value="3400836" calcext:value-type="float">
            <text:p>3400836</text:p>
          </table:table-cell>
        </table:table-row>
        <table:table-row table:style-name="ro1">
          <table:table-cell table:number-columns-repeated="3"/>
          <table:table-cell office:value-type="float" office:value="2877501" calcext:value-type="float">
            <text:p>2877501</text:p>
          </table:table-cell>
        </table:table-row>
        <table:table-row table:style-name="ro1">
          <table:table-cell table:number-columns-repeated="3"/>
          <table:table-cell office:value-type="float" office:value="2821353" calcext:value-type="float">
            <text:p>2821353</text:p>
          </table:table-cell>
        </table:table-row>
        <table:table-row table:style-name="ro1">
          <table:table-cell table:number-columns-repeated="3"/>
          <table:table-cell office:value-type="float" office:value="2903143" calcext:value-type="float">
            <text:p>2903143</text:p>
          </table:table-cell>
        </table:table-row>
        <table:table-row table:style-name="ro1">
          <table:table-cell table:number-columns-repeated="3"/>
          <table:table-cell office:value-type="float" office:value="3085017" calcext:value-type="float">
            <text:p>3085017</text:p>
          </table:table-cell>
        </table:table-row>
        <table:table-row table:style-name="ro1">
          <table:table-cell table:number-columns-repeated="3"/>
          <table:table-cell office:value-type="float" office:value="2802837" calcext:value-type="float">
            <text:p>2802837</text:p>
          </table:table-cell>
        </table:table-row>
        <table:table-row table:style-name="ro1">
          <table:table-cell table:number-columns-repeated="3"/>
          <table:table-cell office:value-type="float" office:value="3038039" calcext:value-type="float">
            <text:p>3038039</text:p>
          </table:table-cell>
        </table:table-row>
        <table:table-row table:style-name="ro1">
          <table:table-cell table:number-columns-repeated="3"/>
          <table:table-cell office:value-type="float" office:value="4277359" calcext:value-type="float">
            <text:p>4277359</text:p>
          </table:table-cell>
        </table:table-row>
        <table:table-row table:style-name="ro1">
          <table:table-cell table:number-columns-repeated="3"/>
          <table:table-cell office:value-type="float" office:value="4610938" calcext:value-type="float">
            <text:p>4610938</text:p>
          </table:table-cell>
        </table:table-row>
        <table:table-row table:style-name="ro1">
          <table:table-cell table:number-columns-repeated="3"/>
          <table:table-cell office:value-type="float" office:value="3153441" calcext:value-type="float">
            <text:p>3153441</text:p>
          </table:table-cell>
        </table:table-row>
        <table:table-row table:style-name="ro1">
          <table:table-cell table:number-columns-repeated="3"/>
          <table:table-cell office:value-type="float" office:value="2877911" calcext:value-type="float">
            <text:p>2877911</text:p>
          </table:table-cell>
        </table:table-row>
        <table:table-row table:style-name="ro1">
          <table:table-cell table:number-columns-repeated="3"/>
          <table:table-cell office:value-type="float" office:value="3152670" calcext:value-type="float">
            <text:p>3152670</text:p>
          </table:table-cell>
        </table:table-row>
        <table:table-row table:style-name="ro1">
          <table:table-cell table:number-columns-repeated="3"/>
          <table:table-cell office:value-type="float" office:value="3279466" calcext:value-type="float">
            <text:p>3279466</text:p>
          </table:table-cell>
        </table:table-row>
        <table:table-row table:style-name="ro1">
          <table:table-cell table:number-columns-repeated="3"/>
          <table:table-cell office:value-type="float" office:value="2792400" calcext:value-type="float">
            <text:p>2792400</text:p>
          </table:table-cell>
        </table:table-row>
        <table:table-row table:style-name="ro1">
          <table:table-cell table:number-columns-repeated="3"/>
          <table:table-cell office:value-type="float" office:value="3104595" calcext:value-type="float">
            <text:p>3104595</text:p>
          </table:table-cell>
        </table:table-row>
        <table:table-row table:style-name="ro1">
          <table:table-cell table:number-columns-repeated="3"/>
          <table:table-cell office:value-type="float" office:value="4677780" calcext:value-type="float">
            <text:p>4677780</text:p>
          </table:table-cell>
        </table:table-row>
        <table:table-row table:style-name="ro1">
          <table:table-cell table:number-columns-repeated="3"/>
          <table:table-cell office:value-type="float" office:value="4341510" calcext:value-type="float">
            <text:p>4341510</text:p>
          </table:table-cell>
        </table:table-row>
        <table:table-row table:style-name="ro1">
          <table:table-cell table:number-columns-repeated="3"/>
          <table:table-cell office:value-type="float" office:value="3111792" calcext:value-type="float">
            <text:p>3111792</text:p>
          </table:table-cell>
        </table:table-row>
        <table:table-row table:style-name="ro1">
          <table:table-cell table:number-columns-repeated="3"/>
          <table:table-cell office:value-type="float" office:value="3047942" calcext:value-type="float">
            <text:p>3047942</text:p>
          </table:table-cell>
        </table:table-row>
        <table:table-row table:style-name="ro1">
          <table:table-cell table:number-columns-repeated="3"/>
          <table:table-cell office:value-type="float" office:value="2994747" calcext:value-type="float">
            <text:p>2994747</text:p>
          </table:table-cell>
        </table:table-row>
        <table:table-row table:style-name="ro1">
          <table:table-cell table:number-columns-repeated="3"/>
          <table:table-cell office:value-type="float" office:value="2992678" calcext:value-type="float">
            <text:p>2992678</text:p>
          </table:table-cell>
        </table:table-row>
        <table:table-row table:style-name="ro1">
          <table:table-cell table:number-columns-repeated="3"/>
          <table:table-cell office:value-type="float" office:value="2794798" calcext:value-type="float">
            <text:p>2794798</text:p>
          </table:table-cell>
        </table:table-row>
        <table:table-row table:style-name="ro1">
          <table:table-cell table:number-columns-repeated="3"/>
          <table:table-cell office:value-type="float" office:value="3359976" calcext:value-type="float">
            <text:p>3359976</text:p>
          </table:table-cell>
        </table:table-row>
        <table:table-row table:style-name="ro1">
          <table:table-cell table:number-columns-repeated="3"/>
          <table:table-cell office:value-type="float" office:value="2834282" calcext:value-type="float">
            <text:p>2834282</text:p>
          </table:table-cell>
        </table:table-row>
        <table:table-row table:style-name="ro1">
          <table:table-cell table:number-columns-repeated="3"/>
          <table:table-cell office:value-type="float" office:value="3197338" calcext:value-type="float">
            <text:p>3197338</text:p>
          </table:table-cell>
        </table:table-row>
        <table:table-row table:style-name="ro1">
          <table:table-cell table:number-columns-repeated="3"/>
          <table:table-cell office:value-type="float" office:value="3006529" calcext:value-type="float">
            <text:p>3006529</text:p>
          </table:table-cell>
        </table:table-row>
        <table:table-row table:style-name="ro1">
          <table:table-cell table:number-columns-repeated="3"/>
          <table:table-cell office:value-type="float" office:value="2791837" calcext:value-type="float">
            <text:p>2791837</text:p>
          </table:table-cell>
        </table:table-row>
        <table:table-row table:style-name="ro1">
          <table:table-cell table:number-columns-repeated="3"/>
          <table:table-cell office:value-type="float" office:value="3120572" calcext:value-type="float">
            <text:p>3120572</text:p>
          </table:table-cell>
        </table:table-row>
        <table:table-row table:style-name="ro1">
          <table:table-cell table:number-columns-repeated="3"/>
          <table:table-cell office:value-type="float" office:value="3103544" calcext:value-type="float">
            <text:p>3103544</text:p>
          </table:table-cell>
        </table:table-row>
        <table:table-row table:style-name="ro1">
          <table:table-cell table:number-columns-repeated="3"/>
          <table:table-cell office:value-type="float" office:value="2936312" calcext:value-type="float">
            <text:p>2936312</text:p>
          </table:table-cell>
        </table:table-row>
        <table:table-row table:style-name="ro1">
          <table:table-cell table:number-columns-repeated="3"/>
          <table:table-cell office:value-type="float" office:value="3277274" calcext:value-type="float">
            <text:p>3277274</text:p>
          </table:table-cell>
        </table:table-row>
        <table:table-row table:style-name="ro1">
          <table:table-cell table:number-columns-repeated="3"/>
          <table:table-cell office:value-type="float" office:value="2796426" calcext:value-type="float">
            <text:p>2796426</text:p>
          </table:table-cell>
        </table:table-row>
        <table:table-row table:style-name="ro1">
          <table:table-cell table:number-columns-repeated="3"/>
          <table:table-cell office:value-type="float" office:value="3101987" calcext:value-type="float">
            <text:p>3101987</text:p>
          </table:table-cell>
        </table:table-row>
        <table:table-row table:style-name="ro1">
          <table:table-cell table:number-columns-repeated="3"/>
          <table:table-cell office:value-type="float" office:value="5112776" calcext:value-type="float">
            <text:p>5112776</text:p>
          </table:table-cell>
        </table:table-row>
        <table:table-row table:style-name="ro1">
          <table:table-cell table:number-columns-repeated="3"/>
          <table:table-cell office:value-type="float" office:value="2629424" calcext:value-type="float">
            <text:p>2629424</text:p>
          </table:table-cell>
        </table:table-row>
        <table:table-row table:style-name="ro1">
          <table:table-cell table:number-columns-repeated="3"/>
          <table:table-cell office:value-type="float" office:value="2967158" calcext:value-type="float">
            <text:p>29671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47:22.837618372</meta:creation-date>
    <dc:date>2018-05-17T11:49:13.876961465</dc:date>
    <meta:editing-duration>PT1M51S</meta:editing-duration>
    <meta:editing-cycles>1</meta:editing-cycles>
    <meta:document-statistic meta:table-count="1" meta:cell-count="1075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613cm" svg:height="8.994cm" xlink:href=".." xlink:type="simple" chart:class="chart:line" chart:style-name="ch1">
        <chart:legend chart:legend-position="end" svg:x="31.35cm" svg:y="4.198cm" style:legend-expansion="high" chart:style-name="ch2"/>
        <chart:plot-area chart:style-name="ch3" table:cell-range-address="Sheet1.B1:Sheet1.B500" svg:x="0.672cm" svg:y="0.179cm" svg:width="30.006cm" svg:height="8.636cm">
          <chartooo:coordinate-region svg:x="2.219cm" svg:y="0.3cm" svg:width="28.459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37793">
                <text:p>2337793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01220">
                <text:p>29012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38321">
                <text:p>3038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56251">
                <text:p>2856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2085">
                <text:p>2752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81551">
                <text:p>2781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21799">
                <text:p>2721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08824">
                <text:p>2808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4682">
                <text:p>2734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14775">
                <text:p>3014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03987">
                <text:p>2703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10227">
                <text:p>2710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63636">
                <text:p>2763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3808">
                <text:p>27338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4133">
                <text:p>2724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42298">
                <text:p>2742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22440">
                <text:p>28224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76816">
                <text:p>28768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11761">
                <text:p>27117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23276">
                <text:p>29232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30533">
                <text:p>38305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66199">
                <text:p>36661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0972">
                <text:p>30609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77493">
                <text:p>29774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98810">
                <text:p>34988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53061">
                <text:p>29530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42028">
                <text:p>35420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0173">
                <text:p>31001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82769">
                <text:p>28827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0085">
                <text:p>27100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14960">
                <text:p>28149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50841">
                <text:p>37508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78536">
                <text:p>38785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87793">
                <text:p>31877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62568">
                <text:p>29625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45361">
                <text:p>32453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19926">
                <text:p>29199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07971">
                <text:p>31079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01686">
                <text:p>31016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00375">
                <text:p>2900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99972">
                <text:p>31999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46487">
                <text:p>51464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14699">
                <text:p>4114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23423">
                <text:p>31234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03491">
                <text:p>29034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51214">
                <text:p>31512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34422">
                <text:p>30344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81767">
                <text:p>29817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55724">
                <text:p>34557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39243">
                <text:p>31392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35050">
                <text:p>32350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78947">
                <text:p>29789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08644">
                <text:p>31086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26285">
                <text:p>31262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97552">
                <text:p>28975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13487">
                <text:p>32134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33176">
                <text:p>5133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12955">
                <text:p>42129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76121">
                <text:p>31761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95274">
                <text:p>28952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93657">
                <text:p>31936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5739">
                <text:p>30457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88147">
                <text:p>32881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23955">
                <text:p>31239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87863">
                <text:p>28878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78226">
                <text:p>32782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78865">
                <text:p>29788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20679">
                <text:p>30206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49194">
                <text:p>31491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99715">
                <text:p>28997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02776">
                <text:p>32027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15074">
                <text:p>30150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42772">
                <text:p>30427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72795">
                <text:p>34727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27008">
                <text:p>29270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15957">
                <text:p>32159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56103">
                <text:p>2956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26738">
                <text:p>30267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55962">
                <text:p>31559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81091">
                <text:p>31810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90997">
                <text:p>34909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68807">
                <text:p>28688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72234">
                <text:p>30722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47564">
                <text:p>46475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52281">
                <text:p>50522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30518">
                <text:p>32305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11494">
                <text:p>30114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35196">
                <text:p>33351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74340">
                <text:p>32743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67913">
                <text:p>29679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82373">
                <text:p>31823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95952">
                <text:p>31959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81949">
                <text:p>29819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88019">
                <text:p>32880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19633">
                <text:p>30196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56781">
                <text:p>31567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74364">
                <text:p>31743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40638">
                <text:p>31406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99217">
                <text:p>31992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76135">
                <text:p>29761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42417">
                <text:p>33424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876293">
                <text:p>48762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12317">
                <text:p>47123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38440">
                <text:p>33384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68626">
                <text:p>36686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88636">
                <text:p>31886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69780">
                <text:p>29697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77876">
                <text:p>30778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49153">
                <text:p>31491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01031">
                <text:p>29010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27211">
                <text:p>32272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90083">
                <text:p>29900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16648">
                <text:p>30166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80992">
                <text:p>33809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00076">
                <text:p>29000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71397">
                <text:p>32713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87042">
                <text:p>32870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09536">
                <text:p>31095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52141">
                <text:p>46521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33236">
                <text:p>48332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48877">
                <text:p>32488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58839">
                <text:p>29588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51732">
                <text:p>30517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72052">
                <text:p>33720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37800">
                <text:p>29378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29178">
                <text:p>33291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04799">
                <text:p>30047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60339">
                <text:p>31603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40867">
                <text:p>44408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748988">
                <text:p>47489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29044">
                <text:p>35290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67984">
                <text:p>29679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51067">
                <text:p>33510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06545">
                <text:p>31065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48714">
                <text:p>30487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41944">
                <text:p>32419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83708">
                <text:p>29837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73530">
                <text:p>31735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90321">
                <text:p>30903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35064">
                <text:p>29350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75343">
                <text:p>32753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77929">
                <text:p>31779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47662">
                <text:p>35476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03954">
                <text:p>52039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15431">
                <text:p>43154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70072">
                <text:p>34700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27570">
                <text:p>29275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86959">
                <text:p>32869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80643">
                <text:p>49806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36369">
                <text:p>31363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15301">
                <text:p>29153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69140">
                <text:p>39691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79907">
                <text:p>35799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09641">
                <text:p>33096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7824">
                <text:p>31078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76419">
                <text:p>31764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64118">
                <text:p>29641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70106">
                <text:p>34701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75584">
                <text:p>52755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87369">
                <text:p>41873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05256">
                <text:p>32052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59432">
                <text:p>29594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26064">
                <text:p>32260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105924">
                <text:p>51059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10969">
                <text:p>29109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85658">
                <text:p>30856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76440">
                <text:p>377644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18500">
                <text:p>38185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33597">
                <text:p>32335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20752">
                <text:p>29207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22506">
                <text:p>31225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83415">
                <text:p>41834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64932">
                <text:p>48649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46515">
                <text:p>33465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62469">
                <text:p>29624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38590">
                <text:p>303859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53165">
                <text:p>34531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73604">
                <text:p>31736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20138">
                <text:p>35201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08828">
                <text:p>29088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53562">
                <text:p>33535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83957">
                <text:p>44839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4678">
                <text:p>47246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272575">
                <text:p>32725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25212">
                <text:p>29252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06456">
                <text:p>32064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244245">
                <text:p>32442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75335">
                <text:p>31753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50146">
                <text:p>35501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75344">
                <text:p>29753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99757">
                <text:p>30997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78146">
                <text:p>42781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77343">
                <text:p>49773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78416">
                <text:p>33784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20147">
                <text:p>30201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60608">
                <text:p>33606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75852">
                <text:p>31758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02779">
                <text:p>29027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87199">
                <text:p>32871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264286">
                <text:p>52642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75457">
                <text:p>41754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69907">
                <text:p>31699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03864">
                <text:p>32038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06867">
                <text:p>36068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06970">
                <text:p>32069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51273">
                <text:p>34512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732087">
                <text:p>47320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25452">
                <text:p>29254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61373">
                <text:p>29613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48941">
                <text:p>35489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18961">
                <text:p>39189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52788">
                <text:p>31527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89687">
                <text:p>28896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72837">
                <text:p>33728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51329">
                <text:p>49513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06141">
                <text:p>27061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29069">
                <text:p>29290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28901">
                <text:p>40289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17457">
                <text:p>36174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281661">
                <text:p>32816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69602">
                <text:p>33696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81752">
                <text:p>33817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58953">
                <text:p>31589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56518">
                <text:p>34565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23957">
                <text:p>29239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75577">
                <text:p>33755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639492">
                <text:p>46394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43127">
                <text:p>46431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89246">
                <text:p>32892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55766">
                <text:p>32557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11538">
                <text:p>34115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49501">
                <text:p>30495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29657">
                <text:p>30296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48320">
                <text:p>324832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32851">
                <text:p>29328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85929">
                <text:p>34859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36421">
                <text:p>30364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07868">
                <text:p>31078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08352">
                <text:p>39083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92385">
                <text:p>51923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13520">
                <text:p>351352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61124">
                <text:p>30611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13296">
                <text:p>30132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269694">
                <text:p>32696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25457">
                <text:p>30254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17121">
                <text:p>33171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80580">
                <text:p>44805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864947">
                <text:p>48649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850450">
                <text:p>385045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391735">
                <text:p>33917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85409">
                <text:p>30854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73899">
                <text:p>33738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79064">
                <text:p>29790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68411">
                <text:p>32684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34304">
                <text:p>31343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67156">
                <text:p>31671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353263">
                <text:p>33532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72286">
                <text:p>32722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45224">
                <text:p>33452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69347">
                <text:p>29693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92463">
                <text:p>31924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78397">
                <text:p>44783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940782">
                <text:p>49407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345384">
                <text:p>33453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38188">
                <text:p>30381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72121">
                <text:p>31721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74373">
                <text:p>31743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53937">
                <text:p>30539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70037">
                <text:p>32700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71445">
                <text:p>29714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53685">
                <text:p>32536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647991">
                <text:p>46479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62873">
                <text:p>47628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41194">
                <text:p>33411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33626">
                <text:p>30336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99496">
                <text:p>31994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51884">
                <text:p>33518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58822">
                <text:p>31588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55415">
                <text:p>37554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284766">
                <text:p>52847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57416">
                <text:p>36574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19758">
                <text:p>33197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38449">
                <text:p>31384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26385">
                <text:p>32263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96896">
                <text:p>31968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60178">
                <text:p>30601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68241">
                <text:p>29682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175635">
                <text:p>41756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64703">
                <text:p>36647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52789">
                <text:p>32527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69045">
                <text:p>30690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70906">
                <text:p>32709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15262">
                <text:p>29152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276810">
                <text:p>327681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979903">
                <text:p>49799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619412">
                <text:p>46194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00853">
                <text:p>33008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05588">
                <text:p>30055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60425">
                <text:p>35604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096104">
                <text:p>50961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02391">
                <text:p>46023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10444">
                <text:p>32104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54445">
                <text:p>29544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70203">
                <text:p>33702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71762">
                <text:p>32717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16848">
                <text:p>32168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395049">
                <text:p>33950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399665">
                <text:p>43996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836431">
                <text:p>48364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227145">
                <text:p>32271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996028">
                <text:p>29960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02654">
                <text:p>31026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1035">
                <text:p>31310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37764">
                <text:p>29377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42434">
                <text:p>32424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54930">
                <text:p>295493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084927">
                <text:p>30849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22271">
                <text:p>31222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07997">
                <text:p>29079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19952">
                <text:p>32199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880774">
                <text:p>48807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38394">
                <text:p>27383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197772">
                <text:p>31977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30471">
                <text:p>39304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779757">
                <text:p>37797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40860">
                <text:p>304086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80437">
                <text:p>29804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35123">
                <text:p>32351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28737">
                <text:p>29287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194909">
                <text:p>31949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93933">
                <text:p>29939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292079">
                <text:p>32920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169597">
                <text:p>41695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972638">
                <text:p>49726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36364">
                <text:p>37363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94375">
                <text:p>29943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03331">
                <text:p>30033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221529">
                <text:p>32215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85289">
                <text:p>28852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69929">
                <text:p>34699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59676">
                <text:p>54596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62993">
                <text:p>44629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263383">
                <text:p>32633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239931">
                <text:p>32399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283413">
                <text:p>32834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77072">
                <text:p>29770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381644">
                <text:p>33816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23467">
                <text:p>44234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224210">
                <text:p>322421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17988">
                <text:p>28179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65078">
                <text:p>34650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04158">
                <text:p>41041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248202">
                <text:p>32482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26703">
                <text:p>32267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68851">
                <text:p>35688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744049">
                <text:p>57440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957835">
                <text:p>39578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70806">
                <text:p>30708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68215">
                <text:p>28682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284440">
                <text:p>328444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990192">
                <text:p>29901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93676">
                <text:p>30936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10683">
                <text:p>33106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201083">
                <text:p>32010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482186">
                <text:p>34821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97783">
                <text:p>28977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330756">
                <text:p>33307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237608">
                <text:p>52376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88897">
                <text:p>28888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138934">
                <text:p>31389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900187">
                <text:p>390018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28621">
                <text:p>36286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65453">
                <text:p>30654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78092">
                <text:p>29780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67887">
                <text:p>32678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017824">
                <text:p>30178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054916">
                <text:p>30549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97305">
                <text:p>38973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068615">
                <text:p>50686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11777">
                <text:p>35117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051760">
                <text:p>305176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030834">
                <text:p>30308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270120">
                <text:p>327012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911571">
                <text:p>29115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255168">
                <text:p>32551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206250">
                <text:p>520625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20772">
                <text:p>27207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149820">
                <text:p>314982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25766">
                <text:p>39257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622892">
                <text:p>36228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346885">
                <text:p>33468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83191">
                <text:p>30831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150645">
                <text:p>31506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971103">
                <text:p>29711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193344">
                <text:p>31933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000783">
                <text:p>30007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37144">
                <text:p>303714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435324">
                <text:p>34353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75496">
                <text:p>29754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475357">
                <text:p>34753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932019">
                <text:p>29320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191914">
                <text:p>31919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71691">
                <text:p>41716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92162">
                <text:p>48921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358463">
                <text:p>33584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157263">
                <text:p>31572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40535">
                <text:p>30405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126290">
                <text:p>312629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78658">
                <text:p>28786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441690">
                <text:p>344169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102231">
                <text:p>51022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59702">
                <text:p>42597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438143">
                <text:p>34381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151864">
                <text:p>31518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197952">
                <text:p>31979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954932">
                <text:p>29549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082699">
                <text:p>308269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139091">
                <text:p>31390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181131">
                <text:p>318113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215060">
                <text:p>321506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02442">
                <text:p>29024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126500">
                <text:p>31265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48978">
                <text:p>43489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865082">
                <text:p>48650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377625">
                <text:p>33776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191500">
                <text:p>31915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145435">
                <text:p>31454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197053">
                <text:p>31970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96830">
                <text:p>289683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233217">
                <text:p>32332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68634">
                <text:p>29686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050377">
                <text:p>30503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087954">
                <text:p>408795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971431">
                <text:p>49714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37205">
                <text:p>34372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21705">
                <text:p>30217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136894">
                <text:p>31368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193700">
                <text:p>31937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309496">
                <text:p>33094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291001">
                <text:p>32910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191050">
                <text:p>519105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128376">
                <text:p>412837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134430">
                <text:p>313443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095575">
                <text:p>30955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04881">
                <text:p>290488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246863">
                <text:p>32468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972795">
                <text:p>29727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082711">
                <text:p>30827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884377">
                <text:p>38843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927516">
                <text:p>49275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520117">
                <text:p>35201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007320">
                <text:p>300732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939892">
                <text:p>29398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272705">
                <text:p>32727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213709">
                <text:p>32137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302206">
                <text:p>33022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200774">
                <text:p>52007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343924">
                <text:p>43439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247934">
                <text:p>32479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42230">
                <text:p>294223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453691">
                <text:p>34536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052945">
                <text:p>30529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037575">
                <text:p>30375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195968">
                <text:p>319596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34447">
                <text:p>29344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226936">
                <text:p>32269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02130">
                <text:p>300213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138090">
                <text:p>313809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177295">
                <text:p>31772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888195">
                <text:p>28881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247309">
                <text:p>324730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01633">
                <text:p>30016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116851">
                <text:p>311685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381450">
                <text:p>438145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642711">
                <text:p>36427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09597">
                <text:p>28095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935579">
                <text:p>29355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63912">
                <text:p>25639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74795">
                <text:p>27747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73447">
                <text:p>30734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613501">
                <text:p>26135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92180">
                <text:p>259218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30729">
                <text:p>263072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75733">
                <text:p>26757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62602">
                <text:p>25626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02771">
                <text:p>26027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56857">
                <text:p>25568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77202">
                <text:p>257720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81733">
                <text:p>25817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573884">
                <text:p>25738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564539">
                <text:p>25645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98978">
                <text:p>25989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588543">
                <text:p>25885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54252">
                <text:p>285425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69021">
                <text:p>25690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67171">
                <text:p>25671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95509">
                <text:p>259550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77912">
                <text:p>25779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579258">
                <text:p>25792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66956">
                <text:p>2566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467cm" svg:height="8.994cm" xlink:href=".." xlink:type="simple" chart:class="chart:line" chart:style-name="ch1">
        <chart:legend chart:legend-position="end" svg:x="31.204cm" svg:y="4.198cm" style:legend-expansion="high" chart:style-name="ch2"/>
        <chart:plot-area chart:style-name="ch3" table:cell-range-address="Sheet1.D1:Sheet1.D575" svg:x="0.669cm" svg:y="0.179cm" svg:width="29.866cm" svg:height="8.636cm">
          <chartooo:coordinate-region svg:x="2.216cm" svg:y="0.3cm" svg:width="28.319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575" chart:class="chart:line">
            <chart:data-point chart:repeated="57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10707">
                <text:p>1310707</text:p>
                <draw:g>
                  <svg:desc>Sheet1.D1:Sheet1.D5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3645">
                <text:p>1333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13088">
                <text:p>1913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151">
                <text:p>2600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22910">
                <text:p>28229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78310">
                <text:p>25783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4259">
                <text:p>2644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2536">
                <text:p>2562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2938">
                <text:p>2572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68464">
                <text:p>2568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1253">
                <text:p>27512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82640">
                <text:p>25826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8589">
                <text:p>13085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5156">
                <text:p>12051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9740">
                <text:p>13497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83354">
                <text:p>1383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42115">
                <text:p>1242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13000">
                <text:p>1213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89221">
                <text:p>12892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3154">
                <text:p>12331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93894">
                <text:p>1193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0327">
                <text:p>12103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3778">
                <text:p>1233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1169">
                <text:p>12311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83533">
                <text:p>11835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6383">
                <text:p>11663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0977">
                <text:p>12009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2960">
                <text:p>13529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7629">
                <text:p>12276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7740">
                <text:p>13077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84758">
                <text:p>1384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27687">
                <text:p>12276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67636">
                <text:p>1267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91620">
                <text:p>11916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92382">
                <text:p>12923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7007">
                <text:p>11870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76672">
                <text:p>1176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23573">
                <text:p>12235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79839">
                <text:p>12798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78835">
                <text:p>13788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92092">
                <text:p>13920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3740">
                <text:p>12337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27505">
                <text:p>13275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0186">
                <text:p>1320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2937">
                <text:p>1322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95764">
                <text:p>12957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6018">
                <text:p>12560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14450">
                <text:p>12144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31976">
                <text:p>1231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7806">
                <text:p>13178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76534">
                <text:p>12765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96721">
                <text:p>129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91537">
                <text:p>11915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14291">
                <text:p>12142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94990">
                <text:p>12949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38734">
                <text:p>12387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0314">
                <text:p>12503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13032">
                <text:p>14130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26481">
                <text:p>20264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15408">
                <text:p>19154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0504">
                <text:p>11805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89100">
                <text:p>1289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6657">
                <text:p>12666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8364">
                <text:p>12883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27862">
                <text:p>14278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48094">
                <text:p>20480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1572">
                <text:p>13615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17996">
                <text:p>12179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11132">
                <text:p>12111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6903">
                <text:p>11869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00646">
                <text:p>12006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949">
                <text:p>12609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5306">
                <text:p>13253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7275">
                <text:p>13372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99368">
                <text:p>12993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44417">
                <text:p>24444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47177">
                <text:p>28471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38206">
                <text:p>2638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75533">
                <text:p>26755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47681">
                <text:p>26476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33315">
                <text:p>28333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25500">
                <text:p>26255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29141">
                <text:p>26291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30304">
                <text:p>26303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50274">
                <text:p>28502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49944">
                <text:p>26499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24891">
                <text:p>26248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26974">
                <text:p>26269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23635">
                <text:p>26236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32579">
                <text:p>28325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31278">
                <text:p>28312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32901">
                <text:p>26329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22912">
                <text:p>30229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85006">
                <text:p>26850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80497">
                <text:p>26804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03391">
                <text:p>28033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74260">
                <text:p>45742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08132">
                <text:p>31081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33014">
                <text:p>28330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67169">
                <text:p>29671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25144">
                <text:p>30251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98093">
                <text:p>27980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66488">
                <text:p>33664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84878">
                <text:p>29848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85703">
                <text:p>27857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14258">
                <text:p>26142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18512">
                <text:p>27185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17120">
                <text:p>31171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19831">
                <text:p>40198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88127">
                <text:p>30881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05286">
                <text:p>28052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43695">
                <text:p>30436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97899">
                <text:p>31978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87400">
                <text:p>28874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47824">
                <text:p>31478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04803">
                <text:p>28048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15632">
                <text:p>30156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63986">
                <text:p>40639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98144">
                <text:p>4698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95284">
                <text:p>3295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13485">
                <text:p>29134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25450">
                <text:p>29254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22412">
                <text:p>33224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91159">
                <text:p>27911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28863">
                <text:p>30288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62660">
                <text:p>29626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39463">
                <text:p>28394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03433">
                <text:p>31034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73882">
                <text:p>29738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62150">
                <text:p>31621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70834">
                <text:p>29708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04642">
                <text:p>28046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99958">
                <text:p>30999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899764">
                <text:p>48997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36780">
                <text:p>41367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29222">
                <text:p>33292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05126">
                <text:p>28051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46835">
                <text:p>30468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52923">
                <text:p>29529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80645">
                <text:p>30806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08316">
                <text:p>31083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91359">
                <text:p>27913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88046">
                <text:p>29880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31243">
                <text:p>32312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28189">
                <text:p>28281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09052">
                <text:p>31090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42479">
                <text:p>28424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1135">
                <text:p>29511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28347">
                <text:p>30283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97833">
                <text:p>27978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87778">
                <text:p>30877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09048">
                <text:p>29090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82583">
                <text:p>28825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57370">
                <text:p>32573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00291">
                <text:p>28002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35874">
                <text:p>32358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29504">
                <text:p>29295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65374">
                <text:p>28653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09109">
                <text:p>31091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19087">
                <text:p>30190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23045">
                <text:p>30230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03951">
                <text:p>42039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43741">
                <text:p>46437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09820">
                <text:p>32098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98998">
                <text:p>28989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95563">
                <text:p>28955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18777">
                <text:p>33187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25378">
                <text:p>30253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03999">
                <text:p>31039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05950">
                <text:p>29059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33365">
                <text:p>28333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89995">
                <text:p>28899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20624">
                <text:p>33206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00402">
                <text:p>28004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56414">
                <text:p>30564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27258">
                <text:p>29272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52783">
                <text:p>28527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03866">
                <text:p>31038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46217">
                <text:p>28462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28949">
                <text:p>30289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364650">
                <text:p>436465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17939">
                <text:p>50179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35996">
                <text:p>34359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64721">
                <text:p>30647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276665">
                <text:p>32766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58475">
                <text:p>29584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36388">
                <text:p>28363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14710">
                <text:p>31147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31497">
                <text:p>28314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17792">
                <text:p>32177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12384">
                <text:p>32123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01643">
                <text:p>30016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13917">
                <text:p>31139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17663">
                <text:p>28176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74594">
                <text:p>29745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15661">
                <text:p>30156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03213">
                <text:p>28032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64888">
                <text:p>33648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887804">
                <text:p>48878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165820">
                <text:p>41658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20085">
                <text:p>31200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13388">
                <text:p>28133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03983">
                <text:p>30039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80291">
                <text:p>29802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09248">
                <text:p>28092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50563">
                <text:p>33505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54098">
                <text:p>30540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78642">
                <text:p>31786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02024">
                <text:p>41020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90648">
                <text:p>46906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67754">
                <text:p>32677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15988">
                <text:p>29159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84104">
                <text:p>28841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91718">
                <text:p>30917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68752">
                <text:p>29687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83253">
                <text:p>32832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21058">
                <text:p>29210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70588">
                <text:p>28705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12934">
                <text:p>31129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03348">
                <text:p>28033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02138">
                <text:p>30021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90234">
                <text:p>29902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18151">
                <text:p>28181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13859">
                <text:p>31138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37930">
                <text:p>493793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132172">
                <text:p>41321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99828">
                <text:p>30998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01796">
                <text:p>28017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37236">
                <text:p>30372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136833">
                <text:p>41368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899930">
                <text:p>389993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25632">
                <text:p>27256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34627">
                <text:p>30346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131614">
                <text:p>41316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98103">
                <text:p>30981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99938">
                <text:p>27999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29167">
                <text:p>30291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63520">
                <text:p>296352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36293">
                <text:p>28362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43689">
                <text:p>31436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42741">
                <text:p>50427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10454">
                <text:p>40104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78021">
                <text:p>30780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20737">
                <text:p>30207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63916">
                <text:p>30639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71007">
                <text:p>44710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25414">
                <text:p>29254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28008">
                <text:p>29280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40067">
                <text:p>30400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84960">
                <text:p>408496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42728">
                <text:p>31427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82378">
                <text:p>29823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16972">
                <text:p>28169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11953">
                <text:p>31119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950740">
                <text:p>495074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18777">
                <text:p>41187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102684">
                <text:p>31026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98539">
                <text:p>27985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15696">
                <text:p>30156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67473">
                <text:p>29674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89006">
                <text:p>29890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47735">
                <text:p>33477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00925">
                <text:p>28009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42218">
                <text:p>32422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49313">
                <text:p>41493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674497">
                <text:p>46744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246813">
                <text:p>32468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99283">
                <text:p>28992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16623">
                <text:p>29166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14691">
                <text:p>31146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67102">
                <text:p>28671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77067">
                <text:p>29770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47547">
                <text:p>30475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04005">
                <text:p>28040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89624">
                <text:p>30896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58034">
                <text:p>45580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67245">
                <text:p>44672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12800">
                <text:p>31128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36785">
                <text:p>28367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45501">
                <text:p>29455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40409">
                <text:p>30404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94525">
                <text:p>27945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76849">
                <text:p>30768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996969">
                <text:p>49969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88694">
                <text:p>42886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34903">
                <text:p>31349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20305">
                <text:p>28203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77709">
                <text:p>29777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39215">
                <text:p>32392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81034">
                <text:p>30810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21623">
                <text:p>31216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796370">
                <text:p>479637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22808">
                <text:p>26228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91496">
                <text:p>27914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44311">
                <text:p>35443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03001">
                <text:p>37030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94816">
                <text:p>30948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52037">
                <text:p>30520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02046">
                <text:p>31020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06506">
                <text:p>48065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39603">
                <text:p>26396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74345">
                <text:p>27743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28079">
                <text:p>34280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64625">
                <text:p>37646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19812">
                <text:p>30198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02029">
                <text:p>28020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40347">
                <text:p>31403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05788">
                <text:p>31057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933210">
                <text:p>29332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52924">
                <text:p>30529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30031">
                <text:p>30300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95266">
                <text:p>30952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96743">
                <text:p>46967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316839">
                <text:p>43168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08936">
                <text:p>31089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30551">
                <text:p>28305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48955">
                <text:p>32489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98301">
                <text:p>29983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07475">
                <text:p>28074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11980">
                <text:p>311198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61476">
                <text:p>28614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27678">
                <text:p>29276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45613">
                <text:p>30456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95313">
                <text:p>27953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091028">
                <text:p>30910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509146">
                <text:p>45091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516304">
                <text:p>45163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119058">
                <text:p>31190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45914">
                <text:p>28459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29785">
                <text:p>32297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007414">
                <text:p>30074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09886">
                <text:p>280988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89083">
                <text:p>338908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04502">
                <text:p>44045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594172">
                <text:p>45941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89877">
                <text:p>37898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17388">
                <text:p>30173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03690">
                <text:p>280369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57884">
                <text:p>33578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68747">
                <text:p>28687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199151">
                <text:p>31991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36910">
                <text:p>303691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26295">
                <text:p>30262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108874">
                <text:p>31088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83738">
                <text:p>28837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23483">
                <text:p>292348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302862">
                <text:p>33028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10032">
                <text:p>30100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110675">
                <text:p>31106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768254">
                <text:p>47682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57195">
                <text:p>42571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101612">
                <text:p>31016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04487">
                <text:p>280448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09888">
                <text:p>32098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200289">
                <text:p>32002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113615">
                <text:p>31136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105970">
                <text:p>310597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09015">
                <text:p>28090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82877">
                <text:p>31828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111546">
                <text:p>41115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05438">
                <text:p>47054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266895">
                <text:p>32668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09327">
                <text:p>29093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89704">
                <text:p>28897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94673">
                <text:p>30946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796558">
                <text:p>27965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266911">
                <text:p>32669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20391">
                <text:p>43203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10409">
                <text:p>46104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138878">
                <text:p>31388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83143">
                <text:p>308314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32340">
                <text:p>293234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04430">
                <text:p>320443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005665">
                <text:p>30056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625939">
                <text:p>26259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14667">
                <text:p>27146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047862">
                <text:p>30478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69465">
                <text:p>406946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94775">
                <text:p>30947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46855">
                <text:p>30468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057405">
                <text:p>30574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932489">
                <text:p>29324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122547">
                <text:p>31225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211601">
                <text:p>32116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120356">
                <text:p>51203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6217">
                <text:p>38562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166060">
                <text:p>316606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37709">
                <text:p>30377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106331">
                <text:p>31063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922868">
                <text:p>49228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123327">
                <text:p>41233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324159">
                <text:p>33241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791009">
                <text:p>27910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37407">
                <text:p>30374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46297">
                <text:p>29462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40430">
                <text:p>284043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110302">
                <text:p>31103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07186">
                <text:p>31071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979656">
                <text:p>49796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87291">
                <text:p>40872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093925">
                <text:p>30939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798923">
                <text:p>27989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032997">
                <text:p>30329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964914">
                <text:p>29649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069145">
                <text:p>30691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108244">
                <text:p>31082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00695">
                <text:p>28006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81397">
                <text:p>29813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93561">
                <text:p>29935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98085">
                <text:p>279808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114845">
                <text:p>31148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796225">
                <text:p>47962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19841">
                <text:p>26198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769776">
                <text:p>27697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59025">
                <text:p>35590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829629">
                <text:p>38296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051949">
                <text:p>30519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95341">
                <text:p>27953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085847">
                <text:p>30858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01475">
                <text:p>29014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85371">
                <text:p>28853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097509">
                <text:p>309750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03679">
                <text:p>28036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028648">
                <text:p>30286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177484">
                <text:p>417748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650199">
                <text:p>46501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211999">
                <text:p>321199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889685">
                <text:p>28896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87665">
                <text:p>28876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086600">
                <text:p>30866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98418">
                <text:p>27984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032585">
                <text:p>30325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28514">
                <text:p>45285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631664">
                <text:p>46316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137457">
                <text:p>31374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88417">
                <text:p>28884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163662">
                <text:p>31636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214091">
                <text:p>321409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00194">
                <text:p>280019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097986">
                <text:p>30979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724606">
                <text:p>47246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30381">
                <text:p>283038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734169">
                <text:p>27341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211143">
                <text:p>32111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936400">
                <text:p>39364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067558">
                <text:p>30675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13111">
                <text:p>28131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061605">
                <text:p>30616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4717">
                <text:p>44847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42348">
                <text:p>45423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111351">
                <text:p>31113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085013">
                <text:p>30850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151264">
                <text:p>315126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242539">
                <text:p>324253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825229">
                <text:p>28252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118603">
                <text:p>31186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39209">
                <text:p>28392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199934">
                <text:p>31999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018659">
                <text:p>30186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802297">
                <text:p>280229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125265">
                <text:p>31252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84478">
                <text:p>47844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28052">
                <text:p>26280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726799">
                <text:p>27267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166034">
                <text:p>31660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996158">
                <text:p>39961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71779">
                <text:p>30717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792195">
                <text:p>27921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45657">
                <text:p>304565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956826">
                <text:p>29568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23181">
                <text:p>302318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106552">
                <text:p>31065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095404">
                <text:p>50954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166013">
                <text:p>41660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120570">
                <text:p>312057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05322">
                <text:p>28053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214593">
                <text:p>321459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959237">
                <text:p>29592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36717">
                <text:p>28367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121384">
                <text:p>312138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8612">
                <text:p>48086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831845">
                <text:p>28318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769060">
                <text:p>276906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14340">
                <text:p>361434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615574">
                <text:p>361557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992119">
                <text:p>29921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31394">
                <text:p>28313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116676">
                <text:p>31166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851966">
                <text:p>28519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57559">
                <text:p>29575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039870">
                <text:p>30398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10463">
                <text:p>28104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085315">
                <text:p>30853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925109">
                <text:p>292510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890435">
                <text:p>289043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330045">
                <text:p>33300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23803">
                <text:p>28238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302594">
                <text:p>330259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554783">
                <text:p>455478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460230">
                <text:p>446023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108166">
                <text:p>310816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842779">
                <text:p>284277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203799">
                <text:p>32037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187990">
                <text:p>318799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03360">
                <text:p>280336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101003">
                <text:p>310100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888620">
                <text:p>488862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179999">
                <text:p>41799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366629">
                <text:p>336662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804555">
                <text:p>28045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045126">
                <text:p>30451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956798">
                <text:p>295679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49281">
                <text:p>284928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117974">
                <text:p>311797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822069">
                <text:p>282206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226476">
                <text:p>32264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90855">
                <text:p>29908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10567">
                <text:p>28105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121573">
                <text:p>312157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911603">
                <text:p>491160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155151">
                <text:p>415515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111674">
                <text:p>311167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59901">
                <text:p>295990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019975">
                <text:p>30199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986050">
                <text:p>298605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78393">
                <text:p>30783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115316">
                <text:p>31153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803711">
                <text:p>28037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241563">
                <text:p>32415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118512">
                <text:p>41185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678051">
                <text:p>467805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263021">
                <text:p>326302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903321">
                <text:p>290332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920190">
                <text:p>292019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113035">
                <text:p>311303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798625">
                <text:p>27986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029463">
                <text:p>30294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184003">
                <text:p>418400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645876">
                <text:p>464587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400836">
                <text:p>340083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877501">
                <text:p>28775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821353">
                <text:p>28213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903143">
                <text:p>290314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085017">
                <text:p>30850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802837">
                <text:p>280283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038039">
                <text:p>303803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277359">
                <text:p>427735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610938">
                <text:p>46109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153441">
                <text:p>31534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877911">
                <text:p>28779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152670">
                <text:p>315267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279466">
                <text:p>32794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92400">
                <text:p>27924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104595">
                <text:p>310459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677780">
                <text:p>46777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341510">
                <text:p>434151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111792">
                <text:p>311179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047942">
                <text:p>304794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994747">
                <text:p>299474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992678">
                <text:p>299267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794798">
                <text:p>279479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359976">
                <text:p>335997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34282">
                <text:p>283428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197338">
                <text:p>319733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006529">
                <text:p>300652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791837">
                <text:p>279183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120572">
                <text:p>312057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103544">
                <text:p>310354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936312">
                <text:p>29363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277274">
                <text:p>32772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796426">
                <text:p>279642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101987">
                <text:p>310198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112776">
                <text:p>511277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629424">
                <text:p>26294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967158">
                <text:p>29671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